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Normale" style:font-charset="x-symbol"/>
    <style:font-face style:name="Wingdings1" svg:font-family="Wingdings" style:font-adornments="Normale" style:font-charset="x-symbol"/>
    <style:font-face style:name="Wingdings" svg:font-family="Wingdings"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a5" style:family="table">
      <style:table-properties style:width="18.898cm" fo:break-before="column" table:align="left" style:writing-mode="lr-tb" table:border-model="separating"/>
    </style:style>
    <style:style style:name="Tabella5.A" style:family="table-column">
      <style:table-column-properties style:column-width="3.999cm"/>
    </style:style>
    <style:style style:name="Tabella5.B" style:family="table-column">
      <style:table-column-properties style:column-width="10.5cm"/>
    </style:style>
    <style:style style:name="Tabella5.C" style:family="table-column">
      <style:table-column-properties style:column-width="4.399cm"/>
    </style:style>
    <style:style style:name="Tabella5.A1" style:family="table-cell">
      <style:table-cell-properties fo:padding="0cm" fo:border="none"/>
    </style:style>
    <style:style style:name="Tabella5.2" style:family="table-row">
      <style:table-row-properties style:min-row-height="2.981cm"/>
    </style:style>
    <style:style style:name="Tabella5.A2" style:family="table-cell">
      <style:table-cell-properties fo:background-color="transparent" fo:padding="0.049cm" fo:border="0.05pt solid #999999">
        <style:background-image/>
      </style:table-cell-properties>
    </style:style>
    <style:style style:name="Tabella5.C2" style:family="table-cell">
      <style:table-cell-properties fo:padding="0.049cm" fo:border="0.05pt solid #999999"/>
    </style:style>
    <style:style style:name="Tabella9" style:family="table">
      <style:table-properties style:width="19.202cm" table:align="margins" style:writing-mode="lr-tb"/>
    </style:style>
    <style:style style:name="Tabella9.A" style:family="table-column">
      <style:table-column-properties style:column-width="9.601cm" style:rel-column-width="32767*"/>
    </style:style>
    <style:style style:name="Tabella9.B" style:family="table-column">
      <style:table-column-properties style:column-width="9.601cm" style:rel-column-width="32768*"/>
    </style:style>
    <style:style style:name="Tabella9.1" style:family="table-row">
      <style:table-row-properties fo:keep-together="always"/>
    </style:style>
    <style:style style:name="Tabella9.A1" style:family="table-cell">
      <style:table-cell-properties fo:padding="0.097cm" fo:border="none"/>
    </style:style>
    <style:style style:name="Tabella3" style:family="table">
      <style:table-properties style:width="19.202cm" table:align="margins" style:writing-mode="lr-tb"/>
    </style:style>
    <style:style style:name="Tabella3.A" style:family="table-column">
      <style:table-column-properties style:column-width="19.202cm" style:rel-column-width="65535*"/>
    </style:style>
    <style:style style:name="Tabella3.A1" style:family="table-cell">
      <style:table-cell-properties fo:background-color="#eeeeee" fo:padding="0.097cm" fo:border="1.5pt solid #009900">
        <style:background-image/>
      </style:table-cell-properties>
    </style:style>
    <style:style style:name="Tabella2" style:family="table">
      <style:table-properties style:width="19.202cm" table:align="margins" style:writing-mode="lr-tb"/>
    </style:style>
    <style:style style:name="Tabella2.A" style:family="table-column">
      <style:table-column-properties style:column-width="19.202cm" style:rel-column-width="65535*"/>
    </style:style>
    <style:style style:name="Tabella2.A1" style:family="table-cell">
      <style:table-cell-properties fo:background-color="#eeeeee" fo:padding="0.097cm" fo:border="1.5pt solid #009900">
        <style:background-image/>
      </style:table-cell-properties>
    </style:style>
    <style:style style:name="Tabella33" style:family="table">
      <style:table-properties style:width="18.5cm" fo:margin-left="-0.191cm" fo:break-before="page" table:align="left" style:writing-mode="lr-tb"/>
    </style:style>
    <style:style style:name="Tabella33.A" style:family="table-column">
      <style:table-column-properties style:column-width="18.5cm"/>
    </style:style>
    <style:style style:name="Tabella33.1" style:family="table-row">
      <style:table-row-properties style:min-row-height="0.993cm" fo:keep-together="auto"/>
    </style:style>
    <style:style style:name="Tabella33.A1" style:family="table-cell">
      <style:table-cell-properties style:vertical-align="middle" fo:background-color="#e6e6e6" fo:padding-left="0.191cm" fo:padding-right="0.191cm" fo:padding-top="0cm" fo:padding-bottom="0cm" fo:border="none" style:writing-mode="lr-tb">
        <style:background-image/>
      </style:table-cell-properties>
    </style:style>
    <style:style style:name="Tabella1" style:family="table">
      <style:table-properties style:width="18.5cm" fo:margin-left="0.36cm" table:align="left" style:writing-mode="lr-tb"/>
    </style:style>
    <style:style style:name="Tabella1.A" style:family="table-column">
      <style:table-column-properties style:column-width="2cm"/>
    </style:style>
    <style:style style:name="Tabella1.B" style:family="table-column">
      <style:table-column-properties style:column-width="8.5cm"/>
    </style:style>
    <style:style style:name="Tabella1.C" style:family="table-column">
      <style:table-column-properties style:column-width="7.999cm"/>
    </style:style>
    <style:style style:name="Tabella1.1" style:family="table-row">
      <style:table-row-properties style:min-row-height="1cm" fo:keep-together="auto"/>
    </style:style>
    <style:style style:name="Tabella1.A1" style:family="table-cell">
      <style:table-cell-properties style:vertical-align="middle" fo:background-color="#d9d9d9"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ella1.2" style:family="table-row">
      <style:table-row-properties style:min-row-height="1.402cm" fo:keep-together="auto"/>
    </style:style>
    <style:style style:name="Tabella1.A2" style:family="table-cell">
      <style:table-cell-properties style:vertical-align="middle" fo:background-color="#f2f2f2" fo:padding-left="0.191cm" fo:padding-right="0.191cm" fo:padding-top="0cm" fo:padding-bottom="0cm" fo:border-left="0.5pt solid #000000" fo:border-right="none" fo:border-top="0.5pt solid #000000" fo:border-bottom="0.5pt solid #c0c0c0" style:writing-mode="lr-tb">
        <style:background-image/>
      </style:table-cell-properties>
    </style:style>
    <style:style style:name="Tabella1.B2" style:family="table-cell">
      <style:table-cell-properties style:vertical-align="middle" fo:background-color="#f2f2f2" fo:padding-left="0.191cm" fo:padding-right="0.191cm" fo:padding-top="0cm" fo:padding-bottom="0cm" fo:border-left="0.5pt solid #c0c0c0" fo:border-right="none" fo:border-top="0.5pt solid #000000" fo:border-bottom="0.5pt solid #c0c0c0" style:writing-mode="lr-tb">
        <style:background-image/>
      </style:table-cell-properties>
    </style:style>
    <style:style style:name="Tabella1.C2" style:family="table-cell">
      <style:table-cell-properties style:vertical-align="middle" fo:background-color="#f2f2f2" fo:padding-left="0.191cm" fo:padding-right="0.191cm" fo:padding-top="0cm" fo:padding-bottom="0cm" fo:border-left="0.5pt solid #c0c0c0" fo:border-right="0.5pt solid #000000" fo:border-top="0.5pt solid #000000" fo:border-bottom="0.5pt solid #c0c0c0" style:writing-mode="lr-tb">
        <style:background-image/>
      </style:table-cell-properties>
    </style:style>
    <style:style style:name="Tabella1.3" style:family="table-row">
      <style:table-row-properties style:min-row-height="0.829cm" fo:keep-together="auto"/>
    </style:style>
    <style:style style:name="Tabella1.A3"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ella1.C3" style:family="table-cell">
      <style:table-cell-properties style:vertical-align="middle" fo:padding-left="0.191cm" fo:padding-right="0.191cm" fo:padding-top="0cm" fo:padding-bottom="0cm" fo:border-left="0.5pt solid #c0c0c0" fo:border-right="0.5pt solid #000000" fo:border-top="0.5pt solid #c0c0c0" fo:border-bottom="0.5pt solid #c0c0c0" style:writing-mode="lr-tb"/>
    </style:style>
    <style:style style:name="Tabella1.4" style:family="table-row">
      <style:table-row-properties style:min-row-height="1.021cm" fo:keep-together="auto"/>
    </style:style>
    <style:style style:name="Tabella1.A4"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ella1.C4" style:family="table-cell">
      <style:table-cell-properties style:vertical-align="middle" fo:padding-left="0.191cm" fo:padding-right="0.191cm" fo:padding-top="0cm" fo:padding-bottom="0cm" fo:border-left="0.5pt solid #c0c0c0" fo:border-right="0.5pt solid #000000" fo:border-top="0.5pt solid #c0c0c0" fo:border-bottom="0.5pt solid #c0c0c0" style:writing-mode="lr-tb"/>
    </style:style>
    <style:style style:name="Tabella1.5" style:family="table-row">
      <style:table-row-properties style:min-row-height="1.007cm" fo:keep-together="auto"/>
    </style:style>
    <style:style style:name="Tabella1.A5"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5"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ella1.C5" style:family="table-cell">
      <style:table-cell-properties style:vertical-align="middle" fo:padding-left="0.191cm" fo:padding-right="0.191cm" fo:padding-top="0cm" fo:padding-bottom="0cm" fo:border-left="0.5pt solid #c0c0c0" fo:border-right="0.5pt solid #000000" fo:border-top="0.5pt solid #c0c0c0" fo:border-bottom="0.5pt solid #c0c0c0" style:writing-mode="lr-tb"/>
    </style:style>
    <style:style style:name="Tabella1.6" style:family="table-row">
      <style:table-row-properties style:min-row-height="1.154cm" fo:keep-together="auto"/>
    </style:style>
    <style:style style:name="Tabella1.A6"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6" style:family="table-cell">
      <style:table-cell-properties style:vertical-align="middle" fo:background-color="#d9d9d9" fo:padding-left="0.191cm" fo:padding-right="0.191cm" fo:padding-top="0cm" fo:padding-bottom="0cm" fo:border-left="none" fo:border-right="0.5pt solid #000000" fo:border-top="0.5pt solid #c0c0c0" fo:border-bottom="0.5pt solid #c0c0c0" style:writing-mode="lr-tb">
        <style:background-image/>
      </style:table-cell-properties>
    </style:style>
    <style:style style:name="Tabella1.7" style:family="table-row">
      <style:table-row-properties style:min-row-height="1.896cm" fo:keep-together="auto"/>
    </style:style>
    <style:style style:name="Tabella1.A7"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7" style:family="table-cell">
      <style:table-cell-properties style:vertical-align="middle" fo:background-color="transparent"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ella1.C7" style:family="table-cell">
      <style:table-cell-properties style:vertical-align="middle" fo:background-color="transparent" fo:padding-left="0.191cm" fo:padding-right="0.191cm" fo:padding-top="0cm" fo:padding-bottom="0cm" fo:border-left="0.5pt solid #c0c0c0" fo:border-right="0.5pt solid #000000" fo:border-top="0.5pt solid #c0c0c0" fo:border-bottom="0.5pt solid #c0c0c0" style:writing-mode="lr-tb">
        <style:background-image/>
      </style:table-cell-properties>
    </style:style>
    <style:style style:name="Tabella1.A8" style:family="table-cell">
      <style:table-cell-properties style:vertical-align="middle" fo:padding-left="0.191cm" fo:padding-right="0.191cm" fo:padding-top="0cm" fo:padding-bottom="0cm" fo:border-left="0.5pt solid #000000" fo:border-right="none" fo:border-top="none" fo:border-bottom="0.5pt solid #c0c0c0" style:writing-mode="lr-tb"/>
    </style:style>
    <style:style style:name="Tabella1.B8" style:family="table-cell">
      <style:table-cell-properties style:vertical-align="middle" fo:padding-left="0.191cm" fo:padding-right="0.191cm" fo:padding-top="0cm" fo:padding-bottom="0cm" fo:border-left="0.5pt solid #c0c0c0" fo:border-right="none" fo:border-top="none" fo:border-bottom="0.5pt solid #c0c0c0" style:writing-mode="lr-tb"/>
    </style:style>
    <style:style style:name="Tabella1.C8" style:family="table-cell">
      <style:table-cell-properties style:vertical-align="middle" fo:padding-left="0.191cm" fo:padding-right="0.191cm" fo:padding-top="0cm" fo:padding-bottom="0cm" fo:border-left="0.5pt solid #c0c0c0" fo:border-right="0.5pt solid #000000" fo:border-top="none" fo:border-bottom="0.5pt solid #c0c0c0" style:writing-mode="lr-tb"/>
    </style:style>
    <style:style style:name="Tabella1.9" style:family="table-row">
      <style:table-row-properties style:min-row-height="2.413cm" fo:keep-together="auto"/>
    </style:style>
    <style:style style:name="Tabella1.A9" style:family="table-cell">
      <style:table-cell-properties style:vertical-align="middle" fo:padding-left="0.191cm" fo:padding-right="0.191cm" fo:padding-top="0cm" fo:padding-bottom="0cm" fo:border-left="0.5pt solid #000000" fo:border-right="none" fo:border-top="0.5pt solid #c0c0c0" fo:border-bottom="0.5pt solid #c0c0c0" style:writing-mode="lr-tb"/>
    </style:style>
    <style:style style:name="Tabella1.B9"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ella1.C9" style:family="table-cell">
      <style:table-cell-properties style:vertical-align="middle" fo:padding-left="0.191cm" fo:padding-right="0.191cm" fo:padding-top="0cm" fo:padding-bottom="0cm" fo:border-left="0.5pt solid #c0c0c0" fo:border-right="0.5pt solid #000000" fo:border-top="0.5pt solid #c0c0c0" fo:border-bottom="0.5pt solid #c0c0c0" style:writing-mode="lr-tb"/>
    </style:style>
    <style:style style:name="Tabella1.10" style:family="table-row">
      <style:table-row-properties style:min-row-height="1.99cm" fo:keep-together="auto"/>
    </style:style>
    <style:style style:name="Tabella1.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1.B10" style:family="table-cell">
      <style:table-cell-properties style:vertical-align="middle" fo:padding-left="0.191cm" fo:padding-right="0.191cm" fo:padding-top="0cm" fo:padding-bottom="0cm" fo:border-left="0.5pt solid #c0c0c0" fo:border-right="none" fo:border-top="none" fo:border-bottom="0.5pt solid #000000" style:writing-mode="lr-tb"/>
    </style:style>
    <style:style style:name="Tabella1.C10" style:family="table-cell">
      <style:table-cell-properties style:vertical-align="middle" fo:padding-left="0.191cm" fo:padding-right="0.191cm" fo:padding-top="0cm" fo:padding-bottom="0cm" fo:border-left="0.5pt solid #c0c0c0" fo:border-right="0.5pt solid #000000" fo:border-top="none" fo:border-bottom="0.5pt solid #000000" style:writing-mode="lr-tb"/>
    </style:style>
    <style:style style:name="Tabella1.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1.B11" style:family="table-cell">
      <style:table-cell-properties style:vertical-align="middle" fo:padding-left="0.191cm" fo:padding-right="0.191cm" fo:padding-top="0cm" fo:padding-bottom="0cm" fo:border-left="0.5pt solid #c0c0c0" fo:border-right="none" fo:border-top="none" fo:border-bottom="0.5pt solid #000000" style:writing-mode="lr-tb"/>
    </style:style>
    <style:style style:name="Tabella1.C11" style:family="table-cell">
      <style:table-cell-properties style:vertical-align="middle" fo:padding-left="0.191cm" fo:padding-right="0.191cm" fo:padding-top="0cm" fo:padding-bottom="0cm" fo:border-left="0.5pt solid #c0c0c0" fo:border-right="0.5pt solid #000000" fo:border-top="none" fo:border-bottom="0.5pt solid #000000" style:writing-mode="lr-tb"/>
    </style:style>
    <style:style style:name="Tabella4" style:family="table">
      <style:table-properties style:width="18.5cm" table:align="center" style:writing-mode="lr-tb"/>
    </style:style>
    <style:style style:name="Tabella4.A" style:family="table-column">
      <style:table-column-properties style:column-width="1.998cm"/>
    </style:style>
    <style:style style:name="Tabella4.B" style:family="table-column">
      <style:table-column-properties style:column-width="8.5cm"/>
    </style:style>
    <style:style style:name="Tabella4.C" style:family="table-column">
      <style:table-column-properties style:column-width="8.001cm"/>
    </style:style>
    <style:style style:name="Tabella4.1" style:family="table-row">
      <style:table-row-properties style:min-row-height="1.233cm" fo:keep-together="auto"/>
    </style:style>
    <style:style style:name="Tabella4.A1" style:family="table-cell">
      <style:table-cell-properties style:vertical-align="middle" fo:background-color="#d9d9d9"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ella4.2" style:family="table-row">
      <style:table-row-properties style:min-row-height="1.402cm" fo:keep-together="auto"/>
    </style:style>
    <style:style style:name="Tabella4.A2" style:family="table-cell">
      <style:table-cell-properties style:vertical-align="middle" fo:background-color="#f2f2f2" fo:padding-left="0.191cm" fo:padding-right="0.191cm" fo:padding-top="0cm" fo:padding-bottom="0cm" fo:border-left="0.5pt solid #000000" fo:border-right="none" fo:border-top="0.5pt solid #000000" fo:border-bottom="none" style:writing-mode="lr-tb">
        <style:background-image/>
      </style:table-cell-properties>
    </style:style>
    <style:style style:name="Tabella4.B2" style:family="table-cell">
      <style:table-cell-properties style:vertical-align="middle" fo:background-color="#f2f2f2" fo:padding-left="0.191cm" fo:padding-right="0.191cm" fo:padding-top="0cm" fo:padding-bottom="0cm" fo:border-left="0.5pt solid #c0c0c0" fo:border-right="none" fo:border-top="0.5pt solid #000000" fo:border-bottom="none" style:writing-mode="lr-tb">
        <style:background-image/>
      </style:table-cell-properties>
    </style:style>
    <style:style style:name="Tabella4.C2" style:family="table-cell">
      <style:table-cell-properties style:vertical-align="middle" fo:background-color="#f2f2f2" fo:padding-left="0.191cm" fo:padding-right="0.191cm" fo:padding-top="0cm" fo:padding-bottom="0cm" fo:border-left="0.5pt solid #c0c0c0" fo:border-right="0.5pt solid #000000" fo:border-top="0.5pt solid #000000" fo:border-bottom="none" style:writing-mode="lr-tb">
        <style:background-image/>
      </style:table-cell-properties>
    </style:style>
    <style:style style:name="Tabella4.A3" style:family="table-cell">
      <style:table-cell-properties style:vertical-align="middle" fo:background-color="#f2f2f2" fo:padding-left="0.191cm" fo:padding-right="0.191cm" fo:padding-top="0cm" fo:padding-bottom="0cm" fo:border-left="0.5pt solid #000000" fo:border-right="none" fo:border-top="none" fo:border-bottom="0.5pt solid #c0c0c0" style:writing-mode="lr-tb">
        <style:background-image/>
      </style:table-cell-properties>
    </style:style>
    <style:style style:name="Tabella4.B3" style:family="table-cell">
      <style:table-cell-properties style:vertical-align="middle" fo:background-color="#f2f2f2" fo:padding-left="0.191cm" fo:padding-right="0.191cm" fo:padding-top="0cm" fo:padding-bottom="0cm" fo:border-left="0.5pt solid #c0c0c0" fo:border-right="none" fo:border-top="none" fo:border-bottom="0.5pt solid #c0c0c0" style:writing-mode="lr-tb">
        <style:background-image/>
      </style:table-cell-properties>
    </style:style>
    <style:style style:name="Tabella4.C3" style:family="table-cell">
      <style:table-cell-properties style:vertical-align="middle" fo:background-color="#f2f2f2" fo:padding-left="0.191cm" fo:padding-right="0.191cm" fo:padding-top="0cm" fo:padding-bottom="0cm" fo:border-left="0.5pt solid #c0c0c0" fo:border-right="0.5pt solid #000000" fo:border-top="none" fo:border-bottom="0.5pt solid #c0c0c0" style:writing-mode="lr-tb">
        <style:background-image/>
      </style:table-cell-properties>
    </style:style>
    <style:style style:name="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1" fo:font-size="8pt" fo:language="it" fo:country="IT" officeooo:rsid="004b9834" officeooo:paragraph-rsid="004d0a62" fo:background-color="transparent" style:font-size-asian="8pt" style:language-asian="it" style:country-asian="IT" style:font-size-complex="8pt"/>
    </style:style>
    <style:style style:name="P2" style:family="paragraph" style:parent-style-name="Standard">
      <style:paragraph-properties fo:margin-top="0cm" fo:margin-bottom="0cm" loext:contextual-spacing="false" fo:line-height="100%" fo:text-align="center" style:justify-single-word="false"/>
      <style:text-properties fo:color="#999999" style:font-name="Arial1" fo:font-size="7pt" fo:language="it" fo:country="IT" officeooo:paragraph-rsid="004e6b76" style:font-size-asian="7pt" style:font-size-complex="7pt"/>
    </style:style>
    <style:style style:name="P3" style:family="paragraph" style:parent-style-name="Standard">
      <style:paragraph-properties fo:margin-top="0cm" fo:margin-bottom="0cm" loext:contextual-spacing="false" fo:line-height="0.353cm" fo:text-align="start" style:justify-single-word="false"/>
      <style:text-properties fo:font-size="10pt" style:font-size-asian="10pt" style:font-size-complex="10pt"/>
    </style:style>
    <style:style style:name="P4" style:family="paragraph" style:parent-style-name="Standard">
      <style:paragraph-properties fo:margin-top="0cm" fo:margin-bottom="0cm" loext:contextual-spacing="false" fo:text-align="center" style:justify-single-word="false">
        <style:tab-stops/>
      </style:paragraph-properties>
      <style:text-properties style:use-window-font-color="true" style:text-position="-5% 100%" style:font-name="Arial" fo:font-size="9pt" fo:letter-spacing="normal" fo:language="it" fo:country="IT" fo:font-style="italic" officeooo:paragraph-rsid="003b25c3" fo:background-color="transparent" style:font-name-asian="Arial2" style:font-size-asian="9pt" style:font-style-asian="italic" style:font-name-complex="Arial2" style:font-size-complex="9pt" style:font-style-complex="italic" style:text-scale="100%"/>
    </style:style>
    <style:style style:name="P5" style:family="paragraph" style:parent-style-name="Standard">
      <style:paragraph-properties fo:margin-top="0cm" fo:margin-bottom="0cm" loext:contextual-spacing="false" fo:line-height="0.353cm" fo:text-align="start" style:justify-single-word="false"/>
      <style:text-properties style:use-window-font-color="true" fo:font-size="10pt" fo:language="it" fo:country="IT" fo:background-color="transparent" style:font-size-asian="10pt" style:font-size-complex="10pt"/>
    </style:style>
    <style:style style:name="P6" style:family="paragraph" style:parent-style-name="Standard">
      <style:paragraph-properties fo:margin-top="0cm" fo:margin-bottom="0cm" loext:contextual-spacing="false" fo:line-height="0.529cm" fo:text-align="start" style:justify-single-word="false"/>
      <style:text-properties style:use-window-font-color="true" style:font-name="Arial1" fo:font-size="8pt" fo:language="it" fo:country="IT" fo:background-color="transparent" style:font-size-asian="7pt" style:font-size-complex="8pt"/>
    </style:style>
    <style:style style:name="P7" style:family="paragraph" style:parent-style-name="Standard">
      <style:paragraph-properties fo:margin-top="0cm" fo:margin-bottom="0cm" loext:contextual-spacing="false" fo:line-height="0.423cm" fo:text-align="start" style:justify-single-word="false"/>
      <style:text-properties style:use-window-font-color="true" style:font-name="Arial1" fo:font-size="8pt" fo:language="it" fo:country="IT" fo:background-color="transparent" style:font-size-asian="7pt" style:font-size-complex="8pt"/>
    </style:style>
    <style:style style:name="P8" style:family="paragraph" style:parent-style-name="Standard">
      <style:paragraph-properties fo:margin-top="0cm" fo:margin-bottom="0cm" loext:contextual-spacing="false" fo:line-height="0.353cm" fo:text-align="start" style:justify-single-word="false"/>
      <style:text-properties style:use-window-font-color="true" style:font-name="Arial1" fo:font-size="10pt" fo:language="it" fo:country="IT" fo:background-color="transparent" style:font-size-asian="10pt" style:font-size-complex="10pt"/>
    </style:style>
    <style:style style:name="P9" style:family="paragraph" style:parent-style-name="Standard">
      <style:paragraph-properties fo:margin-top="0cm" fo:margin-bottom="0cm" loext:contextual-spacing="false" fo:line-height="0.388cm" fo:text-align="start" style:justify-single-word="false"/>
      <style:text-properties style:use-window-font-color="true" style:font-name="Arial1" fo:font-size="11pt" fo:language="it" fo:country="IT" fo:background-color="transparent" style:font-size-asian="11pt" style:font-size-complex="11pt"/>
    </style:style>
    <style:style style:name="P10" style:family="paragraph" style:parent-style-name="Standard">
      <style:paragraph-properties fo:margin-top="0cm" fo:margin-bottom="0cm" loext:contextual-spacing="false" fo:line-height="100%"/>
      <style:text-properties style:text-position="0% 100%" style:font-name="Arial1" fo:font-size="8pt" fo:language="it" fo:country="IT" officeooo:paragraph-rsid="0034fe13" style:font-name-asian="Arial1" style:font-size-asian="7pt" style:font-name-complex="Arial1" style:font-size-complex="8pt"/>
    </style:style>
    <style:style style:name="P11" style:family="paragraph" style:parent-style-name="Standard">
      <style:paragraph-properties fo:margin-top="0cm" fo:margin-bottom="0cm" loext:contextual-spacing="false" fo:line-height="100%" fo:text-align="center" style:justify-single-word="false"/>
      <style:text-properties fo:font-size="6pt" fo:language="it" fo:country="IT" officeooo:paragraph-rsid="004e6b76" style:font-size-asian="5.25pt" style:font-size-complex="6pt"/>
    </style:style>
    <style:style style:name="P12" style:family="paragraph" style:parent-style-name="Table_20_Contents">
      <style:paragraph-properties fo:margin-top="0cm" fo:margin-bottom="0cm" loext:contextual-spacing="false" fo:line-height="100%" fo:text-align="center" style:justify-single-word="false"/>
      <style:text-properties style:font-name="Arial1" fo:font-size="12pt" fo:language="it" fo:country="IT" officeooo:paragraph-rsid="004e6b76" style:font-size-asian="12pt" style:font-size-complex="12pt"/>
    </style:style>
    <style:style style:name="P13" style:family="paragraph" style:parent-style-name="Table_20_Contents">
      <style:paragraph-properties fo:margin-top="0cm" fo:margin-bottom="0cm" loext:contextual-spacing="false" fo:line-height="100%" fo:text-align="center" style:justify-single-word="false"/>
      <style:text-properties style:font-name="Arial1" fo:font-size="12pt" fo:language="it" fo:country="IT" officeooo:rsid="003194e1" officeooo:paragraph-rsid="004e6b76" style:font-size-asian="12pt" style:font-size-complex="12pt"/>
    </style:style>
    <style:style style:name="P14"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officeooo:rsid="003194e1" officeooo:paragraph-rsid="004e6b76" style:font-size-asian="9pt" style:font-size-complex="9pt"/>
    </style:style>
    <style:style style:name="P15"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style:text-underline-style="none" fo:font-weight="normal" officeooo:rsid="003194e1" officeooo:paragraph-rsid="004e6b76" style:font-size-asian="9pt" style:font-weight-asian="normal" style:font-size-complex="9pt" style:font-weight-complex="normal"/>
    </style:style>
    <style:style style:name="P16" style:family="paragraph" style:parent-style-name="Table_20_Contents">
      <style:paragraph-properties fo:margin-top="0cm" fo:margin-bottom="0cm" loext:contextual-spacing="false" fo:line-height="100%" fo:text-align="center" style:justify-single-word="false"/>
      <style:text-properties fo:color="#999999" style:font-name="Arial1" fo:font-size="7pt" fo:language="it" fo:country="IT" officeooo:rsid="002f5a4c" officeooo:paragraph-rsid="004e6b76" style:font-size-asian="7pt" style:font-size-complex="7pt"/>
    </style:style>
    <style:style style:name="P17" style:family="paragraph" style:parent-style-name="Table_20_Contents">
      <style:paragraph-properties fo:margin-top="0cm" fo:margin-bottom="0cm" loext:contextual-spacing="false" fo:line-height="100%" fo:text-align="center" style:justify-single-word="false"/>
      <style:text-properties fo:color="#999999" style:font-name="Arial1" fo:font-size="9pt" fo:language="it" fo:country="IT" officeooo:rsid="005b653b" officeooo:paragraph-rsid="004e6b76" style:font-size-asian="9pt" style:font-size-complex="9pt"/>
    </style:style>
    <style:style style:name="P18"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1" fo:font-size="9pt" fo:language="it" fo:country="IT" officeooo:paragraph-rsid="004e6b76" style:font-size-asian="9pt" style:font-size-complex="9pt"/>
    </style:style>
    <style:style style:name="P19" style:family="paragraph" style:parent-style-name="Standard">
      <style:text-properties style:font-name="Arial1" fo:font-size="12pt" fo:font-weight="bold" officeooo:paragraph-rsid="004048a4" style:font-size-asian="12pt" style:font-weight-asian="bold" style:font-name-complex="Arial1"/>
    </style:style>
    <style:style style:name="P20" style:family="paragraph" style:parent-style-name="Standard">
      <style:text-properties style:font-name="Arial1" fo:font-size="10pt" fo:language="it" fo:country="IT" fo:font-weight="bold" officeooo:paragraph-rsid="004048a4" style:font-size-asian="10pt" style:font-weight-asian="bold" style:font-name-complex="Arial1"/>
    </style:style>
    <style:style style:name="P21" style:family="paragraph" style:parent-style-name="Standard">
      <style:paragraph-properties fo:text-align="start" style:justify-single-word="false"/>
      <style:text-properties style:font-name="Arial1" fo:font-size="10pt" fo:language="it" fo:country="IT" fo:font-weight="bold" officeooo:paragraph-rsid="004048a4" style:font-size-asian="10pt" style:font-weight-asian="bold" style:font-name-complex="Arial1" style:font-size-complex="10pt"/>
    </style:style>
    <style:style style:name="P22" style:family="paragraph" style:parent-style-name="Standard">
      <style:paragraph-properties fo:text-align="start" style:justify-single-word="false"/>
      <style:text-properties style:font-name="Arial1" fo:font-size="10pt" fo:language="it" fo:country="IT" officeooo:paragraph-rsid="00422dc9" style:font-size-asian="10pt" style:font-name-complex="Arial1" style:font-size-complex="10pt"/>
    </style:style>
    <style:style style:name="P23" style:family="paragraph" style:parent-style-name="Standard">
      <style:paragraph-properties fo:text-align="start" style:justify-single-word="false"/>
      <style:text-properties style:font-name="Arial1" fo:font-size="10pt" fo:language="it" fo:country="IT" officeooo:paragraph-rsid="004048a4" style:font-size-asian="10pt" style:font-name-complex="Arial1" style:font-size-complex="10pt"/>
    </style:style>
    <style:style style:name="P24" style:family="paragraph" style:parent-style-name="Standard">
      <style:text-properties style:font-name="Arial1" fo:font-size="10pt" fo:language="it" fo:country="IT" officeooo:paragraph-rsid="004048a4" style:font-size-asian="10pt" style:font-name-complex="Arial1" style:font-size-complex="10pt"/>
    </style:style>
    <style:style style:name="P25" style:family="paragraph" style:parent-style-name="Standard">
      <style:text-properties style:font-name="Arial1" fo:font-size="10pt" fo:language="it" fo:country="IT" officeooo:paragraph-rsid="00419891" style:font-size-asian="10pt" style:font-name-complex="Arial1" style:font-size-complex="10pt"/>
    </style:style>
    <style:style style:name="P26" style:family="paragraph" style:parent-style-name="Standard">
      <style:paragraph-properties fo:text-align="start" style:justify-single-word="false"/>
      <style:text-properties style:font-name="Arial1" fo:font-size="10pt" fo:language="it" fo:country="IT" fo:font-weight="normal" officeooo:paragraph-rsid="0042a972" fo:background-color="transparent" style:font-size-asian="10pt" style:font-weight-asian="normal" style:font-name-complex="Arial1" style:font-size-complex="10pt" style:font-weight-complex="normal"/>
    </style:style>
    <style:style style:name="P27" style:family="paragraph" style:parent-style-name="Standard">
      <style:paragraph-properties fo:text-align="start" style:justify-single-word="false" style:snap-to-layout-grid="false"/>
      <style:text-properties style:font-name="Arial1" fo:font-size="10pt" fo:language="it" fo:country="IT" fo:font-weight="normal" officeooo:paragraph-rsid="0042a972" fo:background-color="transparent" style:font-size-asian="10pt" style:font-weight-asian="normal" style:font-name-complex="Arial1" style:font-size-complex="10pt" style:font-weight-complex="normal"/>
    </style:style>
    <style:style style:name="P28" style:family="paragraph" style:parent-style-name="Standard">
      <style:text-properties style:font-name="Arial1" fo:font-size="10pt" fo:language="it" fo:country="IT" fo:font-weight="normal" officeooo:paragraph-rsid="004048a4" fo:background-color="transparent" style:font-size-asian="10pt" style:font-weight-asian="normal" style:font-size-complex="10pt" style:font-weight-complex="normal"/>
    </style:style>
    <style:style style:name="P29" style:family="paragraph" style:parent-style-name="Standard">
      <style:paragraph-properties style:snap-to-layout-grid="false"/>
      <style:text-properties style:font-name="Arial1" fo:font-size="10pt" fo:language="it" fo:country="IT" officeooo:paragraph-rsid="004048a4" fo:background-color="transparent" style:font-size-asian="10pt" style:font-name-complex="Arial1" style:font-size-complex="10pt"/>
    </style:style>
    <style:style style:name="P30" style:family="paragraph" style:parent-style-name="Standard">
      <style:text-properties style:font-name="Arial1" fo:font-size="10pt" fo:language="it" fo:country="IT" officeooo:paragraph-rsid="004048a4" fo:background-color="transparent" style:font-size-asian="10pt" style:font-name-complex="Arial1" style:font-size-complex="10pt"/>
    </style:style>
    <style:style style:name="P31" style:family="paragraph" style:parent-style-name="Standard">
      <style:paragraph-properties fo:text-align="center" style:justify-single-word="false"/>
      <style:text-properties style:font-name="Arial1" fo:font-size="8pt" fo:language="it" fo:country="IT" fo:font-weight="bold" officeooo:paragraph-rsid="004048a4" style:font-size-asian="8pt" style:font-weight-asian="bold" style:font-name-complex="Arial1" style:font-size-complex="8pt"/>
    </style:style>
    <style:style style:name="P32" style:family="paragraph" style:parent-style-name="Standard">
      <style:paragraph-properties fo:text-align="start" style:justify-single-word="false"/>
      <style:text-properties style:font-name="Arial1" fo:font-size="8pt" fo:language="it" fo:country="IT" fo:font-weight="bold" officeooo:paragraph-rsid="004048a4" style:font-size-asian="8pt" style:font-weight-asian="bold" style:font-name-complex="Arial1" style:font-size-complex="8pt"/>
    </style:style>
    <style:style style:name="P33" style:family="paragraph" style:parent-style-name="Standard">
      <style:paragraph-properties fo:text-align="start" style:justify-single-word="false"/>
      <style:text-properties style:font-name="Arial1" fo:font-size="8pt" fo:language="it" fo:country="IT" fo:font-weight="bold" officeooo:paragraph-rsid="00422dc9" style:font-size-asian="8pt" style:font-weight-asian="bold" style:font-name-complex="Arial1" style:font-size-complex="7pt"/>
    </style:style>
    <style:style style:name="P34" style:family="paragraph" style:parent-style-name="Standard">
      <style:paragraph-properties fo:text-align="start" style:justify-single-word="false" style:snap-to-layout-grid="false"/>
      <style:text-properties style:font-name="Arial1" fo:font-size="8pt" fo:language="it" fo:country="IT" fo:font-style="italic" fo:font-weight="bold" officeooo:paragraph-rsid="004048a4" style:font-size-asian="8pt" style:font-style-asian="italic" style:font-weight-asian="bold" style:font-name-complex="Arial1"/>
    </style:style>
    <style:style style:name="P35" style:family="paragraph" style:parent-style-name="Standard">
      <style:paragraph-properties fo:text-align="start" style:justify-single-word="false"/>
      <style:text-properties officeooo:paragraph-rsid="0042a972"/>
    </style:style>
    <style:style style:name="P36" style:family="paragraph" style:parent-style-name="Standard">
      <style:paragraph-properties fo:text-align="center" style:justify-single-word="false"/>
      <style:text-properties style:font-name="Wingdings" fo:font-size="14pt" fo:language="it" fo:country="IT" officeooo:paragraph-rsid="004048a4" style:font-size-asian="14pt" style:font-name-complex="Wingdings"/>
    </style:style>
    <style:style style:name="P37" style:family="paragraph" style:parent-style-name="Standard">
      <style:paragraph-properties fo:text-align="center" style:justify-single-word="false"/>
      <style:text-properties style:font-name="Wingdings" fo:font-size="14pt" fo:language="it" fo:country="IT" officeooo:paragraph-rsid="004048a4" style:font-size-asian="14pt" style:font-name-complex="Wingdings" style:font-size-complex="14pt"/>
    </style:style>
    <style:style style:name="P38" style:family="paragraph" style:parent-style-name="Standard">
      <style:paragraph-properties fo:text-align="center" style:justify-single-word="false"/>
      <style:text-properties style:font-name="Wingdings" fo:font-size="14pt" fo:language="it" fo:country="IT" officeooo:paragraph-rsid="004048a4" fo:background-color="transparent" style:font-size-asian="14pt" style:font-name-complex="Wingdings" style:font-size-complex="14pt"/>
    </style:style>
    <style:style style:name="P39" style:family="paragraph" style:parent-style-name="Standard">
      <style:paragraph-properties fo:text-align="center" style:justify-single-word="false"/>
      <style:text-properties style:font-name="Wingdings" fo:font-size="10pt" fo:language="it" fo:country="IT" fo:font-weight="normal" officeooo:paragraph-rsid="0042a972" fo:background-color="transparent" style:font-size-asian="10pt" style:font-weight-asian="normal" style:font-name-complex="Wingdings" style:font-size-complex="10pt" style:font-weight-complex="normal"/>
    </style:style>
    <style:style style:name="P40" style:family="paragraph" style:parent-style-name="Standard">
      <style:text-properties style:text-line-through-style="none" style:text-line-through-type="none" style:font-name="Arial1" fo:font-size="10pt" fo:language="it" fo:country="IT" officeooo:paragraph-rsid="004048a4" fo:background-color="transparent" style:font-size-asian="10pt" style:font-name-complex="Arial1" style:font-size-complex="10pt"/>
    </style:style>
    <style:style style:name="P41" style:family="paragraph" style:parent-style-name="Frame_20_contents">
      <style:paragraph-properties fo:margin-left="0.035cm" fo:margin-right="-0.088cm" fo:margin-top="0cm" fo:margin-bottom="0cm" loext:contextual-spacing="false" fo:line-height="0.395cm" fo:text-align="start" style:justify-single-word="false" fo:text-indent="0cm" style:auto-text-indent="false"/>
      <style:text-properties style:font-name="Arial" fo:font-size="10pt" fo:letter-spacing="normal" fo:font-weight="bold" style:font-name-asian="Arial2" style:font-size-asian="10pt" style:font-weight-asian="bold" style:font-name-complex="Arial2" style:font-size-complex="10pt" style:font-weight-complex="bold" style:text-scale="100%"/>
    </style:style>
    <style:style style:name="P42" style:family="paragraph" style:parent-style-name="Standard">
      <style:paragraph-properties fo:margin-top="0.011cm" fo:margin-bottom="0cm" loext:contextual-spacing="false" fo:line-height="0.353cm" fo:text-align="start" style:justify-single-word="false"/>
      <style:text-properties style:use-window-font-color="true" fo:font-size="10pt" fo:language="it" fo:country="IT" fo:background-color="transparent" style:font-size-asian="10pt" style:font-size-complex="10pt"/>
    </style:style>
    <style:style style:name="P43" style:family="paragraph" style:parent-style-name="Standard">
      <style:paragraph-properties fo:margin-left="1.094cm" fo:margin-right="-0.035cm" fo:margin-top="0.056cm" fo:margin-bottom="0cm" loext:contextual-spacing="false" fo:line-height="100%" fo:text-align="start" style:justify-single-word="false" fo:text-indent="0cm" style:auto-text-indent="false"/>
      <style:text-properties style:use-window-font-color="true" fo:language="it" fo:country="IT" fo:background-color="transparent"/>
    </style:style>
    <style:style style:name="P44" style:family="paragraph" style:parent-style-name="Standard">
      <style:paragraph-properties fo:margin-left="1.094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language="it" fo:country="IT" fo:background-color="transparent"/>
    </style:style>
    <style:style style:name="P45" style:family="paragraph" style:parent-style-name="Standard">
      <style:paragraph-properties fo:margin-left="1.094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font-size="8pt" fo:letter-spacing="normal" fo:language="it" fo:country="IT" fo:font-weight="bold" fo:background-color="transparent" style:font-name-asian="Arial2" style:font-size-asian="7pt" style:font-weight-asian="bold" style:font-name-complex="Arial2" style:font-size-complex="8pt" style:font-weight-complex="bold" style:text-scale="100%"/>
    </style:style>
    <style:style style:name="P46" style:family="paragraph" style:parent-style-name="Standard">
      <style:paragraph-properties fo:margin-left="0cm" fo:margin-right="-0.035cm" fo:margin-top="0cm" fo:margin-bottom="0cm" loext:contextual-spacing="false" fo:line-height="100%" fo:text-align="start" style:justify-single-word="false" fo:text-indent="0cm" style:auto-text-indent="false"/>
      <style:text-properties style:use-window-font-color="true" style:text-line-through-style="none" style:text-line-through-type="none" style:text-position="0% 100%" style:font-name="Arial1" fo:font-size="10pt" fo:letter-spacing="normal" fo:language="it" fo:country="IT" fo:font-style="italic" fo:font-weight="bold" officeooo:paragraph-rsid="00422dc9" fo:background-color="transparent" style:font-name-asian="Arial1" style:font-size-asian="8.75pt" style:font-style-asian="italic" style:font-weight-asian="bold" style:font-name-complex="Arial1" style:font-size-complex="10pt" style:font-weight-complex="bold" style:text-scale="100%"/>
    </style:style>
    <style:style style:name="P47" style:family="paragraph" style:parent-style-name="Standard">
      <style:paragraph-properties fo:margin-left="0cm" fo:margin-right="-0.035cm" fo:margin-top="0cm" fo:margin-bottom="0cm" loext:contextual-spacing="false" fo:line-height="100%" fo:text-align="center" style:justify-single-word="false" fo:text-indent="0cm" style:auto-text-indent="false"/>
      <style:text-properties style:use-window-font-color="true" style:text-line-through-style="none" style:text-line-through-type="none" style:text-position="0% 100%" style:font-name="Arial1" fo:font-size="10pt" fo:letter-spacing="normal" fo:language="it" fo:country="IT" fo:font-style="normal" fo:font-weight="normal" officeooo:paragraph-rsid="0034fe13" fo:background-color="transparent" style:font-name-asian="Arial1" style:font-size-asian="10pt" style:font-style-asian="normal" style:font-weight-asian="normal" style:font-name-complex="Arial1" style:font-size-complex="10pt" style:font-style-complex="normal" style:font-weight-complex="normal" style:text-scale="100%"/>
    </style:style>
    <style:style style:name="P48" style:family="paragraph" style:parent-style-name="Standard">
      <style:paragraph-properties fo:margin-left="0.044cm" fo:margin-right="0.007cm" fo:text-indent="0cm" style:auto-text-indent="false" style:snap-to-layout-grid="false"/>
      <style:text-properties style:font-name="Arial1" fo:font-size="10pt" fo:language="it" fo:country="IT" officeooo:paragraph-rsid="004048a4" fo:background-color="transparent" style:font-size-asian="10pt" style:font-name-complex="Arial1" style:font-size-complex="10pt"/>
    </style:style>
    <style:style style:name="P49" style:family="paragraph" style:parent-style-name="Standard">
      <style:paragraph-properties fo:margin-left="0.044cm" fo:margin-right="0.007cm" fo:text-indent="0cm" style:auto-text-indent="false" style:snap-to-layout-grid="false"/>
      <style:text-properties style:font-name="Arial1" fo:font-size="10pt" fo:language="it" fo:country="IT" officeooo:paragraph-rsid="004048a4" style:font-size-asian="10pt" style:font-name-complex="Arial1" style:font-size-complex="10pt"/>
    </style:style>
    <style:style style:name="P50" style:family="paragraph" style:parent-style-name="Text_20_body">
      <style:paragraph-properties fo:margin-left="0cm" fo:margin-right="0.021cm" fo:margin-top="0cm" fo:margin-bottom="0cm" loext:contextual-spacing="false" style:line-height-at-least="0.353cm" fo:text-align="start" style:justify-single-word="false" fo:orphans="2" fo:widows="2" fo:hyphenation-ladder-count="no-limit" fo:text-indent="0cm" style:auto-text-indent="false" style:writing-mode="lr-tb">
        <style:tab-stops>
          <style:tab-stop style:position="0.898cm"/>
        </style:tab-stops>
      </style:paragraph-properties>
      <style:text-properties style:use-window-font-color="true" style:font-name="Arial1" fo:font-size="10pt" fo:language="it" fo:country="IT" fo:font-style="normal" style:text-underline-style="none" fo:font-weight="normal" officeooo:paragraph-rsid="004048a4" style:letter-kerning="true" fo:background-color="transparent" style:font-name-asian="Times New Roman" style:font-size-asian="10pt" style:language-asian="zh" style:country-asian="CN"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style:style>
    <style:style style:name="P51" style:family="paragraph" style:parent-style-name="Standard">
      <style:paragraph-properties fo:margin-top="0.101cm" fo:margin-bottom="0cm" loext:contextual-spacing="false" fo:line-height="100%" fo:text-align="start" style:justify-single-word="false" style:writing-mode="lr-tb"/>
      <style:text-properties style:use-window-font-color="true" style:font-name="Arial1" fo:font-size="8pt" fo:language="it" fo:country="IT" fo:background-color="transparent" style:font-size-asian="7pt" style:font-size-complex="8pt"/>
    </style:style>
    <style:style style:name="P52" style:family="paragraph" style:parent-style-name="Standard">
      <style:paragraph-properties fo:margin-top="0.101cm" fo:margin-bottom="0cm" loext:contextual-spacing="false" fo:line-height="100%" fo:text-align="justify" style:justify-single-word="false" style:writing-mode="lr-tb"/>
      <style:text-properties style:use-window-font-color="true" style:font-name="Arial1" fo:font-size="8pt" fo:language="it" fo:country="IT" fo:background-color="transparent" style:font-size-asian="7pt" style:font-size-complex="8pt"/>
    </style:style>
    <style:style style:name="P53" style:family="paragraph" style:parent-style-name="Standard">
      <style:paragraph-properties fo:margin-top="0.101cm" fo:margin-bottom="0cm" loext:contextual-spacing="false" fo:line-height="100%" fo:text-align="start" style:justify-single-word="false" style:writing-mode="lr-tb"/>
      <style:text-properties style:use-window-font-color="true" style:font-name="Arial1" fo:font-size="6pt" fo:language="it" fo:country="IT" fo:background-color="transparent" style:font-size-asian="6pt" style:font-size-complex="6pt"/>
    </style:style>
    <style:style style:name="P54" style:family="paragraph" style:parent-style-name="Standard">
      <style:paragraph-properties fo:margin-top="0.101cm" fo:margin-bottom="0cm" loext:contextual-spacing="false" fo:line-height="100%" fo:text-align="start" style:justify-single-word="false" style:writing-mode="lr-tb"/>
      <style:text-properties style:use-window-font-color="true" style:font-name="Arial1" fo:font-size="7.5pt" fo:language="it" fo:country="IT" fo:background-color="transparent" style:font-size-asian="7.5pt" style:font-size-complex="7.5pt"/>
    </style:style>
    <style:style style:name="P55" style:family="paragraph" style:parent-style-name="Standard">
      <style:paragraph-properties fo:margin-top="0.101cm" fo:margin-bottom="0cm" loext:contextual-spacing="false" fo:line-height="100%" fo:text-align="justify" style:justify-single-word="false" style:writing-mode="lr-tb"/>
      <style:text-properties style:use-window-font-color="true" fo:font-size="8.5pt" fo:language="it" fo:country="IT" fo:background-color="transparent" style:font-size-asian="8.5pt" style:font-size-complex="8.5pt"/>
    </style:style>
    <style:style style:name="P56" style:family="paragraph" style:parent-style-name="Standard" style:master-page-name="">
      <loext:graphic-properties draw:fill="none"/>
      <style:paragraph-properties fo:margin-left="0.6cm" fo:margin-right="0.6cm" fo:margin-top="0.011cm" fo:margin-bottom="0cm" loext:contextual-spacing="false" fo:line-height="100%" fo:text-align="center" style:justify-single-word="false" fo:orphans="2" fo:widows="2" fo:text-indent="0cm" style:auto-text-indent="false" style:page-number="auto" fo:background-color="transparent" style:writing-mode="lr-tb"/>
      <style:text-properties style:use-window-font-color="true" fo:font-size="18pt" fo:language="it" fo:country="IT" fo:background-color="transparent" style:font-size-asian="18pt" style:font-size-complex="18pt"/>
    </style:style>
    <style:style style:name="P57"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58"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9.031cm"/>
          <style:tab-stop style:position="17.145cm"/>
        </style:tab-stops>
      </style:paragraph-properties>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59"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10.089cm"/>
          <style:tab-stop style:position="17.145cm"/>
        </style:tab-stops>
      </style:paragraph-properties>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60"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3.916cm"/>
          <style:tab-stop style:position="11.501cm"/>
        </style:tab-stops>
      </style:paragraph-properties>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61"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9.208cm"/>
          <style:tab-stop style:position="16.792cm"/>
        </style:tab-stops>
      </style:paragraph-properties>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62"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5.856cm"/>
          <style:tab-stop style:position="9.031cm"/>
          <style:tab-stop style:position="12.206cm"/>
        </style:tab-stops>
      </style:paragraph-properties>
      <style:text-properties style:use-window-font-color="true" style:font-name="Arial1" fo:language="it" fo:country="IT" fo:background-color="transparent"/>
    </style:style>
    <style:style style:name="P63"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10.442cm"/>
        </style:tab-stops>
      </style:paragraph-properties>
      <style:text-properties style:use-window-font-color="true" style:font-name="Arial1" fo:language="it" fo:country="IT" officeooo:paragraph-rsid="001bcaae" fo:background-color="transparent"/>
    </style:style>
    <style:style style:name="P64" style:family="paragraph" style:parent-style-name="Standard">
      <style:paragraph-properties fo:margin-left="0.212cm" fo:margin-right="-0.035cm" fo:margin-top="0.101cm" fo:margin-bottom="0cm" loext:contextual-spacing="false" fo:line-height="100%" fo:text-align="start" style:justify-single-word="false" fo:text-indent="0cm" style:auto-text-indent="false" style:writing-mode="lr-tb"/>
      <style:text-properties style:use-window-font-color="true" style:text-position="-5% 100%" style:font-name="Arial1" fo:font-size="10pt" fo:letter-spacing="normal" fo:language="it" fo:country="IT" fo:font-style="italic" officeooo:paragraph-rsid="003c5035" fo:background-color="transparent" style:font-name-asian="Arial2" style:font-size-asian="10pt" style:font-style-asian="italic" style:font-name-complex="Arial2" style:font-size-complex="10pt" style:text-scale="100%"/>
    </style:style>
    <style:style style:name="P65" style:family="paragraph" style:parent-style-name="Standard">
      <style:paragraph-properties fo:margin-left="0.564cm" fo:margin-right="-0.035cm" fo:margin-top="0cm" fo:margin-bottom="0cm" loext:contextual-spacing="false" fo:line-height="0.399cm" fo:text-align="start" style:justify-single-word="false" fo:text-indent="0cm" style:auto-text-indent="false">
        <style:tab-stops>
          <style:tab-stop style:position="1.094cm"/>
          <style:tab-stop style:position="4.621cm"/>
          <style:tab-stop style:position="7.267cm"/>
          <style:tab-stop style:position="13.159cm"/>
          <style:tab-stop style:position="18.556cm"/>
        </style:tab-stops>
      </style:paragraph-properties>
      <style:text-properties style:use-window-font-color="true" style:text-position="-5% 100%" style:font-name="Arial1" fo:font-size="10pt" fo:language="it" fo:country="IT" style:text-underline-style="solid" style:text-underline-width="auto" style:text-underline-color="#85b4a3" officeooo:paragraph-rsid="001875a6" fo:background-color="transparent" style:font-name-asian="Arial2" style:font-size-asian="10pt" style:font-name-complex="Arial2" style:font-size-complex="10pt"/>
    </style:style>
    <style:style style:name="P66" style:family="paragraph" style:parent-style-name="Standard">
      <style:paragraph-properties fo:margin-left="0.564cm" fo:margin-right="-0.035cm" fo:margin-top="0cm" fo:margin-bottom="0cm" loext:contextual-spacing="false" fo:line-height="0.399cm" fo:text-align="start" style:justify-single-word="false" fo:text-indent="0cm" style:auto-text-indent="false">
        <style:tab-stops>
          <style:tab-stop style:position="1.094cm"/>
          <style:tab-stop style:position="4.621cm"/>
          <style:tab-stop style:position="7.267cm"/>
          <style:tab-stop style:position="13.159cm"/>
          <style:tab-stop style:position="18.556cm"/>
        </style:tab-stops>
      </style:paragraph-properties>
      <style:text-properties style:use-window-font-color="true" style:text-position="-5% 100%" style:font-name="Arial1" fo:font-size="10pt" fo:language="it" fo:country="IT" style:text-underline-style="solid" style:text-underline-width="auto" style:text-underline-color="#85b4a3" officeooo:rsid="000be8ee" officeooo:paragraph-rsid="0049421b" fo:background-color="transparent" style:font-name-asian="Arial2" style:font-size-asian="10pt" style:font-name-complex="Arial2" style:font-size-complex="10pt"/>
    </style:style>
    <style:style style:name="P67" style:family="paragraph" style:parent-style-name="Standard">
      <style:paragraph-properties fo:margin-left="0.564cm" fo:margin-right="-0.035cm" fo:margin-top="0cm" fo:margin-bottom="0cm" loext:contextual-spacing="false" fo:line-height="0.399cm" fo:text-align="start" style:justify-single-word="false" fo:text-indent="0cm" style:auto-text-indent="false">
        <style:tab-stops>
          <style:tab-stop style:position="1.094cm"/>
          <style:tab-stop style:position="3.916cm"/>
          <style:tab-stop style:position="5.997cm"/>
          <style:tab-stop style:position="9.102cm"/>
          <style:tab-stop style:position="11.571cm"/>
          <style:tab-stop style:position="18.556cm"/>
        </style:tab-stops>
      </style:paragraph-properties>
      <style:text-properties style:use-window-font-color="true" style:font-name="Arial1" fo:language="it" fo:country="IT" officeooo:paragraph-rsid="001875a6" fo:background-color="transparent"/>
    </style:style>
    <style:style style:name="P68" style:family="paragraph" style:parent-style-name="Standard">
      <style:paragraph-properties fo:margin-left="0.564cm" fo:margin-right="-0.035cm" fo:margin-top="0cm" fo:margin-bottom="0cm" loext:contextual-spacing="false" fo:line-height="0.399cm" fo:text-align="start" style:justify-single-word="false" fo:text-indent="0cm" style:auto-text-indent="false">
        <style:tab-stops>
          <style:tab-stop style:position="1.094cm"/>
          <style:tab-stop style:position="3.916cm"/>
          <style:tab-stop style:position="5.997cm"/>
          <style:tab-stop style:position="9.102cm"/>
          <style:tab-stop style:position="11.571cm"/>
          <style:tab-stop style:position="18.556cm"/>
        </style:tab-stops>
      </style:paragraph-properties>
      <style:text-properties style:use-window-font-color="true" style:font-name="Arial1" fo:language="it" fo:country="IT" officeooo:paragraph-rsid="0049421b" fo:background-color="transparent"/>
    </style:style>
    <style:style style:name="P69" style:family="paragraph" style:parent-style-name="Standard">
      <style:paragraph-properties fo:margin-left="0.564cm" fo:margin-right="-0.035cm" fo:margin-top="0cm" fo:margin-bottom="0cm" loext:contextual-spacing="false" fo:line-height="0.399cm" fo:text-align="start" style:justify-single-word="false" fo:text-indent="0cm" style:auto-text-indent="false">
        <style:tab-stops>
          <style:tab-stop style:position="1.094cm"/>
          <style:tab-stop style:position="4.621cm"/>
          <style:tab-stop style:position="7.267cm"/>
          <style:tab-stop style:position="13.159cm"/>
          <style:tab-stop style:position="18.556cm"/>
        </style:tab-stops>
      </style:paragraph-properties>
      <style:text-properties style:use-window-font-color="true" style:font-name="Arial1" fo:font-size="9.5pt" fo:language="it" fo:country="IT" officeooo:paragraph-rsid="0049421b" fo:background-color="transparent" style:font-size-asian="9.5pt" style:font-size-complex="9.5pt"/>
    </style:style>
    <style:style style:name="P70" style:family="paragraph" style:parent-style-name="Standard">
      <style:paragraph-properties fo:margin-left="0.564cm" fo:margin-right="-0.035cm" fo:margin-top="0.06cm" fo:margin-bottom="0cm" loext:contextual-spacing="false" fo:line-height="100%" fo:text-align="start" style:justify-single-word="false" fo:text-indent="0cm" style:auto-text-indent="false"/>
      <style:text-properties style:use-window-font-color="true" style:font-name="Arial1" fo:language="it" fo:country="IT" fo:background-color="transparent"/>
    </style:style>
    <style:style style:name="P71" style:family="paragraph" style:parent-style-name="Standard">
      <style:paragraph-properties fo:margin-top="0.035cm" fo:margin-bottom="0cm" loext:contextual-spacing="false" fo:line-height="0.353cm" fo:text-align="start" style:justify-single-word="false"/>
      <style:text-properties style:use-window-font-color="true" style:font-name="Arial1" fo:font-size="10pt" fo:language="it" fo:country="IT" fo:background-color="transparent" style:font-size-asian="10pt" style:font-size-complex="10pt"/>
    </style:style>
    <style:style style:name="P72" style:family="paragraph" style:parent-style-name="Standard">
      <style:paragraph-properties fo:margin-top="0.035cm" fo:margin-bottom="0cm" loext:contextual-spacing="false" fo:line-height="0.388cm" fo:text-align="start" style:justify-single-word="false"/>
      <style:text-properties style:use-window-font-color="true" style:font-name="Arial1" fo:font-size="11pt" fo:language="it" fo:country="IT" officeooo:paragraph-rsid="001875a6" fo:background-color="transparent" style:font-size-asian="11pt" style:font-size-complex="11pt"/>
    </style:style>
    <style:style style:name="P73" style:family="paragraph" style:parent-style-name="Standard">
      <style:paragraph-properties fo:margin-top="0.018cm" fo:margin-bottom="0cm" loext:contextual-spacing="false" fo:line-height="0.229cm" fo:text-align="start" style:justify-single-word="false"/>
      <style:text-properties style:use-window-font-color="true" style:font-name="Arial1" fo:font-size="6.5pt" fo:language="it" fo:country="IT" fo:background-color="transparent" style:font-size-asian="6.5pt" style:font-size-complex="6.5pt"/>
    </style:style>
    <style:style style:name="P74" style:family="paragraph" style:parent-style-name="Standard">
      <style:paragraph-properties fo:margin-top="0.018cm" fo:margin-bottom="0cm" loext:contextual-spacing="false" fo:line-height="0.423cm" fo:text-align="start" style:justify-single-word="false"/>
      <style:text-properties style:use-window-font-color="true" style:font-name="Arial1" fo:font-size="12pt" fo:language="it" fo:country="IT" fo:background-color="transparent" style:font-size-asian="12pt" style:font-size-complex="12pt"/>
    </style:style>
    <style:style style:name="P75" style:family="paragraph" style:parent-style-name="Standard">
      <style:paragraph-properties fo:margin-left="7.747cm" fo:margin-right="7.782cm" fo:margin-top="0.101cm" fo:margin-bottom="0cm" loext:contextual-spacing="false" fo:line-height="100%" fo:text-align="center" style:justify-single-word="false" fo:text-indent="0cm" style:auto-text-indent="false" style:writing-mode="lr-tb"/>
      <style:text-properties style:use-window-font-color="true" style:font-name="Arial1" fo:font-size="14pt" fo:letter-spacing="normal" fo:language="it" fo:country="IT" fo:font-weight="bold" fo:background-color="transparent" style:font-name-asian="Arial2" style:font-size-asian="14pt" style:font-weight-asian="bold" style:font-name-complex="Arial2" style:font-size-complex="14pt" style:font-weight-complex="bold" style:text-scale="100%"/>
    </style:style>
    <style:style style:name="P76" style:family="paragraph" style:parent-style-name="Standard">
      <style:paragraph-properties fo:margin-left="7.747cm" fo:margin-right="7.782cm" fo:margin-top="0.101cm" fo:margin-bottom="0cm" loext:contextual-spacing="false" fo:line-height="100%" fo:text-align="center" style:justify-single-word="false" fo:text-indent="0cm" style:auto-text-indent="false" style:writing-mode="lr-tb"/>
      <style:text-properties style:use-window-font-color="true" style:font-name="Arial1" fo:font-size="8pt" fo:letter-spacing="normal" fo:language="it" fo:country="IT" fo:font-weight="bold" fo:background-color="transparent" style:font-name-asian="Arial2" style:font-size-asian="7pt" style:font-weight-asian="bold" style:font-name-complex="Arial2" style:font-size-complex="8pt" style:font-weight-complex="bold" style:text-scale="100%"/>
    </style:style>
    <style:style style:name="P77" style:family="paragraph" style:parent-style-name="Standard" style:master-page-name="">
      <loext:graphic-properties draw:fill="none"/>
      <style:paragraph-properties fo:margin-left="0cm" fo:margin-right="0cm" fo:margin-top="0.101cm" fo:margin-bottom="0cm" loext:contextual-spacing="false" fo:line-height="100%" fo:text-align="justify" style:justify-single-word="false" fo:orphans="2" fo:widows="2" fo:text-indent="0cm" style:auto-text-indent="false" style:page-number="auto" fo:background-color="transparent" style:writing-mode="lr-tb"/>
      <style:text-properties style:use-window-font-color="true" fo:font-size="10pt" fo:language="it" fo:country="IT" officeooo:paragraph-rsid="003d90d2" fo:background-color="transparent" style:font-size-asian="10pt" style:font-size-complex="10pt"/>
    </style:style>
    <style:style style:name="P78"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writing-mode="lr-tb"/>
      <style:text-properties style:use-window-font-color="true" style:text-line-through-style="none" style:text-line-through-type="none" style:font-name="Arial1" fo:font-size="10pt" fo:letter-spacing="normal" fo:language="it" fo:country="IT" fo:font-weight="normal" officeooo:paragraph-rsid="003c5035" fo:background-color="transparent" style:font-name-asian="Arial2" style:font-size-asian="10pt" style:font-weight-asian="normal" style:font-name-complex="Arial2" style:font-size-complex="10pt" style:font-weight-complex="normal" style:text-scale="100%"/>
    </style:style>
    <style:style style:name="P79"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writing-mode="lr-tb"/>
      <style:text-properties style:use-window-font-color="true" style:font-name="Arial1" fo:font-size="8pt" fo:language="it" fo:country="IT" fo:background-color="transparent" style:font-size-asian="7pt" style:font-size-complex="8pt"/>
    </style:style>
    <style:style style:name="P80" style:family="paragraph" style:parent-style-name="Standard">
      <style:paragraph-properties fo:margin-left="0cm" fo:margin-right="0cm" fo:margin-top="0.101cm" fo:margin-bottom="0cm" loext:contextual-spacing="false" fo:line-height="100%" fo:text-align="center" style:justify-single-word="false" fo:text-indent="0cm" style:auto-text-indent="false" fo:break-before="column" style:writing-mode="lr-tb"/>
      <style:text-properties style:use-window-font-color="true" style:font-name="Arial1" fo:font-size="14pt" fo:letter-spacing="normal" fo:language="it" fo:country="IT" fo:font-weight="bold" fo:background-color="transparent" style:font-name-asian="Arial2" style:font-size-asian="14pt" style:font-weight-asian="bold" style:font-name-complex="Arial2" style:font-size-complex="14pt" style:font-weight-complex="bold" style:text-scale="100%"/>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use-window-font-color="true" style:font-name="Arial1" fo:font-size="10pt" fo:language="it" fo:country="IT" officeooo:paragraph-rsid="004e6b76" fo:background-color="transparent" style:font-name-asian="Arial1" style:font-size-asian="10pt" style:language-asian="it" style:country-asian="IT" style:font-name-complex="Arial1" style:font-size-complex="10pt"/>
    </style:style>
    <style:style style:name="P8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font-size="5pt" fo:language="it" fo:country="IT" officeooo:paragraph-rsid="004e6b76" style:font-size-asian="5pt" style:font-size-complex="5pt"/>
    </style:style>
    <style:style style:name="P83" style:family="paragraph" style:parent-style-name="Table_20_Content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language="it" fo:country="IT" officeooo:paragraph-rsid="004e6b76"/>
    </style:style>
    <style:style style:name="P84" style:family="paragraph" style:parent-style-name="Standard">
      <style:paragraph-properties fo:margin-left="0.212cm" fo:margin-right="0.115cm" fo:margin-top="0.007cm" fo:margin-bottom="0cm" loext:contextual-spacing="false" style:line-height-at-least="0.459cm" fo:text-align="justify" style:justify-single-word="false" fo:text-indent="0cm" style:auto-text-indent="false"/>
      <style:text-properties style:use-window-font-color="true" style:font-name="Arial1" fo:language="it" fo:country="IT" fo:background-color="transparent"/>
    </style:style>
    <style:style style:name="P85" style:family="paragraph" style:parent-style-name="Standard">
      <style:paragraph-properties fo:margin-left="0.212cm" fo:margin-right="0.115cm" fo:margin-top="0.049cm" fo:margin-bottom="0.049cm" loext:contextual-spacing="false" fo:line-height="100%" fo:text-align="justify" style:justify-single-word="false" fo:text-indent="0cm" style:auto-text-indent="false"/>
      <style:text-properties fo:color="#00cc33" style:text-position="0% 100%" style:font-name="Arial1" fo:font-size="8pt" fo:language="it" fo:country="IT" fo:font-weight="normal" officeooo:paragraph-rsid="004d0a62" fo:background-color="transparent" style:font-name-asian="Arial1" style:font-size-asian="8pt" style:language-asian="zh" style:country-asian="CN" style:font-weight-asian="normal" style:font-name-complex="Arial1" style:font-size-complex="8pt" style:language-complex="ar" style:country-complex="SA" style:font-weight-complex="normal"/>
    </style:style>
    <style:style style:name="P86" style:family="paragraph" style:parent-style-name="Standard">
      <style:paragraph-properties fo:margin-left="0.212cm" fo:margin-right="0.115cm" fo:margin-top="0cm" fo:margin-bottom="0cm" loext:contextual-spacing="false" fo:line-height="100%" fo:text-indent="0cm" style:auto-text-indent="false"/>
      <style:text-properties style:font-name="Arial1" fo:font-size="8pt" fo:language="it" fo:country="IT" officeooo:paragraph-rsid="0034fe13" style:font-name-asian="Arial1" style:font-size-asian="8pt" style:font-name-complex="Arial1" style:font-size-complex="8pt"/>
    </style:style>
    <style:style style:name="P87" style:family="paragraph" style:parent-style-name="Standard">
      <style:paragraph-properties fo:margin-left="0.212cm" fo:margin-right="0.115cm" fo:margin-top="0cm" fo:margin-bottom="0cm" loext:contextual-spacing="false" fo:line-height="100%" fo:text-indent="0cm" style:auto-text-indent="false"/>
      <style:text-properties style:text-position="0% 100%" style:font-name="Arial1" fo:font-size="8pt" fo:language="it" fo:country="IT" officeooo:paragraph-rsid="0034fe13" style:font-name-asian="Arial1" style:font-size-asian="8pt" style:font-name-complex="Arial1" style:font-size-complex="8pt"/>
    </style:style>
    <style:style style:name="P88" style:family="paragraph" style:parent-style-name="Standard">
      <style:paragraph-properties fo:margin-top="0.014cm" fo:margin-bottom="0cm" loext:contextual-spacing="false" fo:line-height="0.176cm" fo:text-align="start" style:justify-single-word="false"/>
      <style:text-properties fo:color="#000000" style:text-position="-5% 100%" style:font-name="Arial1" fo:font-size="10pt" fo:letter-spacing="normal" fo:language="it" fo:country="IT" fo:font-style="italic" fo:background-color="#00ffff" style:font-name-asian="Arial2" style:font-size-asian="10pt" style:font-style-asian="italic" style:font-name-complex="Arial2" style:font-size-complex="10pt" style:font-style-complex="italic" style:text-scale="100%"/>
    </style:style>
    <style:style style:name="P89" style:family="paragraph" style:parent-style-name="Standard">
      <style:paragraph-properties fo:margin-left="1.058cm" fo:margin-right="0.115cm" fo:margin-top="0.101cm" fo:margin-bottom="0cm" loext:contextual-spacing="false" fo:line-height="100%" fo:text-align="start" style:justify-single-word="false" fo:text-indent="-0.318cm" style:auto-text-indent="false" style:writing-mode="lr-tb"/>
      <style:text-properties style:use-window-font-color="true" style:font-name="Arial1" fo:language="it" fo:country="IT" fo:background-color="transparent"/>
    </style:style>
    <style:style style:name="P90" style:family="paragraph" style:parent-style-name="Standard">
      <style:paragraph-properties fo:margin-left="1.446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font-size="8pt" fo:letter-spacing="normal" fo:language="it" fo:country="IT" fo:background-color="transparent" style:font-name-asian="Arial2" style:font-size-asian="8pt" style:font-name-complex="Arial2" style:font-size-complex="8pt" style:text-scale="100%"/>
    </style:style>
    <style:style style:name="P91" style:family="paragraph" style:parent-style-name="Standard">
      <style:paragraph-properties fo:margin-left="1.446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font-size="8pt" fo:language="it" fo:country="IT" fo:background-color="transparent" style:font-size-asian="8pt" style:font-size-complex="8pt"/>
    </style:style>
    <style:style style:name="P92"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text-position="0% 100%" style:font-name="Arial1" fo:font-size="8pt" fo:language="it" fo:country="IT" fo:font-weight="bold" officeooo:rsid="0029551b" officeooo:paragraph-rsid="0034fe13" fo:background-color="transparent" style:font-name-asian="Wingdings" style:font-size-asian="7pt" style:font-weight-asian="bold" style:font-name-complex="Wingdings" style:font-size-complex="8pt" style:font-weight-complex="bold"/>
    </style:style>
    <style:style style:name="P93"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text-position="0% 100%" style:font-name="Arial1" fo:font-size="8pt" fo:language="it" fo:country="IT" officeooo:paragraph-rsid="0034fe13" fo:background-color="transparent" style:font-name-asian="Wingdings" style:font-size-asian="7pt" style:font-name-complex="Wingdings" style:font-size-complex="8pt"/>
    </style:style>
    <style:style style:name="P94"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use-window-font-color="true" style:text-position="0% 100%" style:font-name="Arial1" fo:font-size="9pt" fo:language="it" fo:country="IT" fo:font-weight="bold" officeooo:rsid="0029551b" officeooo:paragraph-rsid="00365188" fo:background-color="transparent" style:font-name-asian="Wingdings" style:font-size-asian="9pt" style:font-weight-asian="bold" style:font-name-complex="Wingdings" style:font-size-complex="9pt" style:font-weight-complex="bold"/>
    </style:style>
    <style:style style:name="P95"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use-window-font-color="true" style:text-position="0% 100%" style:font-name="Arial1" fo:font-size="9pt" fo:language="it" fo:country="IT" officeooo:rsid="0029551b" officeooo:paragraph-rsid="00365188" fo:background-color="transparent" style:font-name-asian="Wingdings" style:font-size-asian="9pt" style:font-name-complex="Wingdings" style:font-size-complex="9pt"/>
    </style:style>
    <style:style style:name="P96" style:family="paragraph" style:parent-style-name="Standard">
      <style:paragraph-properties fo:margin-left="4.041cm" fo:margin-right="4.006cm" fo:margin-top="0.101cm" fo:margin-bottom="0cm" loext:contextual-spacing="false" fo:line-height="100%" fo:text-align="center" style:justify-single-word="false" fo:text-indent="0cm" style:auto-text-indent="false" style:writing-mode="lr-tb"/>
      <style:text-properties style:use-window-font-color="true" style:font-name="Arial1" fo:font-size="14pt" fo:letter-spacing="normal" fo:language="it" fo:country="IT" fo:font-weight="bold" fo:background-color="transparent" style:font-name-asian="Arial2" style:font-size-asian="14pt" style:font-weight-asian="bold" style:font-name-complex="Arial2" style:font-size-complex="14pt" style:font-weight-complex="bold" style:text-scale="100%"/>
    </style:style>
    <style:style style:name="P97" style:family="paragraph" style:parent-style-name="Standard">
      <style:paragraph-properties fo:margin-left="3.66cm" fo:margin-right="3.468cm" fo:margin-top="0.101cm" fo:margin-bottom="0cm" loext:contextual-spacing="false" fo:line-height="100%" fo:text-align="center" style:justify-single-word="false" fo:text-indent="0cm" style:auto-text-indent="false" style:writing-mode="lr-tb"/>
      <style:text-properties style:use-window-font-color="true" style:text-position="-3% 100%" style:font-name="Arial1" fo:font-size="14pt" fo:letter-spacing="normal" fo:language="it" fo:country="IT" fo:font-weight="bold" fo:background-color="transparent" style:font-name-asian="Arial2" style:font-size-asian="14pt" style:font-weight-asian="bold" style:font-name-complex="Arial2" style:font-size-complex="14pt" style:font-weight-complex="bold" style:text-scale="100%"/>
    </style:style>
    <style:style style:name="P98" style:family="paragraph" style:parent-style-name="Standard">
      <style:paragraph-properties fo:margin-left="0.635cm" fo:margin-right="0cm" fo:margin-top="0.101cm" fo:margin-bottom="0cm" loext:contextual-spacing="false" fo:line-height="100%" fo:text-align="justify" style:justify-single-word="false" fo:text-indent="0cm" style:auto-text-indent="false" style:writing-mode="lr-tb"/>
      <style:text-properties style:text-position="0% 100%" style:font-name="Arial1" fo:font-size="8pt" fo:language="it" fo:country="IT" officeooo:paragraph-rsid="00362b34" fo:background-color="transparent" style:font-name-asian="Arial1" style:font-size-asian="8pt" style:font-name-complex="Arial1" style:font-size-complex="8pt"/>
    </style:style>
    <style:style style:name="P99" style:family="paragraph" style:parent-style-name="Standard">
      <style:paragraph-properties fo:margin-left="0cm" fo:margin-right="-0.123cm" fo:margin-top="0.101cm" fo:margin-bottom="0cm" loext:contextual-spacing="false" fo:line-height="100%" fo:text-align="start" style:justify-single-word="false" fo:text-indent="0cm" style:auto-text-indent="false" style:writing-mode="lr-tb">
        <style:tab-stops>
          <style:tab-stop style:position="0.917cm"/>
        </style:tab-stops>
      </style:paragraph-properties>
      <style:text-properties style:use-window-font-color="true" style:text-position="0% 100%" style:font-name="Arial1" fo:font-size="10pt" fo:language="it" fo:country="IT" fo:font-weight="normal" officeooo:paragraph-rsid="004d0a62" fo:background-color="transparent" style:font-name-asian="Arial1" style:font-size-asian="10pt" style:font-weight-asian="normal" style:font-name-complex="Arial1" style:font-size-complex="10pt" style:language-complex="ar" style:country-complex="SA" style:font-weight-complex="normal"/>
    </style:style>
    <style:style style:name="P100" style:family="paragraph" style:parent-style-name="Standard">
      <style:paragraph-properties fo:margin-left="0.282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1" fo:font-size="10pt" fo:language="it" fo:country="IT" fo:font-weight="bold" officeooo:paragraph-rsid="004d0a62" fo:background-color="transparent" style:font-name-asian="Arial1" style:font-size-asian="10pt" style:font-weight-asian="bold" style:font-name-complex="Arial1" style:font-size-complex="10pt" style:language-complex="ar" style:country-complex="SA" style:font-weight-complex="bold"/>
    </style:style>
    <style:style style:name="P101" style:family="paragraph" style:parent-style-name="Standard">
      <style:paragraph-properties fo:margin-left="1.03cm" fo:margin-right="9.312cm" fo:margin-top="0.101cm" fo:margin-bottom="0cm" loext:contextual-spacing="false" fo:line-height="100%" fo:text-align="center" style:justify-single-word="false" fo:text-indent="0cm" style:auto-text-indent="false" style:writing-mode="lr-tb"/>
      <style:text-properties style:use-window-font-color="true" style:font-name="Arial1" fo:language="it" fo:country="IT" fo:background-color="transparent"/>
    </style:style>
    <style:style style:name="P102" style:family="paragraph" style:parent-style-name="Standard">
      <style:paragraph-properties fo:margin-left="0.741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language="it" fo:country="IT" fo:background-color="transparent"/>
    </style:style>
    <style:style style:name="P103" style:family="paragraph" style:parent-style-name="Standard">
      <style:paragraph-properties fo:margin-left="1.058cm" fo:margin-right="0.116cm" fo:margin-top="0.101cm" fo:margin-bottom="0cm" loext:contextual-spacing="false" fo:line-height="100%" fo:text-align="justify" style:justify-single-word="false" fo:text-indent="-0.318cm" style:auto-text-indent="false" style:writing-mode="lr-tb"/>
      <style:text-properties style:use-window-font-color="true" style:font-name="Arial1" fo:language="it" fo:country="IT" fo:background-color="transparent"/>
    </style:style>
    <style:style style:name="P104" style:family="paragraph" style:parent-style-name="Standard">
      <style:paragraph-properties fo:margin-left="1.058cm" fo:margin-right="0.116cm" fo:margin-top="0.101cm" fo:margin-bottom="0cm" loext:contextual-spacing="false" fo:line-height="100%" fo:text-align="justify" style:justify-single-word="false" fo:text-indent="-0.318cm" style:auto-text-indent="false" style:writing-mode="lr-tb"/>
      <style:text-properties style:use-window-font-color="true" fo:language="it" fo:country="IT" fo:background-color="transparent"/>
    </style:style>
    <style:style style:name="P105" style:family="paragraph" style:parent-style-name="Standard">
      <style:paragraph-properties fo:margin-left="1.03cm" fo:margin-right="13.443cm" fo:margin-top="0.101cm" fo:margin-bottom="0cm" loext:contextual-spacing="false" fo:line-height="100%" fo:text-align="center" style:justify-single-word="false" fo:text-indent="0cm" style:auto-text-indent="false" style:writing-mode="lr-tb"/>
      <style:text-properties style:use-window-font-color="true" style:font-name="Arial1" fo:font-size="11pt" fo:letter-spacing="normal" fo:language="it" fo:country="IT" fo:font-weight="bold" fo:background-color="transparent" style:font-name-asian="Arial2" style:font-size-asian="11pt" style:font-weight-asian="bold" style:font-name-complex="Arial2" style:font-size-complex="11pt" style:font-weight-complex="bold" style:text-scale="100%"/>
    </style:style>
    <style:style style:name="P106" style:family="paragraph" style:parent-style-name="Standard">
      <style:paragraph-properties fo:margin-left="1.03cm" fo:margin-right="13.443cm" fo:margin-top="0.101cm" fo:margin-bottom="0cm" loext:contextual-spacing="false" fo:line-height="100%" fo:text-align="center" style:justify-single-word="false" fo:text-indent="0cm" style:auto-text-indent="false" style:writing-mode="lr-tb"/>
      <style:text-properties style:use-window-font-color="true" style:font-name="Arial1" fo:font-size="8pt" fo:letter-spacing="normal" fo:language="it" fo:country="IT" fo:font-weight="bold" fo:background-color="transparent" style:font-name-asian="Arial2" style:font-size-asian="7pt" style:font-weight-asian="bold" style:font-name-complex="Arial2" style:font-size-complex="8pt" style:font-weight-complex="bold" style:text-scale="100%"/>
    </style:style>
    <style:style style:name="P107" style:family="paragraph" style:parent-style-name="Standard">
      <style:paragraph-properties fo:margin-left="1.03cm" fo:margin-right="11.876cm" fo:margin-top="0.101cm" fo:margin-bottom="0cm" loext:contextual-spacing="false" fo:line-height="100%" fo:text-align="center" style:justify-single-word="false" fo:text-indent="0cm" style:auto-text-indent="false" style:writing-mode="lr-tb"/>
      <style:text-properties style:use-window-font-color="true" style:font-name="Arial1" fo:font-size="11pt" fo:language="it" fo:country="IT" fo:background-color="transparent" style:font-size-asian="11pt" style:font-size-complex="11pt"/>
    </style:style>
    <style:style style:name="P108" style:family="paragraph" style:parent-style-name="Table_20_Contents">
      <style:paragraph-properties fo:margin-left="0.64cm" fo:margin-right="0.64cm" fo:margin-top="0.049cm" fo:margin-bottom="0.049cm" loext:contextual-spacing="false" fo:line-height="100%" fo:text-indent="0cm" style:auto-text-indent="false" style:shadow="none"/>
      <style:text-properties style:use-window-font-color="true" style:font-name="Arial1" fo:font-size="10pt" fo:language="it" fo:country="IT" style:text-underline-style="solid" style:text-underline-width="auto" style:text-underline-color="font-color" officeooo:paragraph-rsid="004d0a62" style:font-size-asian="10pt" style:language-asian="zh" style:country-asian="CN" style:font-size-complex="10pt" style:language-complex="ar" style:country-complex="SA"/>
    </style:style>
    <style:style style:name="P109" style:family="paragraph" style:parent-style-name="Table_20_Contents">
      <style:paragraph-properties fo:margin-left="0.3cm" fo:margin-right="0cm" fo:margin-top="0.049cm" fo:margin-bottom="0.049cm" loext:contextual-spacing="false" fo:line-height="100%" fo:text-align="justify" style:justify-single-word="false" fo:text-indent="0cm" style:auto-text-indent="false" style:shadow="none" style:writing-mode="lr-tb"/>
      <style:text-properties style:font-name="Arial1" fo:font-size="10pt" fo:language="it" fo:country="IT" officeooo:paragraph-rsid="004d0a62" style:font-size-asian="10pt" style:language-asian="zh" style:country-asian="CN" style:font-size-complex="10pt" style:language-complex="ar" style:country-complex="SA"/>
    </style:style>
    <style:style style:name="P110"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1" fo:font-size="10pt" fo:language="it" fo:country="IT" fo:font-style="italic" officeooo:rsid="00c7096d" officeooo:paragraph-rsid="004d0a62" fo:background-color="transparent" style:font-size-asian="10pt" style:font-style-asian="italic" style:font-size-complex="10pt" style:language-complex="ar" style:country-complex="SA" style:font-style-complex="italic"/>
    </style:style>
    <style:style style:name="P111"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1" fo:font-size="10pt" fo:language="it" fo:country="IT" fo:font-style="italic" officeooo:rsid="010111e0" officeooo:paragraph-rsid="004d0a62" fo:background-color="transparent" style:font-size-asian="10pt" style:font-style-asian="italic" style:font-size-complex="10pt" style:language-complex="ar" style:country-complex="SA" style:font-style-complex="italic"/>
    </style:style>
    <style:style style:name="P112"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1" fo:font-size="10pt" fo:language="it" fo:country="IT" fo:font-style="italic" officeooo:paragraph-rsid="004d0a62" style:font-size-asian="10pt" style:font-style-asian="italic" style:font-size-complex="10pt" style:language-complex="ar" style:country-complex="SA" style:font-style-complex="italic"/>
    </style:style>
    <style:style style:name="P113" style:family="paragraph" style:parent-style-name="Table_20_Contents">
      <style:paragraph-properties fo:margin-top="0.049cm" fo:margin-bottom="0.049cm" loext:contextual-spacing="false" fo:line-height="100%" fo:text-align="center" style:justify-single-word="false"/>
      <style:text-properties style:text-position="0% 100%" style:font-name="Arial1" fo:font-size="10pt" fo:language="it" fo:country="IT" officeooo:paragraph-rsid="004d0a62" style:font-size-asian="10pt" style:font-size-complex="10pt" style:language-complex="ar" style:country-complex="SA"/>
    </style:style>
    <style:style style:name="P114" style:family="paragraph" style:parent-style-name="Standard">
      <style:paragraph-properties fo:margin-left="0.212cm" fo:margin-right="-0.123cm" fo:margin-top="0cm" fo:margin-bottom="0cm" loext:contextual-spacing="false" fo:line-height="0.399cm" fo:text-align="start" style:justify-single-word="false" fo:text-indent="0cm" style:auto-text-indent="false"/>
      <style:text-properties style:use-window-font-color="true" style:text-position="-5% 100%" style:font-name="Arial1" fo:font-size="8pt" fo:letter-spacing="normal" fo:language="it" fo:country="IT" fo:background-color="transparent" style:font-name-asian="Arial2" style:font-size-asian="7pt" style:font-name-complex="Arial2" style:font-size-complex="8pt" style:text-scale="100%"/>
    </style:style>
    <style:style style:name="P115" style:family="paragraph" style:parent-style-name="Standard">
      <style:paragraph-properties fo:margin-left="0.212cm" fo:margin-right="-0.123cm" fo:margin-top="0cm" fo:margin-bottom="0cm" loext:contextual-spacing="false" fo:line-height="0.399cm" fo:text-align="start" style:justify-single-word="false" fo:text-indent="0cm" style:auto-text-indent="false"/>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116" style:family="paragraph" style:parent-style-name="Standard">
      <style:paragraph-properties fo:margin-left="3.034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font-size="10pt" fo:letter-spacing="normal" fo:language="it" fo:country="IT" fo:font-style="italic" fo:background-color="transparent" style:font-name-asian="Arial2" style:font-size-asian="10pt" style:font-style-asian="italic" style:font-name-complex="Arial2" style:font-size-complex="10pt" style:text-scale="100%"/>
    </style:style>
    <style:style style:name="P117" style:family="paragraph" style:parent-style-name="Standard">
      <style:paragraph-properties fo:margin-left="0.741cm" fo:margin-right="0.115cm" fo:margin-top="0.101cm" fo:margin-bottom="0cm" loext:contextual-spacing="false" fo:line-height="100%" fo:text-align="start" style:justify-single-word="false" fo:text-indent="0cm" style:auto-text-indent="false" style:writing-mode="lr-tb"/>
      <style:text-properties style:use-window-font-color="true" style:font-name="Arial1" fo:font-size="8pt" fo:letter-spacing="normal" fo:language="it" fo:country="IT" fo:font-weight="bold" officeooo:rsid="0016cc21" fo:background-color="transparent" style:font-name-asian="Arial2" style:font-size-asian="7pt" style:font-weight-asian="bold" style:font-name-complex="Arial2" style:font-size-complex="8pt" style:font-weight-complex="bold" style:text-scale="100%"/>
    </style:style>
    <style:style style:name="P118" style:family="paragraph" style:parent-style-name="Standard">
      <style:paragraph-properties fo:margin-left="2.858cm" fo:margin-right="-0.035cm" fo:margin-top="0.101cm" fo:margin-bottom="0cm" loext:contextual-spacing="false" fo:line-height="100%" fo:text-align="justify" style:justify-single-word="false" fo:text-indent="0cm" style:auto-text-indent="false"/>
      <style:text-properties style:use-window-font-color="true" style:font-name="Arial1" fo:font-size="10pt" fo:letter-spacing="normal" fo:language="it" fo:country="IT" fo:font-style="italic" fo:background-color="transparent" style:font-name-asian="Arial2" style:font-size-asian="10pt" style:font-style-asian="italic" style:font-name-complex="Arial2" style:font-size-complex="10pt" style:text-scale="100%"/>
    </style:style>
    <style:style style:name="P119" style:family="paragraph" style:parent-style-name="Standard">
      <style:paragraph-properties fo:margin-left="2.858cm" fo:margin-right="-0.035cm" fo:margin-top="0.101cm" fo:margin-bottom="0cm" loext:contextual-spacing="false" fo:line-height="100%" fo:text-align="justify" style:justify-single-word="false" fo:text-indent="0cm" style:auto-text-indent="false" style:writing-mode="lr-tb"/>
      <style:text-properties style:use-window-font-color="true" style:font-name="Arial" fo:font-size="10pt" fo:letter-spacing="normal" fo:language="it" fo:country="IT" fo:font-style="italic" fo:background-color="transparent" style:font-name-asian="Arial2" style:font-size-asian="10pt" style:font-style-asian="italic" style:font-name-complex="Arial2" style:font-size-complex="10pt" style:text-scale="100%"/>
    </style:style>
    <style:style style:name="P120" style:family="paragraph" style:parent-style-name="Standard">
      <style:paragraph-properties fo:margin-left="2.858cm" fo:margin-right="-0.035cm" fo:margin-top="0.101cm" fo:margin-bottom="0cm" loext:contextual-spacing="false" fo:line-height="100%" fo:text-align="start" style:justify-single-word="false" fo:text-indent="0cm" style:auto-text-indent="false" style:writing-mode="lr-tb"/>
      <style:text-properties style:use-window-font-color="true" style:font-name="Arial1" fo:font-size="10pt" fo:letter-spacing="normal" fo:language="it" fo:country="IT" fo:font-style="italic" fo:background-color="transparent" style:font-name-asian="Arial2" style:font-size-asian="10pt" style:font-style-asian="italic" style:font-name-complex="Arial2" style:font-size-complex="10pt" style:text-scale="100%"/>
    </style:style>
    <style:style style:name="P121" style:family="paragraph" style:parent-style-name="Standard" style:master-page-name="Standard">
      <style:paragraph-properties fo:margin-left="0cm" fo:margin-right="-0.065cm" fo:margin-top="0cm" fo:margin-bottom="0cm" loext:contextual-spacing="false" fo:line-height="0.176cm" fo:text-align="start" style:justify-single-word="false" fo:text-indent="0cm" style:auto-text-indent="false" style:page-number="auto"/>
      <style:text-properties style:font-name="Arial" fo:font-size="5pt" fo:letter-spacing="normal" fo:language="it" fo:country="IT" style:font-name-asian="Arial2" style:font-size-asian="5pt" style:font-name-complex="Arial2" style:font-size-complex="5pt" style:text-scale="100%"/>
    </style:style>
    <style:style style:name="P122" style:family="paragraph" style:parent-style-name="Standard" style:list-style-name="L1">
      <style:paragraph-properties fo:margin-top="0.101cm" fo:margin-bottom="0cm" loext:contextual-spacing="false" fo:line-height="100%" fo:text-align="start" style:justify-single-word="false" style:writing-mode="lr-tb"/>
      <style:text-properties style:use-window-font-color="true" style:font-name="Arial1" fo:font-size="10pt" fo:letter-spacing="normal" fo:language="it" fo:country="IT" officeooo:paragraph-rsid="002c9f36" fo:background-color="transparent" style:font-name-asian="Arial2" style:font-size-asian="10pt" style:font-name-complex="Arial2" style:font-size-complex="10pt" style:text-scale="100%"/>
    </style:style>
    <style:style style:name="P123" style:family="paragraph" style:parent-style-name="Standard" style:list-style-name="L6">
      <style:paragraph-properties fo:margin-top="0.101cm" fo:margin-bottom="0cm" loext:contextual-spacing="false" fo:line-height="100%" fo:text-align="justify" style:justify-single-word="false" style:writing-mode="lr-tb"/>
      <style:text-properties style:use-window-font-color="true" style:font-name="Arial1" fo:font-size="10pt" fo:letter-spacing="normal" fo:language="it" fo:country="IT" officeooo:paragraph-rsid="002c9f36" fo:background-color="transparent" style:font-name-asian="Arial2" style:font-size-asian="10pt" style:font-name-complex="Arial2" style:font-size-complex="10pt" style:text-scale="100%"/>
    </style:style>
    <style:style style:name="P124" style:family="paragraph" style:parent-style-name="Standard" style:list-style-name="L8">
      <style:paragraph-properties fo:margin-top="0.101cm" fo:margin-bottom="0cm" loext:contextual-spacing="false" fo:line-height="100%" style:writing-mode="lr-tb"/>
      <style:text-properties style:use-window-font-color="true" style:font-name="Arial1" fo:font-size="10pt" fo:letter-spacing="normal" fo:language="it" fo:country="IT" officeooo:paragraph-rsid="004048a4" fo:background-color="transparent" style:font-name-asian="Arial2" style:font-size-asian="10pt" style:font-name-complex="Arial2" style:font-size-complex="10pt" style:text-scale="100%"/>
    </style:style>
    <style:style style:name="P125" style:family="paragraph" style:parent-style-name="Standard" style:list-style-name="L8">
      <style:paragraph-properties fo:margin-top="0.101cm" fo:margin-bottom="0cm" loext:contextual-spacing="false" fo:line-height="100%" style:writing-mode="lr-tb"/>
      <style:text-properties style:use-window-font-color="true" style:font-name="Arial1" fo:font-size="10pt" fo:letter-spacing="normal" fo:language="it" fo:country="IT" fo:font-style="normal" style:text-underline-style="none" fo:font-weight="bold" officeooo:paragraph-rsid="004048a4" fo:background-color="transparent" style:font-name-asian="Arial2" style:font-size-asian="10pt" style:language-asian="zh" style:country-asian="CN" style:font-style-asian="normal" style:font-weight-asian="bold" style:font-name-complex="Arial2" style:font-size-complex="10pt" style:language-complex="ar" style:country-complex="SA" style:font-style-complex="normal" style:font-weight-complex="bold" style:text-scale="100%"/>
    </style:style>
    <style:style style:name="P126" style:family="paragraph" style:parent-style-name="Standard" style:list-style-name="L1">
      <style:paragraph-properties fo:margin-top="0.101cm" fo:margin-bottom="0cm" loext:contextual-spacing="false" fo:line-height="100%" fo:text-align="start" style:justify-single-word="false" style:writing-mode="lr-tb"/>
      <style:text-properties style:use-window-font-color="true" style:font-name="Arial1" fo:font-size="8pt" fo:letter-spacing="normal" fo:language="it" fo:country="IT" officeooo:paragraph-rsid="002c9f36" fo:background-color="transparent" style:font-name-asian="Arial2" style:font-size-asian="7pt" style:font-name-complex="Arial2" style:font-size-complex="8pt" style:text-scale="100%"/>
    </style:style>
    <style:style style:name="P127" style:family="paragraph" style:parent-style-name="Standard" style:list-style-name="L6">
      <style:paragraph-properties fo:margin-top="0.101cm" fo:margin-bottom="0cm" loext:contextual-spacing="false" fo:line-height="100%" fo:text-align="justify" style:justify-single-word="false" style:writing-mode="lr-tb"/>
      <style:text-properties style:use-window-font-color="true" style:font-name="Arial1" fo:language="it" fo:country="IT" officeooo:paragraph-rsid="002c9f36" fo:background-color="transparent"/>
    </style:style>
    <style:style style:name="P128" style:family="paragraph" style:parent-style-name="Standard" style:list-style-name="L8">
      <style:paragraph-properties fo:margin-top="0.101cm" fo:margin-bottom="0cm" loext:contextual-spacing="false" fo:line-height="100%" fo:text-align="justify" style:justify-single-word="false" style:writing-mode="lr-tb"/>
      <style:text-properties style:use-window-font-color="true" style:font-name="Arial1" fo:language="it" fo:country="IT" fo:background-color="transparent"/>
    </style:style>
    <style:style style:name="P129" style:family="paragraph" style:parent-style-name="Standard" style:list-style-name="L8">
      <style:paragraph-properties fo:margin-top="0.101cm" fo:margin-bottom="0cm" loext:contextual-spacing="false" fo:line-height="100%" fo:text-align="justify" style:justify-single-word="false" style:writing-mode="lr-tb"/>
      <style:text-properties style:use-window-font-color="true" style:font-name="Arial1" fo:language="it" fo:country="IT" officeooo:paragraph-rsid="004048a4" fo:background-color="transparent"/>
    </style:style>
    <style:style style:name="P130" style:family="paragraph" style:parent-style-name="Standard" style:list-style-name="L8">
      <style:paragraph-properties fo:margin-top="0.101cm" fo:margin-bottom="0cm" loext:contextual-spacing="false" fo:line-height="100%" fo:text-align="start" style:justify-single-word="false" style:writing-mode="lr-tb"/>
      <style:text-properties style:use-window-font-color="true" style:font-name="Arial1" fo:language="it" fo:country="IT" fo:background-color="transparent"/>
    </style:style>
    <style:style style:name="P131" style:family="paragraph" style:parent-style-name="Standard" style:list-style-name="L3">
      <style:paragraph-properties fo:margin-top="0.101cm" fo:margin-bottom="0cm" loext:contextual-spacing="false" fo:line-height="100%" fo:text-align="start" style:justify-single-word="false" style:writing-mode="lr-tb"/>
      <style:text-properties style:use-window-font-color="true" style:text-position="-5% 100%" style:font-name="Arial1" fo:font-size="10pt" fo:letter-spacing="normal" fo:language="it" fo:country="IT" fo:background-color="transparent" style:font-name-asian="Arial2" style:font-size-asian="10pt" style:font-name-complex="Arial2" style:font-size-complex="10pt" style:text-scale="100%"/>
    </style:style>
    <style:style style:name="P132" style:family="paragraph" style:parent-style-name="Standard" style:list-style-name="L6">
      <style:paragraph-properties fo:margin-top="0.101cm" fo:margin-bottom="0cm" loext:contextual-spacing="false" fo:line-height="100%" fo:text-align="justify" style:justify-single-word="false" style:writing-mode="lr-tb"/>
      <style:text-properties style:use-window-font-color="true" fo:language="it" fo:country="IT" officeooo:paragraph-rsid="002c9f36" fo:background-color="transparent"/>
    </style:style>
    <style:style style:name="P133" style:family="paragraph" style:parent-style-name="Standard" style:list-style-name="L7">
      <style:paragraph-properties fo:margin-top="0.101cm" fo:margin-bottom="0cm" loext:contextual-spacing="false" fo:line-height="100%" fo:text-align="justify" style:justify-single-word="false" style:writing-mode="lr-tb"/>
      <style:text-properties style:use-window-font-color="true" fo:language="it" fo:country="IT" fo:background-color="transparent"/>
    </style:style>
    <style:style style:name="P134" style:family="paragraph" style:parent-style-name="Standard" style:list-style-name="L6">
      <style:paragraph-properties fo:margin-top="0.101cm" fo:margin-bottom="0cm" loext:contextual-spacing="false" fo:line-height="100%" fo:text-align="justify" style:justify-single-word="false" style:writing-mode="lr-tb"/>
      <style:text-properties style:use-window-font-color="true" style:font-name="Arial" fo:font-size="10pt" fo:letter-spacing="normal" fo:language="it" fo:country="IT" fo:background-color="transparent" style:font-name-asian="Arial2" style:font-size-asian="10pt" style:font-name-complex="Arial2" style:font-size-complex="10pt" style:text-scale="100%"/>
    </style:style>
    <style:style style:name="P135" style:family="paragraph" style:parent-style-name="Standard" style:list-style-name="L7">
      <style:paragraph-properties fo:margin-top="0.101cm" fo:margin-bottom="0cm" loext:contextual-spacing="false" fo:line-height="100%" fo:text-align="justify" style:justify-single-word="false" style:writing-mode="lr-tb"/>
      <style:text-properties style:use-window-font-color="true" style:font-name="Arial" fo:font-size="10pt" fo:letter-spacing="normal" fo:language="it" fo:country="IT" fo:background-color="transparent" style:font-name-asian="Arial2" style:font-size-asian="10pt" style:font-name-complex="Arial2" style:font-size-complex="10pt" style:text-scale="100%"/>
    </style:style>
    <style:style style:name="P136" style:family="paragraph" style:parent-style-name="Standard" style:list-style-name="L2">
      <style:paragraph-properties fo:margin-top="0.101cm" fo:margin-bottom="0cm" loext:contextual-spacing="false" fo:line-height="100%" style:writing-mode="lr-tb"/>
      <style:text-properties style:font-name="Arial1"/>
    </style:style>
    <style:style style:name="P137" style:family="paragraph" style:parent-style-name="Standard" style:list-style-name="L2">
      <style:paragraph-properties fo:margin-top="0.101cm" fo:margin-bottom="0cm" loext:contextual-spacing="false" fo:line-height="100%" fo:text-align="justify" style:justify-single-word="false" style:writing-mode="lr-tb"/>
      <style:text-properties style:font-name="Arial1"/>
    </style:style>
    <style:style style:name="P138" style:family="paragraph" style:parent-style-name="Standard" style:list-style-name="L4">
      <style:paragraph-properties fo:margin-top="0.101cm" fo:margin-bottom="0cm" loext:contextual-spacing="false" fo:line-height="100%" fo:text-align="start" style:justify-single-word="false" style:writing-mode="lr-tb"/>
      <style:text-properties style:font-name="Arial1"/>
    </style:style>
    <style:style style:name="P139" style:family="paragraph" style:parent-style-name="Standard" style:list-style-name="L5">
      <style:paragraph-properties fo:margin-top="0.101cm" fo:margin-bottom="0cm" loext:contextual-spacing="false" fo:line-height="100%" fo:text-align="start" style:justify-single-word="false" style:writing-mode="lr-tb"/>
      <style:text-properties style:font-name="Arial1"/>
    </style:style>
    <style:style style:name="P140" style:family="paragraph" style:parent-style-name="Standard" style:list-style-name="L5">
      <style:paragraph-properties fo:margin-top="0.101cm" fo:margin-bottom="0cm" loext:contextual-spacing="false" fo:line-height="100%" fo:text-align="justify" style:justify-single-word="false"/>
    </style:style>
    <style:style style:name="P141" style:family="paragraph" style:parent-style-name="Standard" style:list-style-name="L5">
      <style:paragraph-properties fo:margin-top="0.101cm" fo:margin-bottom="0cm" loext:contextual-spacing="false" fo:line-height="100%" fo:text-align="justify" style:justify-single-word="false"/>
      <style:text-properties style:font-name="Arial1"/>
    </style:style>
    <style:style style:name="P142" style:family="paragraph" style:parent-style-name="Standard" style:list-style-name="L5">
      <style:paragraph-properties fo:margin-top="0.101cm" fo:margin-bottom="0cm" loext:contextual-spacing="false" fo:line-height="100%" fo:text-align="justify" style:justify-single-word="false"/>
      <style:text-properties style:font-name="Arial1" officeooo:paragraph-rsid="004e79b0"/>
    </style:style>
    <style:style style:name="P143" style:family="paragraph" style:parent-style-name="Standard" style:list-style-name="L3">
      <style:paragraph-properties fo:margin-left="2.2cm" fo:margin-right="0cm" fo:margin-top="0.101cm" fo:margin-bottom="0cm" loext:contextual-spacing="false" fo:line-height="100%" fo:text-align="start" style:justify-single-word="false" fo:text-indent="-1cm" style:auto-text-indent="false" style:writing-mode="lr-tb">
        <style:tab-stops>
          <style:tab-stop style:position="2.2cm"/>
        </style:tab-stops>
      </style:paragraph-properties>
      <style:text-properties style:font-name="Arial1"/>
    </style:style>
    <style:style style:name="P144" style:family="paragraph" style:parent-style-name="Standard" style:list-style-name="L3">
      <style:paragraph-properties fo:margin-left="2.2cm" fo:margin-right="0cm" fo:margin-top="0.101cm" fo:margin-bottom="0cm" loext:contextual-spacing="false" fo:line-height="100%" fo:text-align="start" style:justify-single-word="false" fo:text-indent="-0.801cm" style:auto-text-indent="false" style:writing-mode="lr-tb">
        <style:tab-stops>
          <style:tab-stop style:position="2.2cm"/>
        </style:tab-stops>
      </style:paragraph-properties>
      <style:text-properties style:font-name="Arial1"/>
    </style:style>
    <style:style style:name="P145" style:family="paragraph" style:parent-style-name="Text_20_body" style:list-style-name="L8" style:master-page-name="">
      <loext:graphic-properties draw:fill="none"/>
      <style:paragraph-properties fo:margin-left="3.401cm" fo:margin-right="0cm" fo:margin-top="0.101cm" fo:margin-bottom="0cm" loext:contextual-spacing="false" fo:line-height="100%" fo:text-align="justify" style:justify-single-word="false" fo:orphans="2" fo:widows="2" fo:hyphenation-ladder-count="no-limit" fo:text-indent="-0.7cm" style:auto-text-indent="false" style:page-number="auto" fo:background-color="transparent" style:writing-mode="lr-tb">
        <style:tab-stops>
          <style:tab-stop style:position="0.898cm"/>
          <style:tab-stop style:position="0.908cm"/>
          <style:tab-stop style:position="1.565cm"/>
        </style:tab-stops>
      </style:paragraph-properties>
      <style:text-properties style:use-window-font-color="true" style:font-name="Arial1" fo:font-size="10pt" fo:letter-spacing="normal" fo:language="it" fo:country="IT" fo:font-style="normal" style:text-underline-style="none" fo:font-weight="normal" officeooo:paragraph-rsid="004048a4" fo:background-color="transparent" style:font-name-asian="Arial2" style:font-size-asian="10pt" style:language-asian="zh" style:country-asian="CN" style:font-style-asian="normal" style:font-weight-asian="normal" style:font-name-complex="Arial2" style:font-size-complex="10pt" style:language-complex="ar" style:country-complex="SA" style:font-style-complex="normal" style:font-weight-complex="normal" style:text-scale="100%" fo:hyphenate="false" fo:hyphenation-remain-char-count="2" fo:hyphenation-push-char-count="2"/>
    </style:style>
    <style:style style:name="P146" style:family="paragraph" style:parent-style-name="Text_20_body" style:list-style-name="L8">
      <loext:graphic-properties draw:fill="none"/>
      <style:paragraph-properties fo:margin-left="3.401cm" fo:margin-right="0cm" fo:margin-top="0.101cm" fo:margin-bottom="0cm" loext:contextual-spacing="false" fo:line-height="100%" fo:orphans="2" fo:widows="2" fo:hyphenation-ladder-count="no-limit" fo:text-indent="-0.7cm" style:auto-text-indent="false" fo:background-color="transparent" style:writing-mode="lr-tb">
        <style:tab-stops>
          <style:tab-stop style:position="0.898cm"/>
          <style:tab-stop style:position="0.908cm"/>
          <style:tab-stop style:position="1.565cm"/>
        </style:tab-stops>
      </style:paragraph-properties>
      <style:text-properties style:use-window-font-color="true" style:font-name="Arial1" fo:font-size="10pt" fo:letter-spacing="normal" fo:language="it" fo:country="IT" fo:font-style="normal" style:text-underline-style="none" fo:font-weight="normal" officeooo:paragraph-rsid="004048a4" fo:background-color="transparent" style:font-name-asian="Arial2" style:font-size-asian="10pt" style:language-asian="zh" style:country-asian="CN" style:font-style-asian="normal" style:font-weight-asian="normal" style:font-name-complex="Arial2" style:font-size-complex="10pt" style:language-complex="ar" style:country-complex="SA" style:font-style-complex="normal" style:font-weight-complex="normal" style:text-scale="100%" fo:hyphenate="false" fo:hyphenation-remain-char-count="2" fo:hyphenation-push-char-count="2"/>
    </style:style>
    <style:style style:name="P147" style:family="paragraph" style:parent-style-name="Text_20_body" style:list-style-name="L8" style:master-page-name="">
      <loext:graphic-properties draw:fill="none"/>
      <style:paragraph-properties fo:margin-left="2.2cm" fo:margin-right="0cm" fo:margin-top="0.101cm" fo:margin-bottom="0cm" loext:contextual-spacing="false" fo:line-height="100%" fo:text-align="justify" style:justify-single-word="false" fo:orphans="2" fo:widows="2" fo:hyphenation-ladder-count="no-limit" fo:text-indent="0.499cm" style:auto-text-indent="false" style:page-number="auto" fo:background-color="transparent" style:writing-mode="lr-tb">
        <style:tab-stops>
          <style:tab-stop style:position="0.898cm"/>
          <style:tab-stop style:position="0.908cm"/>
          <style:tab-stop style:position="1.565cm"/>
        </style:tab-stops>
      </style:paragraph-properties>
      <style:text-properties style:use-window-font-color="true" style:text-line-through-style="none" style:text-line-through-type="none" style:font-name="Arial1" fo:font-size="10pt" fo:letter-spacing="normal" fo:language="it" fo:country="IT" fo:font-style="normal" style:text-underline-style="none" fo:font-weight="normal" officeooo:paragraph-rsid="004048a4" style:letter-kerning="true" fo:background-color="transparent" style:font-name-asian="Arial2" style:font-size-asian="10pt" style:language-asian="zh" style:country-asian="CN" style:font-style-asian="normal" style:font-weight-asian="normal" style:font-name-complex="Arial2" style:font-size-complex="10pt" style:language-complex="ar" style:country-complex="SA" style:font-style-complex="normal" style:font-weight-complex="normal" style:text-scale="100%" fo:hyphenate="false" fo:hyphenation-remain-char-count="2" fo:hyphenation-push-char-count="2"/>
    </style:style>
    <style:style style:name="P148" style:family="paragraph" style:parent-style-name="Text_20_body" style:list-style-name="L8">
      <loext:graphic-properties draw:fill="none"/>
      <style:paragraph-properties fo:margin-left="2.2cm" fo:margin-right="0cm" fo:margin-top="0.101cm" fo:margin-bottom="0cm" loext:contextual-spacing="false" fo:line-height="100%" fo:text-align="justify" style:justify-single-word="false" fo:orphans="2" fo:widows="2" fo:hyphenation-ladder-count="no-limit" fo:text-indent="0.499cm" style:auto-text-indent="false" fo:background-color="transparent" style:writing-mode="lr-tb">
        <style:tab-stops>
          <style:tab-stop style:position="0.898cm"/>
          <style:tab-stop style:position="0.908cm"/>
          <style:tab-stop style:position="1.565cm"/>
        </style:tab-stops>
      </style:paragraph-properties>
      <style:text-properties style:use-window-font-color="true" style:text-line-through-style="none" style:text-line-through-type="none" style:font-name="Arial1" fo:font-size="10pt" fo:letter-spacing="normal" fo:language="it" fo:country="IT" fo:font-style="normal" style:text-underline-style="none" fo:font-weight="normal" officeooo:paragraph-rsid="004048a4" style:letter-kerning="true" fo:background-color="transparent" style:font-name-asian="Arial2" style:font-size-asian="10pt" style:language-asian="zh" style:country-asian="CN" style:font-style-asian="normal" style:font-weight-asian="normal" style:font-name-complex="Arial2" style:font-size-complex="10pt" style:language-complex="ar" style:country-complex="SA" style:font-style-complex="normal" style:font-weight-complex="normal" style:text-scale="100%" fo:hyphenate="false" fo:hyphenation-remain-char-count="2" fo:hyphenation-push-char-count="2"/>
    </style:style>
    <style:style style:name="P149" style:family="paragraph" style:parent-style-name="Text_20_body" style:list-style-name="L8">
      <loext:graphic-properties draw:fill="none"/>
      <style:paragraph-properties fo:margin-left="2.2cm" fo:margin-right="0cm" fo:margin-top="0.101cm" fo:margin-bottom="0cm" loext:contextual-spacing="false" fo:line-height="100%" fo:text-align="justify" style:justify-single-word="false" fo:orphans="2" fo:widows="2" fo:hyphenation-ladder-count="no-limit" fo:text-indent="0.499cm" style:auto-text-indent="false" fo:background-color="transparent" style:text-autospace="none" style:writing-mode="lr-tb">
        <style:tab-stops>
          <style:tab-stop style:position="0.898cm"/>
          <style:tab-stop style:position="0.908cm"/>
          <style:tab-stop style:position="1.565cm"/>
        </style:tab-stops>
      </style:paragraph-properties>
      <style:text-properties style:use-window-font-color="true" style:font-name="Arial1" fo:font-size="10pt" fo:letter-spacing="normal" fo:language="it" fo:country="IT" fo:font-style="normal" style:text-underline-style="none" fo:font-weight="normal" officeooo:paragraph-rsid="004e6b76" fo:background-color="transparent" style:font-name-asian="Arial2" style:font-size-asian="10pt" style:language-asian="zh" style:country-asian="CN" style:font-style-asian="normal" style:font-weight-asian="normal" style:font-name-complex="Arial2" style:font-size-complex="10pt" style:language-complex="ar" style:country-complex="SA" style:font-style-complex="normal" style:font-weight-complex="normal" style:text-scale="100%" fo:hyphenate="false" fo:hyphenation-remain-char-count="2" fo:hyphenation-push-char-count="2"/>
    </style:style>
    <style:style style:name="P150" style:family="paragraph" style:parent-style-name="Table_20_Contents" style:list-style-name="L9">
      <style:paragraph-properties fo:margin-left="1.199cm" fo:margin-right="0.3cm" fo:margin-top="0.049cm" fo:margin-bottom="0.049cm" loext:contextual-spacing="false" fo:line-height="100%" fo:text-align="justify" style:justify-single-word="false" fo:text-indent="-0.7cm" style:auto-text-indent="false" style:writing-mode="lr-tb">
        <style:tab-stops/>
      </style:paragraph-properties>
      <style:text-properties style:font-name="Arial1" fo:font-size="10pt" fo:language="it" fo:country="IT" officeooo:paragraph-rsid="004d0a62" style:font-size-asian="10pt" style:language-asian="zh" style:country-asian="CN" style:font-size-complex="10pt" style:language-complex="ar" style:country-complex="SA"/>
    </style:style>
    <style:style style:name="P151" style:family="paragraph">
      <loext:graphic-properties draw:fill="none"/>
      <style:paragraph-properties fo:text-align="center"/>
    </style:style>
    <style:style style:name="P152" style:family="paragraph">
      <style:paragraph-properties fo:text-align="center"/>
    </style:style>
    <style:style style:name="P153" style:family="paragraph">
      <loext:graphic-properties draw:fill="solid" draw:fill-color="#ecf2ee"/>
      <style:paragraph-properties fo:text-align="center"/>
    </style:style>
    <style:style style:name="P154" style:family="paragraph">
      <loext:graphic-properties draw:fill="solid" draw:fill-color="#d4e1d8"/>
      <style:paragraph-properties fo:text-align="center"/>
    </style:style>
    <style:style style:name="P155" style:family="paragraph">
      <loext:graphic-properties draw:fill="none" draw:fill-color="#ffffff"/>
      <style:paragraph-properties style:writing-mode="lr-tb"/>
    </style:style>
    <style:style style:name="T1" style:family="text">
      <style:text-properties officeooo:rsid="004e6b76"/>
    </style:style>
    <style:style style:name="T2" style:family="text">
      <style:text-properties officeooo:rsid="004b47cf"/>
    </style:style>
    <style:style style:name="T3" style:family="text">
      <style:text-properties style:font-name="Arial" fo:font-size="10pt" fo:letter-spacing="normal" fo:font-weight="bold" style:font-name-asian="Arial2" style:font-size-asian="10pt" style:font-weight-asian="bold" style:font-name-complex="Arial2" style:font-size-complex="10pt" style:font-weight-complex="bold" style:text-scale="100%"/>
    </style:style>
    <style:style style:name="T4" style:family="text">
      <style:text-properties style:font-name="Arial" fo:font-size="10pt" fo:letter-spacing="normal" style:font-name-asian="Arial2" style:font-size-asian="10pt" style:font-name-complex="Arial2" style:font-size-complex="10pt" style:text-scale="100%"/>
    </style:style>
    <style:style style:name="T5" style:family="text">
      <style:text-properties style:font-name="Arial" fo:font-size="10pt" fo:letter-spacing="-0.026cm" style:font-name-asian="Arial2" style:font-size-asian="10pt" style:font-name-complex="Arial2" style:font-size-complex="10pt" style:text-scale="100%"/>
    </style:style>
    <style:style style:name="T6" style:family="text">
      <style:text-properties style:font-name="Arial" fo:font-size="10pt" fo:letter-spacing="-0.007cm" style:font-name-asian="Arial2" style:font-size-asian="10pt" style:font-name-complex="Arial2" style:font-size-complex="10pt" style:text-scale="100%"/>
    </style:style>
    <style:style style:name="T7" style:family="text">
      <style:text-properties style:font-name="Arial" fo:font-size="10pt" fo:letter-spacing="-0.012cm" style:font-name-asian="Arial2" style:font-size-asian="10pt" style:font-name-complex="Arial2" style:font-size-complex="10pt" style:text-scale="100%"/>
    </style:style>
    <style:style style:name="T8" style:family="text">
      <style:text-properties style:font-name="Arial" fo:font-size="10pt" fo:letter-spacing="-0.046cm" style:font-name-asian="Arial2" style:font-size-asian="10pt" style:font-name-complex="Arial2" style:font-size-complex="10pt" style:text-scale="100%"/>
    </style:style>
    <style:style style:name="T9" style:family="text">
      <style:text-properties style:font-name="Arial" fo:font-size="10pt" fo:letter-spacing="0.005cm" style:font-name-asian="Arial2" style:font-size-asian="10pt" style:font-name-complex="Arial2" style:font-size-complex="10pt" style:text-scale="100%"/>
    </style:style>
    <style:style style:name="T10" style:family="text">
      <style:text-properties style:font-name="Arial" fo:font-size="10pt" fo:letter-spacing="0.005cm" fo:font-weight="bold" style:font-name-asian="Arial2" style:font-size-asian="10pt" style:font-weight-asian="bold" style:font-name-complex="Arial2" style:font-size-complex="10pt" style:font-weight-complex="bold" style:text-scale="100%"/>
    </style:style>
    <style:style style:name="T11" style:family="text">
      <style:text-properties style:font-name="Arial" fo:font-size="10pt" fo:letter-spacing="0.023cm" style:font-name-asian="Arial2" style:font-size-asian="10pt" style:font-name-complex="Arial2" style:font-size-complex="10pt" style:text-scale="100%"/>
    </style:style>
    <style:style style:name="T12" style:family="text">
      <style:text-properties style:font-name="Arial" fo:font-size="10pt" fo:letter-spacing="-0.037cm" style:font-name-asian="Arial2" style:font-size-asian="10pt" style:font-name-complex="Arial2" style:font-size-complex="10pt" style:text-scale="100%"/>
    </style:style>
    <style:style style:name="T13" style:family="text">
      <style:text-properties style:font-name="Arial" fo:font-size="10pt" fo:letter-spacing="0.021cm" style:font-name-asian="Arial2" style:font-size-asian="10pt" style:font-name-complex="Arial2" style:font-size-complex="10pt" style:text-scale="100%"/>
    </style:style>
    <style:style style:name="T14" style:family="text">
      <style:text-properties style:font-name="Arial" fo:font-size="10pt" fo:letter-spacing="0.021cm" fo:font-weight="bold" style:font-name-asian="Arial2" style:font-size-asian="10pt" style:font-weight-asian="bold" style:font-name-complex="Arial2" style:font-size-complex="10pt" style:font-weight-complex="bold" style:text-scale="100%"/>
    </style:style>
    <style:style style:name="T15" style:family="text">
      <style:text-properties style:font-name="Arial" fo:font-size="10pt" fo:letter-spacing="-0.034cm" style:font-name-asian="Arial2" style:font-size-asian="10pt" style:font-name-complex="Arial2" style:font-size-complex="10pt" style:text-scale="100%"/>
    </style:style>
    <style:style style:name="T16" style:family="text">
      <style:text-properties style:font-name="Arial" fo:font-size="10pt" fo:letter-spacing="0.007cm" style:font-name-asian="Arial2" style:font-size-asian="10pt" style:font-name-complex="Arial2" style:font-size-complex="10pt" style:text-scale="100%"/>
    </style:style>
    <style:style style:name="T17" style:family="text">
      <style:text-properties style:font-name="Arial" fo:font-size="11pt" fo:letter-spacing="normal" fo:font-weight="bold" style:font-name-asian="Arial2" style:font-size-asian="11pt" style:font-weight-asian="bold" style:font-name-complex="Arial2" style:font-size-complex="11pt" style:font-weight-complex="bold" style:text-scale="100%"/>
    </style:style>
    <style:style style:name="T18" style:family="text">
      <style:text-properties style:font-name="Arial" fo:font-size="11pt" fo:letter-spacing="-0.028cm" fo:font-weight="bold" style:font-name-asian="Arial2" style:font-size-asian="11pt" style:font-weight-asian="bold" style:font-name-complex="Arial2" style:font-size-complex="11pt" style:font-weight-complex="bold" style:text-scale="100%"/>
    </style:style>
    <style:style style:name="T19" style:family="text">
      <style:text-properties style:font-name="Arial" fo:letter-spacing="normal" fo:font-weight="bold" style:font-name-asian="Arial2" style:font-weight-asian="bold" style:font-name-complex="Arial2" style:font-weight-complex="bold" style:text-scale="100%"/>
    </style:style>
    <style:style style:name="T20" style:family="text">
      <style:text-properties style:font-name="Arial" fo:letter-spacing="normal" fo:font-weight="bold" officeooo:rsid="00303370" style:font-name-asian="Arial2" style:font-weight-asian="bold" style:font-name-complex="Arial2" style:font-weight-complex="bold" style:text-scale="100%"/>
    </style:style>
    <style:style style:name="T21" style:family="text">
      <style:text-properties style:font-name="Arial" fo:letter-spacing="normal" fo:font-weight="bold" officeooo:rsid="002ffe21" style:font-name-asian="Arial2" style:font-weight-asian="bold" style:font-name-complex="Arial2" style:font-weight-complex="bold" style:text-scale="100%"/>
    </style:style>
    <style:style style:name="T22" style:family="text">
      <style:text-properties style:font-name="Arial" fo:letter-spacing="normal" fo:font-weight="bold" officeooo:rsid="002ffe21" fo:background-color="#ffffff" loext:char-shading-value="0" style:font-name-asian="Arial2" style:font-weight-asian="bold" style:font-name-complex="Arial2" style:font-weight-complex="bold" style:text-scale="100%"/>
    </style:style>
    <style:style style:name="T23" style:family="text">
      <style:text-properties style:text-position="-5% 100%" fo:font-size="10pt" fo:letter-spacing="normal" style:font-name-asian="Arial2" style:font-size-asian="10pt" style:font-name-complex="Arial2" style:font-size-complex="10pt" style:text-scale="100%"/>
    </style:style>
    <style:style style:name="T24" style:family="text">
      <style:text-properties style:text-position="-5% 100%" fo:font-size="10pt" fo:letter-spacing="-0.046cm" style:font-name-asian="Arial2" style:font-size-asian="10pt" style:font-name-complex="Arial2" style:font-size-complex="10pt" style:text-scale="100%"/>
    </style:style>
    <style:style style:name="T25" style:family="text">
      <style:text-properties style:text-position="-5% 100%" fo:font-size="10pt" fo:letter-spacing="-0.026cm" style:font-name-asian="Arial2" style:font-size-asian="10pt" style:font-name-complex="Arial2" style:font-size-complex="10pt" style:text-scale="100%"/>
    </style:style>
    <style:style style:name="T26" style:family="text">
      <style:text-properties style:text-position="-5% 100%" fo:font-size="10pt" style:text-underline-style="solid" style:text-underline-width="auto" style:text-underline-color="#85b4a3" style:font-name-asian="Arial2" style:font-size-asian="10pt" style:font-name-complex="Arial2" style:font-size-complex="10pt"/>
    </style:style>
    <style:style style:name="T27" style:family="text">
      <style:text-properties style:text-position="-5% 100%" fo:font-size="10pt" style:text-underline-style="solid" style:text-underline-width="auto" style:text-underline-color="#85b4a3" officeooo:rsid="004701f4" style:font-name-asian="Arial2" style:font-size-asian="10pt" style:font-name-complex="Arial2" style:font-size-complex="10pt"/>
    </style:style>
    <style:style style:name="T28" style:family="text">
      <style:text-properties style:text-position="-5% 100%" fo:font-size="10pt" style:text-underline-style="solid" style:text-underline-width="auto" style:text-underline-color="#85b4a3" officeooo:rsid="0049421b" style:font-name-asian="Arial2" style:font-size-asian="10pt" style:font-name-complex="Arial2" style:font-size-complex="10pt"/>
    </style:style>
    <style:style style:name="T29" style:family="text">
      <style:text-properties style:text-position="-5% 100%" fo:font-size="10pt" style:text-underline-style="solid" style:text-underline-width="auto" style:text-underline-color="#85b4a3" officeooo:rsid="00331c09" style:font-name-asian="Arial2" style:font-size-asian="10pt" style:font-name-complex="Arial2" style:font-size-complex="10pt"/>
    </style:style>
    <style:style style:name="T30" style:family="text">
      <style:text-properties style:text-position="-5% 100%" fo:font-size="10pt" style:text-underline-style="solid" style:text-underline-width="auto" style:text-underline-color="#85b4a3" officeooo:rsid="000be8ee" style:font-name-asian="Arial2" style:font-size-asian="10pt" style:font-name-complex="Arial2" style:font-size-complex="10pt"/>
    </style:style>
    <style:style style:name="T31" style:family="text">
      <style:text-properties style:text-position="-5% 100%" fo:font-size="10pt" style:text-underline-style="solid" style:text-underline-width="auto" style:text-underline-color="#85b4a3" officeooo:rsid="00092b0d" style:font-name-asian="Arial2" style:font-size-asian="10pt" style:font-name-complex="Arial2" style:font-size-complex="10pt"/>
    </style:style>
    <style:style style:name="T32" style:family="text">
      <style:text-properties style:text-position="-5% 100%" fo:font-size="10pt" style:text-underline-style="solid" style:text-underline-width="auto" style:text-underline-color="#85b4a3" fo:background-color="#ffffff" loext:char-shading-value="0" style:font-name-asian="Arial2" style:font-size-asian="10pt" style:font-name-complex="Arial2" style:font-size-complex="10pt"/>
    </style:style>
    <style:style style:name="T33" style:family="text">
      <style:text-properties style:text-position="-5% 100%" fo:font-size="10pt" style:text-underline-style="solid" style:text-underline-width="auto" style:text-underline-color="#85b4a3" officeooo:rsid="004701f4" fo:background-color="#ffffff" loext:char-shading-value="0" style:font-name-asian="Arial2" style:font-size-asian="10pt" style:font-name-complex="Arial2" style:font-size-complex="10pt"/>
    </style:style>
    <style:style style:name="T34" style:family="text">
      <style:text-properties style:text-position="-5% 100%" fo:font-size="10pt" style:text-underline-style="solid" style:text-underline-width="auto" style:text-underline-color="#85b4a3" officeooo:rsid="0049421b" fo:background-color="#ffffff" loext:char-shading-value="0" style:font-name-asian="Arial2" style:font-size-asian="10pt" style:font-name-complex="Arial2" style:font-size-complex="10pt"/>
    </style:style>
    <style:style style:name="T35" style:family="text">
      <style:text-properties style:text-position="-5% 100%" fo:font-size="10pt" style:text-underline-style="solid" style:text-underline-width="auto" style:text-underline-color="#85b4a3" officeooo:rsid="00331c09" fo:background-color="#ffffff" loext:char-shading-value="0" style:font-name-asian="Arial2" style:font-size-asian="10pt" style:font-name-complex="Arial2" style:font-size-complex="10pt"/>
    </style:style>
    <style:style style:name="T36" style:family="text">
      <style:text-properties style:text-position="-5% 100%" fo:font-size="10pt" style:text-underline-style="solid" style:text-underline-width="auto" style:text-underline-color="#85b4a3" officeooo:rsid="000be8ee" fo:background-color="#ffffff" loext:char-shading-value="0" style:font-name-asian="Arial2" style:font-size-asian="10pt" style:font-name-complex="Arial2" style:font-size-complex="10pt"/>
    </style:style>
    <style:style style:name="T37" style:family="text">
      <style:text-properties style:text-position="-5% 100%" style:font-name="Arial1" fo:letter-spacing="normal" fo:font-style="normal" fo:font-weight="normal" style:font-name-asian="Arial2" style:font-style-asian="normal" style:font-weight-asian="normal" style:font-name-complex="Arial2" style:font-style-complex="normal" style:font-weight-complex="normal" style:text-scale="100%"/>
    </style:style>
    <style:style style:name="T38" style:family="text">
      <style:text-properties style:text-position="-5% 100%" style:font-name="Arial1" fo:letter-spacing="normal" fo:font-style="normal" style:text-underline-style="none" fo:font-weight="normal" style:font-name-asian="Arial2" style:font-style-asian="normal" style:font-weight-asian="normal" style:font-name-complex="Arial2" style:font-style-complex="normal" style:font-weight-complex="normal" style:text-scale="100%"/>
    </style:style>
    <style:style style:name="T39" style:family="text">
      <style:text-properties style:use-window-font-color="true" style:font-name="Arial" fo:font-size="10pt" fo:letter-spacing="normal" fo:language="it" fo:country="IT" fo:background-color="transparent" loext:char-shading-value="0" style:font-name-asian="Arial2" style:font-size-asian="10pt" style:font-name-complex="Arial2" style:font-size-complex="10pt" style:text-scale="100%"/>
    </style:style>
    <style:style style:name="T40" style:family="text">
      <style:text-properties style:use-window-font-color="true" style:font-name="Arial" fo:font-size="10pt" fo:letter-spacing="normal"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41" style:family="text">
      <style:text-properties style:use-window-font-color="true" style:text-position="-5% 100%" style:font-name="Arial1" fo:letter-spacing="normal" fo:language="it" fo:country="IT" fo:font-style="normal" style:text-underline-style="none" fo:font-weight="normal" style:font-name-asian="Arial2" style:font-style-asian="normal" style:font-weight-asian="normal" style:font-name-complex="Arial2" style:font-style-complex="normal" style:font-weight-complex="normal" style:text-scale="100%"/>
    </style:style>
    <style:style style:name="T42" style:family="text">
      <style:text-properties style:use-window-font-color="true" style:text-position="-5% 100%" fo:font-size="10pt" fo:letter-spacing="normal" fo:language="it" fo:country="IT" fo:background-color="transparent" loext:char-shading-value="0" style:font-name-asian="Arial2" style:font-size-asian="10pt" style:font-name-complex="Arial2" style:font-size-complex="10pt" style:text-scale="100%"/>
    </style:style>
    <style:style style:name="T43" style:family="text">
      <style:text-properties style:use-window-font-color="true" style:text-position="-5% 100%" fo:font-size="10pt" fo:letter-spacing="normal" fo:language="it" fo:country="IT" officeooo:rsid="0052114e" fo:background-color="transparent" loext:char-shading-value="0" style:font-name-asian="Arial2" style:font-size-asian="10pt" style:font-name-complex="Arial2" style:font-size-complex="10pt" style:text-scale="100%"/>
    </style:style>
    <style:style style:name="T44" style:family="text">
      <style:text-properties style:use-window-font-color="true" style:text-position="-5% 100%" fo:font-size="10pt" fo:letter-spacing="normal"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45" style:family="text">
      <style:text-properties style:use-window-font-color="true" fo:font-style="normal" style:text-underline-style="none" fo:font-weight="normal" style:letter-kerning="true" style:font-name-asian="Times New Roman" style:language-asian="zh" style:country-asian="CN" style:font-style-asian="normal" style:font-weight-asian="normal" style:language-complex="ar" style:country-complex="SA" style:font-style-complex="normal" style:font-weight-complex="normal"/>
    </style:style>
    <style:style style:name="T46" style:family="text">
      <style:text-properties style:use-window-font-color="true" fo:font-size="10pt" fo:letter-spacing="normal" fo:language="it" fo:country="IT" fo:background-color="transparent" loext:char-shading-value="0" style:font-name-asian="Arial2" style:font-size-asian="10pt" style:font-name-complex="Arial2" style:font-size-complex="10pt" style:text-scale="100%"/>
    </style:style>
    <style:style style:name="T47" style:family="text">
      <style:text-properties style:use-window-font-color="true" fo:font-size="10pt" fo:letter-spacing="normal" fo:language="it" fo:country="IT" officeooo:rsid="001bcaae" fo:background-color="transparent" loext:char-shading-value="0" style:font-name-asian="Arial2" style:font-size-asian="10pt" style:font-name-complex="Arial2" style:font-size-complex="10pt" style:text-scale="100%"/>
    </style:style>
    <style:style style:name="T48" style:family="text">
      <style:text-properties style:use-window-font-color="true" fo:font-size="10pt" fo:letter-spacing="normal"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49" style:family="text">
      <style:text-properties style:use-window-font-color="true" fo:font-size="10pt" fo:letter-spacing="0.09cm" fo:language="it" fo:country="IT" fo:background-color="transparent" loext:char-shading-value="0" style:font-name-asian="Arial2" style:font-size-asian="10pt" style:font-name-complex="Arial2" style:font-size-complex="10pt" style:text-scale="100%"/>
    </style:style>
    <style:style style:name="T50" style:family="text">
      <style:text-properties style:use-window-font-color="true" fo:font-size="10pt" fo:letter-spacing="0.09cm"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51" style:family="text">
      <style:text-properties style:use-window-font-color="true" fo:font-size="10pt" fo:letter-spacing="-0.009cm" fo:language="it" fo:country="IT" fo:background-color="transparent" loext:char-shading-value="0" style:font-name-asian="Arial2" style:font-size-asian="10pt" style:font-name-complex="Arial2" style:font-size-complex="10pt" style:text-scale="100%"/>
    </style:style>
    <style:style style:name="T52" style:family="text">
      <style:text-properties style:use-window-font-color="true" fo:font-size="10pt" fo:letter-spacing="-0.018cm" fo:language="it" fo:country="IT" fo:background-color="transparent" loext:char-shading-value="0" style:font-name-asian="Arial2" style:font-size-asian="10pt" style:font-name-complex="Arial2" style:font-size-complex="10pt" style:text-scale="100%"/>
    </style:style>
    <style:style style:name="T53" style:family="text">
      <style:text-properties style:use-window-font-color="true" fo:font-size="10pt" fo:letter-spacing="0.005cm" fo:language="it" fo:country="IT" fo:background-color="transparent" loext:char-shading-value="0" style:font-name-asian="Arial2" style:font-size-asian="10pt" style:font-name-complex="Arial2" style:font-size-complex="10pt" style:text-scale="100%"/>
    </style:style>
    <style:style style:name="T54" style:family="text">
      <style:text-properties style:use-window-font-color="true" fo:font-size="10pt" fo:letter-spacing="-0.046cm" fo:language="it" fo:country="IT" fo:background-color="transparent" loext:char-shading-value="0" style:font-name-asian="Arial2" style:font-size-asian="10pt" style:font-name-complex="Arial2" style:font-size-complex="10pt" style:text-scale="100%"/>
    </style:style>
    <style:style style:name="T55" style:family="text">
      <style:text-properties style:use-window-font-color="true" fo:font-size="10pt" fo:letter-spacing="-0.004cm"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56" style:family="text">
      <style:text-properties style:use-window-font-color="true" fo:font-size="10pt" fo:letter-spacing="-0.004cm" fo:language="it" fo:country="IT" fo:background-color="transparent" loext:char-shading-value="0" style:font-name-asian="Arial2" style:font-size-asian="10pt" style:font-name-complex="Arial2" style:font-size-complex="10pt" style:text-scale="100%"/>
    </style:style>
    <style:style style:name="T57" style:family="text">
      <style:text-properties style:use-window-font-color="true" fo:font-size="10pt" fo:letter-spacing="-0.011cm"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58" style:family="text">
      <style:text-properties style:use-window-font-color="true" fo:font-size="10pt" fo:letter-spacing="0.028cm" fo:language="it" fo:country="IT" fo:font-weight="bold" fo:background-color="transparent" loext:char-shading-value="0" style:font-name-asian="Arial2" style:font-size-asian="10pt" style:font-weight-asian="bold" style:font-name-complex="Arial2" style:font-size-complex="10pt" style:font-weight-complex="bold" style:text-scale="100%"/>
    </style:style>
    <style:style style:name="T59" style:family="text">
      <style:text-properties style:use-window-font-color="true" fo:font-size="10pt" fo:letter-spacing="0.028cm" fo:language="it" fo:country="IT" fo:background-color="transparent" loext:char-shading-value="0" style:font-name-asian="Arial2" style:font-size-asian="10pt" style:font-name-complex="Arial2" style:font-size-complex="10pt" style:text-scale="100%"/>
    </style:style>
    <style:style style:name="T60" style:family="text">
      <style:text-properties fo:font-weight="bold" style:font-weight-asian="bold"/>
    </style:style>
    <style:style style:name="T61" style:family="text">
      <style:text-properties fo:font-weight="bold" style:font-weight-asian="bold" style:font-weight-complex="bold"/>
    </style:style>
    <style:style style:name="T62" style:family="text">
      <style:text-properties officeooo:rsid="00afec85"/>
    </style:style>
    <style:style style:name="T63" style:family="text">
      <style:text-properties fo:language="it" fo:country="IT"/>
    </style:style>
    <style:style style:name="T64" style:family="text">
      <style:text-properties style:text-line-through-style="none" style:text-line-through-type="none"/>
    </style:style>
    <style:style style:name="T65" style:family="text">
      <style:text-properties style:text-line-through-style="none" style:text-line-through-type="none" fo:font-weight="bold" style:font-weight-asian="bold"/>
    </style:style>
    <style:style style:name="T66" style:family="text">
      <style:text-properties style:text-line-through-style="none" style:text-line-through-type="none" style:letter-kerning="true"/>
    </style:style>
    <style:style style:name="T67" style:family="text">
      <style:text-properties style:text-line-through-style="none" style:text-line-through-type="none" style:text-position="super 58%" style:letter-kerning="true"/>
    </style:style>
    <style:style style:name="T68" style:family="text">
      <style:text-properties style:text-line-through-style="none" style:text-line-through-type="none" fo:font-size="10pt" fo:letter-spacing="normal" fo:background-color="#ffffff" loext:char-shading-value="0" style:font-name-asian="Arial2" style:font-size-asian="10pt" style:font-name-complex="Arial1" style:font-size-complex="10pt" style:text-scale="100%"/>
    </style:style>
    <style:style style:name="T69" style:family="text">
      <style:text-properties fo:font-style="normal" style:text-underline-style="none" fo:font-weight="bold" style:language-asian="zh" style:country-asian="CN" style:font-style-asian="normal" style:font-weight-asian="bold" style:language-complex="ar" style:country-complex="SA" style:font-style-complex="normal" style:font-weight-complex="bold"/>
    </style:style>
    <style:style style:name="T70" style:family="text">
      <style:text-properties fo:font-weight="normal" style:font-weight-asian="normal" style:font-weight-complex="normal"/>
    </style:style>
    <style:style style:name="T71" style:family="text">
      <style:text-properties fo:background-color="transparent" loext:char-shading-value="0"/>
    </style:style>
    <style:style style:name="T72" style:family="text">
      <style:text-properties officeooo:rsid="004d0a62" fo:background-color="transparent" loext:char-shading-value="0"/>
    </style:style>
    <style:style style:name="T73" style:family="text">
      <style:text-properties fo:font-size="10pt" fo:letter-spacing="normal" style:font-name-asian="Arial2" style:font-size-asian="10pt" style:font-name-complex="Arial2" style:font-size-complex="10pt" style:text-scale="100%"/>
    </style:style>
    <style:style style:name="T74" style:family="text">
      <style:text-properties fo:font-size="10pt" fo:letter-spacing="normal" officeooo:rsid="00296bb4" style:font-name-asian="Arial2" style:font-size-asian="10pt" style:font-name-complex="Arial2" style:font-size-complex="10pt" style:text-scale="100%"/>
    </style:style>
    <style:style style:name="T75" style:family="text">
      <style:text-properties fo:font-size="10pt" fo:letter-spacing="normal" fo:font-weight="bold" style:font-name-asian="Arial2" style:font-size-asian="10pt" style:font-weight-asian="bold" style:font-name-complex="Arial2" style:font-size-complex="10pt" style:font-weight-complex="bold" style:text-scale="100%"/>
    </style:style>
    <style:style style:name="T76" style:family="text">
      <style:text-properties fo:font-size="10pt" fo:letter-spacing="normal" fo:background-color="#ffffff" loext:char-shading-value="0" style:font-name-asian="Arial2" style:font-size-asian="10pt" style:font-name-complex="Arial2" style:font-size-complex="10pt" style:text-scale="100%"/>
    </style:style>
    <style:style style:name="T77" style:family="text">
      <style:text-properties fo:font-size="10pt" fo:letter-spacing="-0.026cm" fo:font-weight="bold" style:font-name-asian="Arial2" style:font-size-asian="10pt" style:font-weight-asian="bold" style:font-name-complex="Arial2" style:font-size-complex="10pt" style:font-weight-complex="bold" style:text-scale="100%"/>
    </style:style>
    <style:style style:name="T78" style:family="text">
      <style:text-properties fo:font-size="10pt" fo:letter-spacing="-0.026cm" style:font-name-asian="Arial2" style:font-size-asian="10pt" style:font-name-complex="Arial2" style:font-size-complex="10pt" style:text-scale="100%"/>
    </style:style>
    <style:style style:name="T79" style:family="text">
      <style:text-properties fo:font-size="10pt" fo:letter-spacing="-0.007cm" fo:font-weight="bold" style:font-name-asian="Arial2" style:font-size-asian="10pt" style:font-weight-asian="bold" style:font-name-complex="Arial2" style:font-size-complex="10pt" style:font-weight-complex="bold" style:text-scale="100%"/>
    </style:style>
    <style:style style:name="T80" style:family="text">
      <style:text-properties fo:font-size="10pt" fo:letter-spacing="-0.012cm" fo:font-weight="bold" style:font-name-asian="Arial2" style:font-size-asian="10pt" style:font-weight-asian="bold" style:font-name-complex="Arial2" style:font-size-complex="10pt" style:font-weight-complex="bold" style:text-scale="100%"/>
    </style:style>
    <style:style style:name="T81" style:family="text">
      <style:text-properties fo:font-size="10pt" fo:letter-spacing="0.023cm" style:font-name-asian="Arial2" style:font-size-asian="10pt" style:font-name-complex="Arial2" style:font-size-complex="10pt" style:text-scale="100%"/>
    </style:style>
    <style:style style:name="T82" style:family="text">
      <style:text-properties fo:font-size="10pt" fo:letter-spacing="0.023cm" officeooo:rsid="002c9f36" style:font-name-asian="Arial2" style:font-size-asian="10pt" style:font-name-complex="Arial2" style:font-size-complex="10pt" style:text-scale="100%"/>
    </style:style>
    <style:style style:name="T83" style:family="text">
      <style:text-properties fo:font-size="10pt" fo:letter-spacing="0.023cm" fo:font-weight="bold" style:font-name-asian="Arial2" style:font-size-asian="10pt" style:font-weight-asian="bold" style:font-name-complex="Arial2" style:font-size-complex="10pt" style:font-weight-complex="bold" style:text-scale="100%"/>
    </style:style>
    <style:style style:name="T84" style:family="text">
      <style:text-properties fo:font-size="10pt" fo:letter-spacing="0.004cm" style:font-name-asian="Arial2" style:font-size-asian="10pt" style:font-name-complex="Arial2" style:font-size-complex="10pt" style:text-scale="100%"/>
    </style:style>
    <style:style style:name="T85" style:family="text">
      <style:text-properties fo:font-size="10pt" fo:letter-spacing="0.004cm" fo:font-weight="bold" style:font-name-asian="Arial2" style:font-size-asian="10pt" style:font-weight-asian="bold" style:font-name-complex="Arial2" style:font-size-complex="10pt" style:font-weight-complex="bold" style:text-scale="100%"/>
    </style:style>
    <style:style style:name="T86" style:family="text">
      <style:text-properties fo:font-size="10pt" fo:letter-spacing="0.025cm" style:font-name-asian="Arial2" style:font-size-asian="10pt" style:font-name-complex="Arial2" style:font-size-complex="10pt" style:text-scale="100%"/>
    </style:style>
    <style:style style:name="T87" style:family="text">
      <style:text-properties fo:font-size="10pt" fo:letter-spacing="0.025cm" fo:font-weight="bold" style:font-name-asian="Arial2" style:font-size-asian="10pt" style:font-weight-asian="bold" style:font-name-complex="Arial2" style:font-size-complex="10pt" style:font-weight-complex="bold" style:text-scale="100%"/>
    </style:style>
    <style:style style:name="T88" style:family="text">
      <style:text-properties fo:font-size="10pt" fo:letter-spacing="-0.046cm" style:font-name-asian="Arial2" style:font-size-asian="10pt" style:font-name-complex="Arial2" style:font-size-complex="10pt" style:text-scale="100%"/>
    </style:style>
    <style:style style:name="T89" style:family="text">
      <style:text-properties style:text-underline-style="none"/>
    </style:style>
    <style:style style:name="T90" style:family="text">
      <style:text-properties officeooo:rsid="004d0a62"/>
    </style:style>
    <style:style style:name="T91" style:family="text">
      <style:text-properties style:text-position="0% 100%"/>
    </style:style>
    <style:style style:name="T92" style:family="text">
      <style:text-properties style:text-position="0% 100%" officeooo:rsid="001ffa28"/>
    </style:style>
    <style:style style:name="T93" style:family="text">
      <style:text-properties fo:font-size="11pt" fo:letter-spacing="normal" fo:font-weight="bold" style:font-name-asian="Arial2" style:font-size-asian="11pt" style:font-weight-asian="bold" style:font-name-complex="Arial2" style:font-size-complex="11pt" style:font-weight-complex="bold" style:text-scale="100%"/>
    </style:style>
    <style:style style:name="T94" style:family="text">
      <style:text-properties fo:font-size="11pt" fo:letter-spacing="-0.028cm" fo:font-weight="bold" style:font-name-asian="Arial2" style:font-size-asian="11pt" style:font-weight-asian="bold" style:font-name-complex="Arial2" style:font-size-complex="11pt" style:font-weight-complex="bold" style:text-scale="100%"/>
    </style:style>
    <style:style style:name="T95" style:family="text">
      <style:text-properties fo:font-size="11pt" fo:letter-spacing="-0.007cm" fo:font-weight="bold" style:font-name-asian="Arial2" style:font-size-asian="11pt" style:font-weight-asian="bold" style:font-name-complex="Arial2" style:font-size-complex="11pt" style:font-weight-complex="bold" style:text-scale="100%"/>
    </style:style>
    <style:style style:name="T96" style:family="text">
      <style:text-properties fo:font-size="11pt" fo:letter-spacing="-0.014cm" fo:font-weight="bold" style:font-name-asian="Arial2" style:font-size-asian="11pt" style:font-weight-asian="bold" style:font-name-complex="Arial2" style:font-size-complex="11pt" style:font-weight-complex="bold" style:text-scale="100%"/>
    </style:style>
    <style:style style:name="T97" style:family="text">
      <style:text-properties fo:letter-spacing="normal" fo:font-weight="bold" style:font-name-asian="Arial2" style:font-weight-asian="bold" style:font-name-complex="Arial2" style:font-weight-complex="bold" style:text-scale="100%"/>
    </style:style>
    <style:style style:name="T98" style:family="text">
      <style:text-properties fo:letter-spacing="-0.028cm" fo:font-weight="bold" style:font-name-asian="Arial2" style:font-weight-asian="bold" style:font-name-complex="Arial2" style:font-weight-complex="bold" style:text-scale="100%"/>
    </style:style>
    <style:style style:name="T99" style:family="text">
      <style:text-properties officeooo:rsid="0030dc40"/>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799cm" fo:margin-left="1.799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73cm" fo:text-indent="-0.635cm" fo:margin-left="7.9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08cm" fo:text-indent="-0.635cm" fo:margin-left="8.6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99cm" fo:text-indent="-0.799cm" fo:margin-left="1.799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73cm" fo:text-indent="-0.635cm" fo:margin-left="7.9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08cm" fo:text-indent="-0.635cm" fo:margin-left="8.6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96cm" fo:text-indent="-0.635cm" fo:margin-left="7.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31cm" fo:text-indent="-0.635cm" fo:margin-left="8.43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2cm" fo:text-indent="-0.75cm" fo:margin-left="2.2cm"/>
        </style:list-level-properties>
        <style:text-properties style:font-name="Webding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785a" draw:stroke-linejoin="round" draw:fill="none" draw:textarea-horizontal-align="center" draw:textarea-vertical-align="top" fo:padding-top="0.035cm" fo:padding-bottom="0.035cm" fo:padding-left="0.035cm" fo:padding-right="0.035cm" style:run-through="background"/>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stroke="solid" svg:stroke-width="0.018cm" svg:stroke-color="#85b4a3" draw:stroke-linejoin="round" draw:fill="none" draw:textarea-horizontal-align="center" draw:textarea-vertical-align="top" fo:padding-top="0.009cm" fo:padding-bottom="0.009cm" fo:padding-left="0.009cm" fo:padding-right="0.009cm" style:run-through="background"/>
    </style:style>
    <style:style style:name="gr5" style:family="graphic">
      <style:graphic-properties style:run-through="background"/>
    </style:style>
    <style:style style:name="gr6" style:family="graphic">
      <style:graphic-properties draw:stroke="none" svg:stroke-width="0cm" draw:fill="solid" draw:fill-color="#ecf2ee" draw:textarea-horizontal-align="center" draw:textarea-vertical-align="top" style:run-through="background"/>
    </style:style>
    <style:style style:name="gr7" style:family="graphic">
      <style:graphic-properties draw:stroke="solid" svg:stroke-width="0.035cm" svg:stroke-color="#85b4a3" draw:stroke-linejoin="round" draw:fill="none" draw:textarea-horizontal-align="center" draw:textarea-vertical-align="top" fo:padding-top="0.018cm" fo:padding-bottom="0.018cm" fo:padding-left="0.018cm" fo:padding-right="0.018cm" style:run-through="background"/>
    </style:style>
    <style:style style:name="gr8" style:family="graphic">
      <style:graphic-properties fo:margin-left="0.318cm" fo:margin-right="0.318cm" fo:margin-top="0cm" fo:margin-bottom="0cm" style:run-through="background" style:wrap="run-through" style:number-wrapped-paragraphs="no-limit" style:vertical-pos="middle" style:vertical-rel="paragraph" style:horizontal-pos="from-left" style:horizontal-rel="page" draw:wrap-influence-on-position="once-concurrent" style:flow-with-text="false"/>
    </style:style>
    <style:style style:name="gr9" style:family="graphic">
      <style:graphic-properties draw:stroke="none" svg:stroke-width="0cm" draw:fill="solid" draw:fill-color="#d4e1d8" draw:textarea-horizontal-align="center" draw:textarea-vertical-align="top" style:run-through="background"/>
    </style:style>
    <style:style style:name="gr10" style:family="graphic">
      <style:graphic-properties fo:margin-left="0.318cm" fo:margin-right="0.318cm" fo:margin-top="0cm" fo:margin-bottom="0cm" style:run-through="background" style:wrap="run-through" style:number-wrapped-paragraphs="no-limit" style:vertical-pos="middle" style:vertical-rel="char" style:horizontal-pos="from-left" style:horizontal-rel="page" draw:wrap-influence-on-position="once-concurrent" style:flow-with-text="false"/>
    </style:style>
    <style:style style:name="gr11"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style:style style:name="gr13"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1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17" style:family="graphic">
      <style:graphic-properties draw:stroke="solid" svg:stroke-width="0.028cm" svg:stroke-color="#85b4a3" draw:stroke-linejoin="round" draw:fill="none" draw:textarea-horizontal-align="center" draw:textarea-vertical-align="top" fo:padding-top="0.014cm" fo:padding-bottom="0.014cm" fo:padding-left="0.014cm" fo:padding-right="0.014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able:table table:name="Tabella5" table:style-name="Tabella5">
        <table:table-column table:style-name="Tabella5.A"/>
        <table:table-column table:style-name="Tabella5.B"/>
        <table:table-column table:style-name="Tabella5.C"/>
        <table:table-row>
          <table:table-cell table:style-name="Tabella5.A1" office:value-type="string">
            <text:p text:style-name="P83"><draw:frame text:anchor-type="as-char" svg:y="-0.318cm" draw:z-index="31" draw:style-name="gr15" draw:text-style-name="P151" svg:width="0.602cm" svg:height="0.936cm"><draw:image xlink:href="Pictures/10000201000000FA00000185CEE1328B9A71EF1C.png" xlink:type="simple" xlink:show="embed" xlink:actuate="onLoad"><text:p/></draw:image></draw:frame></text:p>
            <text:p text:style-name="P82">PROVINCIA AUTONOMA DI TRENTO</text:p>
          </table:table-cell>
          <table:table-cell table:style-name="Tabella5.A1" office:value-type="string">
            <text:p text:style-name="P12">COMUNE DI</text:p>
            <text:p text:style-name="P18"/>
            <text:p text:style-name="P18">...................................................................................................</text:p>
          </table:table-cell>
          <table:table-cell table:style-name="Tabella5.A1" office:value-type="string">
            <text:p text:style-name="P11"/>
          </table:table-cell>
        </table:table-row>
        <table:table-row table:style-name="Tabella5.2">
          <table:table-cell table:style-name="Tabella5.A2" office:value-type="string">
            <text:p text:style-name="P16">LOGO <text:span text:style-name="T99">DEL COMUNE</text:span></text:p>
          </table:table-cell>
          <table:table-cell table:style-name="Tabella5.A1" office:value-type="string">
            <text:p text:style-name="P13">UFFICIO TECNICO</text:p>
            <text:p text:style-name="P14"/>
            <text:p text:style-name="P15"/>
            <text:p text:style-name="P17">(inserire in questo riquadro</text:p>
            <text:p text:style-name="P17">indirizzo completo, telefono, fax,</text:p>
            <text:p text:style-name="P17">e-mail e PEC del singolo Comune)</text:p>
          </table:table-cell>
          <table:table-cell table:style-name="Tabella5.C2" office:value-type="string">
            <text:p text:style-name="P2">SPAZIO RISERVATO AL COMUNE</text:p>
          </table:table-cell>
        </table:table-row>
      </table:table>
      <text:p text:style-name="P81"/>
      <text:p text:style-name="P42"><draw:g text:anchor-type="char" draw:z-index="0" draw:style-name="gr1"><draw:polygon draw:style-name="gr2" draw:text-style-name="P151" svg:width="17.991cm" svg:height="1.968cm" draw:transform="rotate (-3.14159265358979) translate (18.5561111111111cm 2.12019444444444cm)" svg:viewBox="0 0 17992 1969" draw:points="17992,0 0,0 0,1969 17992,1969"><text:p/></draw:polygon></draw:g></text:p>
      <text:p text:style-name="P56"><text:span text:style-name="T20">CERTIFICATO DI </text:span><text:span text:style-name="T19">C</text:span><text:span text:style-name="T21">ONFORMITA’ EDIFICI </text:span><text:span text:style-name="T22">ESISTENTI</text:span></text:p>
      <text:p text:style-name="P4">(ai sensi dell'articolo 93, comma 10, della L.P. 4 agosto 2015 n. 15 e 68 del Regolamento urbanistico </text:p>
      <text:p text:style-name="P4">edilizio provinciale DPP 19 maggio 2017 n. 8-61/Leg)</text:p>
      <text:p text:style-name="P88"/>
      <text:p text:style-name="P8"/>
      <text:p text:style-name="P57"><draw:g text:anchor-type="char" draw:z-index="1" draw:style-name="gr3"><draw:line draw:style-name="gr4" draw:text-style-name="P151" svg:x1="1.057cm" svg:y1="0.566cm" svg:x2="19.754cm" svg:y2="0.566cm"><text:p/></draw:line></draw:g>Il/la sottoscritto/a</text:p>
      <text:p text:style-name="P9"/>
      <text:p text:style-name="P63"><draw:g text:anchor-type="char" draw:z-index="2" draw:style-name="gr3"><draw:line draw:style-name="gr4" draw:text-style-name="P151" svg:x1="1.057cm" svg:y1="0.566cm" svg:x2="10.935cm" svg:y2="0.566cm"><text:p/></draw:line></draw:g><draw:g text:anchor-type="char" draw:z-index="3" draw:style-name="gr3"><draw:line draw:style-name="gr4" draw:text-style-name="P151" svg:x1="11.289cm" svg:y1="0.566cm" svg:x2="19.756cm" svg:y2="0.566cm"><text:p/></draw:line></draw:g><text:span text:style-name="T23">codice fiscale<text:tab/>partita I</text:span><text:span text:style-name="T25">V</text:span><text:span text:style-name="T23">A</text:span></text:p>
      <text:p text:style-name="P9"/>
      <text:p text:style-name="P59"><draw:g text:anchor-type="char" draw:z-index="4" draw:style-name="gr3"><draw:line draw:style-name="gr4" draw:text-style-name="P151" svg:x1="1.057cm" svg:y1="0.566cm" svg:x2="10.582cm" svg:y2="0.566cm"><text:p/></draw:line></draw:g><draw:g text:anchor-type="char" draw:z-index="5" draw:style-name="gr3"><draw:line draw:style-name="gr4" draw:text-style-name="P151" svg:x1="10.936cm" svg:y1="0.566cm" svg:x2="17.639cm" svg:y2="0.566cm"><text:p/></draw:line></draw:g><draw:g text:anchor-type="char" draw:z-index="6" draw:style-name="gr3"><draw:line draw:style-name="gr4" draw:text-style-name="P151" svg:x1="17.992cm" svg:y1="0.566cm" svg:x2="19.756cm" svg:y2="0.566cm"><text:p/></draw:line></draw:g>residente/con sede in<text:tab/>via/piazza<text:tab/>n.</text:p>
      <text:p text:style-name="P71"/>
      <text:p text:style-name="P60"><draw:g text:anchor-type="char" draw:z-index="7" draw:style-name="gr3"><draw:line draw:style-name="gr4" draw:text-style-name="P151" svg:x1="1.057cm" svg:y1="0.566cm" svg:x2="4.408cm" svg:y2="0.566cm"><text:p/></draw:line></draw:g><draw:g text:anchor-type="char" draw:z-index="8" draw:style-name="gr3"><draw:line draw:style-name="gr4" draw:text-style-name="P151" svg:x1="4.763cm" svg:y1="0.566cm" svg:x2="11.995cm" svg:y2="0.566cm"><text:p/></draw:line></draw:g><draw:g text:anchor-type="char" draw:z-index="9" draw:style-name="gr3"><draw:line draw:style-name="gr4" draw:text-style-name="P151" svg:x1="12.344cm" svg:y1="0.566cm" svg:x2="19.752cm" svg:y2="0.566cm"><text:p/></draw:line></draw:g>CAP<text:tab/>tel.<text:tab/>fax</text:p>
      <text:p text:style-name="P71"/>
      <text:p text:style-name="P61"><draw:g text:anchor-type="char" draw:z-index="10" draw:style-name="gr3"><draw:line draw:style-name="gr4" draw:text-style-name="P151" svg:x1="1.057cm" svg:y1="0.566cm" svg:x2="9.7cm" svg:y2="0.566cm"><text:p/></draw:line></draw:g><draw:g text:anchor-type="char" draw:z-index="11" draw:style-name="gr3"><draw:line draw:style-name="gr4" draw:text-style-name="P151" svg:x1="10.051cm" svg:y1="0.566cm" svg:x2="17.283cm" svg:y2="0.566cm"><text:p/></draw:line></draw:g><draw:g text:anchor-type="char" draw:z-index="12" draw:style-name="gr3"><draw:line draw:style-name="gr4" draw:text-style-name="P151" svg:x1="17.639cm" svg:y1="0.566cm" svg:x2="19.756cm" svg:y2="0.566cm"><text:p/></draw:line></draw:g>iscritto all'Albo/Ordine<text:tab/>della Provincia di<text:tab/>n.</text:p>
      <text:p text:style-name="P71"/>
      <text:p text:style-name="P57"><draw:g text:anchor-type="char" draw:z-index="13" draw:style-name="gr3"><draw:line draw:style-name="gr4" draw:text-style-name="P151" svg:x1="1.057cm" svg:y1="0.566cm" svg:x2="19.754cm" svg:y2="0.566cm"><text:p/></draw:line></draw:g>indirizzo PEC</text:p>
      <text:p text:style-name="P73"/>
      <text:p text:style-name="P8"><draw:g text:anchor-type="char" draw:z-index="14" draw:style-name="gr1"><draw:g draw:style-name="gr5"><draw:polygon draw:style-name="gr6" draw:text-style-name="P153" svg:width="18.696cm" svg:height="5.755cm" draw:transform="rotate (-3.14159265358979) translate (18.9088888888889cm 5.88080555555556cm)" svg:viewBox="0 0 18697 5756" draw:points="18697,0 0,0 0,5756 18697,5756"><text:p text:style-name="P152"><text:s/></text:p></draw:polygon></draw:g><draw:g draw:style-name="gr5"><draw:polygon draw:style-name="gr7" draw:text-style-name="P151" svg:width="18.696cm" svg:height="5.755cm" draw:transform="rotate (-3.14159265358979) translate (18.9088888888889cm 5.88080555555556cm)" svg:viewBox="0 0 18697 5756" draw:points="18697,0 0,0 0,5756 18697,5756"><text:p/></draw:polygon></draw:g></draw:g></text:p>
      <text:p text:style-name="P70"><text:span text:style-name="T75">ESAMIN</text:span><text:span text:style-name="T77">A</text:span><text:span text:style-name="T79">T</text:span><text:span text:style-name="T75">O IL</text:span><text:span text:style-name="T79"> </text:span><text:span text:style-name="T75">PROGET</text:span><text:span text:style-name="T79">T</text:span><text:span text:style-name="T75">O</text:span><text:span text:style-name="T80"> </text:span><text:span text:style-name="T75">ALLEG</text:span><text:span text:style-name="T77">A</text:span><text:span text:style-name="T79">T</text:span><text:span text:style-name="T75">O</text:span><text:span text:style-name="T80"> </text:span><text:span text:style-name="T75">AI SEGUENTI TI</text:span><text:span text:style-name="T79">T</text:span><text:span text:style-name="T75">OLI</text:span><text:span text:style-name="T80"> </text:span><text:span text:style-name="T75">ABILI</text:span><text:span text:style-name="T77">TA</text:span><text:span text:style-name="T75">TIVI EDILIZI:</text:span></text:p>
      <text:p text:style-name="P74"/>
      <text:p text:style-name="P67"><text:span text:style-name="T26"><text:s/>conce</text:span><text:span text:style-name="T32">ssione </text:span><text:span text:style-name="T33">edilizia</text:span><text:span text:style-name="T32"> <text:s/>/ <text:s/></text:span><text:span text:style-name="T34">D</text:span><text:span text:style-name="T32">IA</text:span><text:span text:style-name="T35"> </text:span><text:span text:style-name="T32">n. <text:s text:c="24"/>del <text:s text:c="24"/></text:span><text:span text:style-name="T36">redatto da <text:s text:c="47"/></text:span></text:p>
      <text:p text:style-name="P65"/>
      <text:p text:style-name="P68"><text:span text:style-name="T31"><text:s/></text:span><text:span text:style-name="T30">concessione </text:span><text:span text:style-name="T27">edilizia</text:span><text:span text:style-name="T30"> <text:s/>/ <text:s/></text:span><text:span text:style-name="T28">D</text:span><text:span text:style-name="T30">IA</text:span><text:span text:style-name="T29"> </text:span><text:span text:style-name="T30">n. <text:s text:c="24"/>del <text:s text:c="24"/>redatto da <text:s text:c="47"/></text:span></text:p>
      <text:p text:style-name="P72"/>
      <text:p text:style-name="P68"><text:span text:style-name="T26"><text:s/>concessione </text:span><text:span text:style-name="T27">edilizia</text:span><text:span text:style-name="T26"> <text:s/>/ <text:s/></text:span><text:span text:style-name="T28">D</text:span><text:span text:style-name="T26">IA</text:span><text:span text:style-name="T29"> </text:span><text:span text:style-name="T26">n. <text:s text:c="24"/>del <text:s text:c="24"/></text:span><text:span text:style-name="T30">redatto da <text:s text:c="47"/></text:span></text:p>
      <text:p text:style-name="P66"/>
      <text:p text:style-name="P68"><text:span text:style-name="T26"><text:s/>concessione </text:span><text:span text:style-name="T27">edilizia</text:span><text:span text:style-name="T26"> <text:s/>/ <text:s/></text:span><text:span text:style-name="T28">D</text:span><text:span text:style-name="T26">IA</text:span><text:span text:style-name="T29"> </text:span><text:span text:style-name="T26">n. <text:s text:c="24"/>del <text:s text:c="24"/></text:span><text:span text:style-name="T30">redatto da <text:s text:c="47"/></text:span></text:p>
      <text:p text:style-name="P66"/>
      <text:p text:style-name="P68"><text:span text:style-name="T26"><text:s/>concessione </text:span><text:span text:style-name="T27">edilizia</text:span><text:span text:style-name="T26"> <text:s/>/ <text:s/></text:span><text:span text:style-name="T28">D</text:span><text:span text:style-name="T26">IA</text:span><text:span text:style-name="T29"> </text:span><text:span text:style-name="T26">n. <text:s text:c="24"/>del <text:s text:c="24"/></text:span><text:span text:style-name="T30">redatto da <text:s text:c="47"/></text:span></text:p>
      <text:p text:style-name="P66"/>
      <text:p text:style-name="P68"><text:span text:style-name="T32"><text:s/>concessione </text:span><text:span text:style-name="T33">edilizia</text:span><text:span text:style-name="T32"> <text:s/>/ <text:s/></text:span><text:span text:style-name="T34">D</text:span><text:span text:style-name="T26">IA</text:span><text:span text:style-name="T29"> </text:span><text:span text:style-name="T26">n. <text:s text:c="24"/>del <text:s text:c="24"/></text:span><text:span text:style-name="T30">redatto da <text:s text:c="47"/></text:span></text:p>
      <text:p text:style-name="P69"/>
      <text:p text:style-name="P77"><text:span text:style-name="T37">In qualità di persona esercente un servizio di pubblica necessità ai sensi degli artt. 359 e 481 del Codice Penale, esperiti i necessari accertamenti di carattere urbanistico, edilizio, statico, igienico ed a seguito del sopralluogo nell'immobile, consapevole di essere passibile di sanzione penale nel caso di falsa asseverazione circa l'esistenza dei requisiti o dei presupposti di cui al com</text:span><text:span text:style-name="T38">ma 1 dell' </text:span><text:a xlink:type="simple" xlink:href="http://www.normattiva.it/uri-res/N2Ls?urn:nir:stato:legge:1990-08-07;241~art19!vig=" text:style-name="Internet_20_link" text:visited-style-name="Visited_20_Internet_20_Link"><text:span text:style-name="Internet_20_link"><text:span text:style-name="T41">art. 19 della l. n. 241/90</text:span></text:span></text:a></text:p>
      <text:p text:style-name="P64"/>
      <text:p text:style-name="P64">ovvero</text:p>
      <text:list xml:id="list7304431141079338521" text:style-name="L1">
        <text:list-item>
          <text:p text:style-name="P122">verificato che legittimamente non esistono titoli abilitativi edilizi per l'edificio in esame;</text:p>
        </text:list-item>
        <text:list-item>
          <text:p text:style-name="P122">esperiti i necessari accertamenti e sopralluoghi sull'immobile interessato.</text:p>
          <text:p text:style-name="P126"/>
        </text:list-item>
      </text:list>
      <text:p text:style-name="P75">DICHIARA</text:p>
      <text:p text:style-name="P76"/>
      <text:list xml:id="list7373570328008626009" text:style-name="L2">
        <text:list-item>
          <text:p text:style-name="P136"><text:span text:style-name="T46">nel</text:span><text:span text:style-name="T49"> </text:span><text:span text:style-name="T46">caso</text:span><text:span text:style-name="T49"> </text:span><text:span text:style-name="T46">di</text:span><text:span text:style-name="T49"> </text:span><text:span text:style-name="T46">edifici</text:span><text:span text:style-name="T49"> </text:span><text:span text:style-name="T46">legittimamente</text:span><text:span text:style-name="T49"> </text:span><text:span text:style-name="T46">esistenti</text:span><text:span text:style-name="T49"> </text:span><text:span text:style-name="T46">in</text:span><text:span text:style-name="T49"> </text:span><text:span text:style-name="T46">assenza</text:span><text:span text:style-name="T49"> </text:span><text:span text:style-name="T46">di</text:span><text:span text:style-name="T49"> </text:span><text:span text:style-name="T46">titolo</text:span><text:span text:style-name="T49"> </text:span><text:span text:style-name="T46">edilizio</text:span><text:span text:style-name="T49"> </text:span><text:span text:style-name="T46">abilitativo,</text:span><text:span text:style-name="T49"> </text:span><text:span text:style-name="T48">la</text:span><text:span text:style-name="T50"> </text:span><text:span text:style-name="T48">data</text:span><text:span text:style-name="T50"> </text:span><text:span text:style-name="T48">di</text:span><text:span text:style-name="T50"> </text:span><text:span text:style-name="T48">esecuzione dell'immobile ai fini del rispetto della normativa di seguito </text:span><text:span text:style-name="T63">richiamata</text:span><text:span text:style-name="T48"> è: _________________________</text:span></text:p>
        </text:list-item>
        <text:list-item>
          <text:p text:style-name="P137"><text:span text:style-name="T47">n</text:span><text:span text:style-name="T46">el</text:span><text:span text:style-name="T51"> </text:span><text:span text:style-name="T46">caso</text:span><text:span text:style-name="T51"> </text:span><text:span text:style-name="T46">di</text:span><text:span text:style-name="T51"> </text:span><text:span text:style-name="T46">interventi</text:span><text:span text:style-name="T51"> </text:span><text:span text:style-name="T46">eseguiti</text:span><text:span text:style-name="T51"> </text:span><text:span text:style-name="T46">in</text:span><text:span text:style-name="T51"> </text:span><text:span text:style-name="T46">data</text:span><text:span text:style-name="T51"> </text:span><text:span text:style-name="T46">successiva</text:span><text:span text:style-name="T51"> </text:span><text:span text:style-name="T46">alla</text:span><text:span text:style-name="T51"> </text:span><text:span text:style-name="T46">realizzazione</text:span><text:span text:style-name="T51"> </text:span><text:span text:style-name="T46">dell'immobile</text:span><text:span text:style-name="T51"> </text:span><text:span text:style-name="T46">e</text:span><text:span text:style-name="T51"> </text:span><text:span text:style-name="T46">per</text:span><text:span text:style-name="T51"> </text:span><text:span text:style-name="T46">loro</text:span><text:span text:style-name="T51"> </text:span><text:span text:style-name="T46">natura/caratteristiche non soggetti a titolo edilizio abilitativo: </text:span><text:span text:style-name="T48">la/e data/e di esecuzione degli interventi ai fini del rispetto della normativa di seguito richiamata è/sono: _____________________________________</text:span></text:p>
        </text:list-item>
      </text:list>
      <text:p text:style-name="P79"><text:soft-page-break/></text:p>
      <text:p text:style-name="P80">CERTIFICA</text:p>
      <text:p text:style-name="P78">ai sensi dell'art. 68, c. 2 lett. a) del Regolamento</text:p>
      <text:p text:style-name="P114"/>
      <text:p text:style-name="P115">che l'edificio contraddistinto</text:p>
      <text:p text:style-name="P114"/>
      <text:p text:style-name="P62"><draw:g text:anchor-type="char" draw:z-index="15" draw:style-name="gr3"><draw:line draw:style-name="gr4" draw:text-style-name="P151" svg:x1="1.057cm" svg:y1="0.566cm" svg:x2="6.349cm" svg:y2="0.566cm"><text:p/></draw:line></draw:g><draw:g text:anchor-type="char" draw:z-index="16" draw:style-name="gr3"><draw:line draw:style-name="gr4" draw:text-style-name="P151" svg:x1="6.703cm" svg:y1="0.566cm" svg:x2="9.525cm" svg:y2="0.566cm"><text:p/></draw:line></draw:g><draw:g text:anchor-type="char" draw:z-index="17" draw:style-name="gr3"><draw:line draw:style-name="gr4" draw:text-style-name="P151" svg:x1="9.878cm" svg:y1="0.566cm" svg:x2="12.7cm" svg:y2="0.566cm"><text:p/></draw:line></draw:g><draw:g text:anchor-type="char" draw:z-index="18" draw:style-name="gr3"><draw:line draw:style-name="gr4" draw:text-style-name="P151" svg:x1="13.053cm" svg:y1="0.566cm" svg:x2="19.756cm" svg:y2="0.566cm"><text:p/></draw:line></draw:g><text:span text:style-name="T23">dalla p.ed.<text:tab/></text:span><text:span text:style-name="T24">P</text:span><text:span text:style-name="T23">.M.<text:tab/>sub.<text:tab/>C.C.</text:span></text:p>
      <text:p text:style-name="P7"/>
      <text:p text:style-name="P58"><draw:g text:anchor-type="char" draw:z-index="19" draw:style-name="gr3"><draw:line draw:style-name="gr4" draw:text-style-name="P151" svg:x1="1.057cm" svg:y1="0.566cm" svg:x2="9.524cm" svg:y2="0.566cm"><text:p/></draw:line></draw:g><draw:g text:anchor-type="char" draw:z-index="20" draw:style-name="gr3"><draw:line draw:style-name="gr4" draw:text-style-name="P151" svg:x1="9.878cm" svg:y1="0.566cm" svg:x2="17.639cm" svg:y2="0.566cm"><text:p/></draw:line></draw:g><draw:g text:anchor-type="char" draw:z-index="21" draw:style-name="gr3"><draw:line draw:style-name="gr4" draw:text-style-name="P151" svg:x1="17.992cm" svg:y1="0.566cm" svg:x2="19.756cm" svg:y2="0.566cm"><text:p/></draw:line></draw:g>ubicata in via<text:tab/>località<text:tab/>n.</text:p>
      <text:p text:style-name="P7"/>
      <text:p text:style-name="P57"><draw:g text:anchor-type="char" draw:z-index="22" draw:style-name="gr3"><draw:line draw:style-name="gr4" draw:text-style-name="P151" svg:x1="1.057cm" svg:y1="0.566cm" svg:x2="19.754cm" svg:y2="0.566cm"><text:p/></draw:line></draw:g>con la seguente destinazione d'uso</text:p>
      <text:p text:style-name="P6"/>
      <text:p text:style-name="P84"><text:span text:style-name="T73">di cui all'allegato stato di rilievo o planimetria catastale, </text:span><text:span text:style-name="T75">con riferimento alla disciplina vigente al momento dell'esecuzione degli interventi o della realizzazione degli edifici, è conforme alle norme igienico-sanitarie e alla normativa di sicurezza degli impianti;</text:span></text:p>
      <text:p text:style-name="P51"/>
      <text:p text:style-name="P51"/>
      <text:p text:style-name="P44"><draw:g text:anchor-type="char" draw:z-index="23" draw:style-name="gr8"><draw:polygon draw:style-name="gr9" draw:text-style-name="P154" svg:width="6.261cm" svg:height="0.705cm" draw:transform="rotate (-3.14159265358979) translate (7.85040277777776cm 0.626180555555556cm)" svg:viewBox="0 0 6262 706" draw:points="6262,0 0,0 0,706 6262,706"><text:p/></draw:polygon></draw:g><text:span text:style-name="T93">ASPETTI IGIENICO-SANI</text:span><text:span text:style-name="T94">T</text:span><text:span text:style-name="T93">ARI:</text:span></text:p>
      <text:p text:style-name="P45"/>
      <text:list xml:id="list555675538485945228" text:style-name="L3">
        <text:list-item>
          <text:p text:style-name="P143"><text:span text:style-name="T46">per</text:span><text:span text:style-name="T52"> </text:span><text:span text:style-name="T46">le</text:span><text:span text:style-name="T52"> </text:span><text:span text:style-name="T46">opere</text:span><text:span text:style-name="T52"> </text:span><text:span text:style-name="T46">realizzate</text:span><text:span text:style-name="T52"> </text:span><text:span text:style-name="T46">dal</text:span><text:span text:style-name="T52"> </text:span><text:span text:style-name="T46">9</text:span><text:span text:style-name="T52"> </text:span><text:span text:style-name="T46">agosto</text:span><text:span text:style-name="T52"> </text:span><text:span text:style-name="T46">1934</text:span><text:span text:style-name="T52"> </text:span><text:span text:style-name="T46">al</text:span><text:span text:style-name="T52"> </text:span><text:span text:style-name="T46">1°</text:span><text:span text:style-name="T52"> </text:span><text:span text:style-name="T46">gennaio</text:span><text:span text:style-name="T52"> </text:span><text:span text:style-name="T46">1995;</text:span><text:span text:style-name="T52"> </text:span><text:span text:style-name="T46">la</text:span><text:span text:style-name="T52"> </text:span><text:span text:style-name="T46">salubrità</text:span><text:span text:style-name="T52"> </text:span><text:span text:style-name="T46">degli</text:span><text:span text:style-name="T52"> </text:span><text:span text:style-name="T46">ambienti</text:span><text:span text:style-name="T52"> </text:span><text:span text:style-name="T46">ai</text:span><text:span text:style-name="T52"> </text:span><text:span text:style-name="T46">sensi</text:span><text:span text:style-name="T52"> </text:span><text:span text:style-name="T46">del</text:span><text:span text:style-name="T52"> </text:span><text:span text:style-name="T46">Regio</text:span><text:span text:style-name="T52"> </text:span><text:span text:style-name="T46">Decreto 1265/1934;</text:span></text:p>
        </text:list-item>
        <text:list-item>
          <text:p text:style-name="P144"><text:span text:style-name="T46">per</text:span><text:span text:style-name="T53"> </text:span><text:span text:style-name="T46">le</text:span><text:span text:style-name="T53"> </text:span><text:span text:style-name="T46">opere</text:span><text:span text:style-name="T53"> </text:span><text:span text:style-name="T46">realizzate</text:span><text:span text:style-name="T53"> </text:span><text:span text:style-name="T46">dopo</text:span><text:span text:style-name="T53"> </text:span><text:span text:style-name="T46">il</text:span><text:span text:style-name="T53"> </text:span><text:span text:style-name="T46">1°</text:span><text:span text:style-name="T53"> </text:span><text:span text:style-name="T46">gennaio</text:span><text:span text:style-name="T53"> </text:span><text:span text:style-name="T46">1995</text:span><text:span text:style-name="T53"> </text:span><text:span text:style-name="T46">la</text:span><text:span text:style-name="T53"> </text:span><text:span text:style-name="T46">conformità</text:span><text:span text:style-name="T53"> </text:span><text:span text:style-name="T46">delle</text:span><text:span text:style-name="T53"> </text:span><text:span text:style-name="T46">opere</text:span><text:span text:style-name="T53"> </text:span><text:span text:style-name="T46">eseguite</text:span><text:span text:style-name="T53"> </text:span><text:span text:style-name="T46">rispetto</text:span><text:span text:style-name="T53"> </text:span><text:span text:style-name="T46">al</text:span><text:span text:style-name="T53"> </text:span><text:span text:style-name="T46">progetto</text:span><text:span text:style-name="T53"> </text:span><text:span text:style-name="T46">approvato e l'avvenuta prosciugatura di muri e la salubrità degli ambienti ai sensi del D.</text:span><text:span text:style-name="T54">P</text:span><text:span text:style-name="T46">.R. 425/1994 </text:span><text:span text:style-name="T47">o del D.P.R. 380/2001</text:span><text:span text:style-name="T46">;</text:span></text:p>
        </text:list-item>
      </text:list>
      <text:p text:style-name="P116">ovvero</text:p>
      <text:list xml:id="list192256414145490" text:continue-numbering="true" text:style-name="L3">
        <text:list-item>
          <text:p text:style-name="P131">non necessita della dichiarazione in quanto l'opera risale ad epoca antecedente all'obbligo previsto ex lege.</text:p>
        </text:list-item>
      </text:list>
      <text:p text:style-name="P51"/>
      <text:p text:style-name="P51"/>
      <text:p text:style-name="P101"><draw:g text:anchor-type="char" draw:z-index="24" draw:style-name="gr10"><draw:polygon draw:style-name="gr9" draw:text-style-name="P154" svg:width="9.321cm" svg:height="0.705cm" draw:transform="rotate (-3.14159265358979) translate (10.9099861111102cm 0.574194444444443cm)" svg:viewBox="0 0 9322 706" draw:points="9322,0 0,0 0,706 9322,706"><text:p/></draw:polygon></draw:g><text:span text:style-name="T93">DOCUMEN</text:span><text:span text:style-name="T94">T</text:span><text:span text:style-name="T93">AZIONE REL</text:span><text:span text:style-name="T94">A</text:span><text:span text:style-name="T93">TI</text:span><text:span text:style-name="T94">V</text:span><text:span text:style-name="T93">A</text:span><text:span text:style-name="T94"> </text:span><text:span text:style-name="T93">AGLI IMPIANTI:</text:span></text:p>
      <text:p text:style-name="P51"/>
      <text:p text:style-name="P102"><text:span text:style-name="T73">» </text:span><text:span text:style-name="T81"><text:s/></text:span><text:span text:style-name="T73">per gli </text:span><text:span text:style-name="T75">impianti </text:span><text:span text:style-name="T73">realizzati prima del 13 marzo 1990:</text:span></text:p>
      <text:list xml:id="list4803837319902328846" text:style-name="L4">
        <text:list-item>
          <text:p text:style-name="P138"><text:span text:style-name="T48">allega </text:span><text:span text:style-name="T46">dichiarazione di rispondenza alle norme previste per l'adeguamento degli impianti ai sensi dell'art. 7 della legge 46/1990;</text:span></text:p>
        </text:list-item>
      </text:list>
      <text:p text:style-name="P51"/>
      <text:p text:style-name="P102"><text:span text:style-name="T73">» </text:span><text:span text:style-name="T81"><text:s/></text:span><text:span text:style-name="T73">per impianti realizzati tra il 13 marzo 1990 e il 26 marzo 2008:</text:span></text:p>
      <text:list xml:id="list192257436436969" text:continue-numbering="true" text:style-name="L4">
        <text:list-item>
          <text:p text:style-name="P138"><text:span text:style-name="T48">allega </text:span><text:span text:style-name="T46">dichiarazione di conformità degli impianti installati secondo quanto previsto dalla legge 46/1990;</text:span></text:p>
        </text:list-item>
      </text:list>
      <text:p text:style-name="P116">ovvero</text:p>
      <text:list xml:id="list192257880431066" text:continue-numbering="true" text:style-name="L4">
        <text:list-item>
          <text:p text:style-name="P138"><text:span text:style-name="T48">allega </text:span><text:span text:style-name="T46">certificato di collaudo degli impianti installati;</text:span></text:p>
        </text:list-item>
      </text:list>
      <text:p text:style-name="P116">ovvero</text:p>
      <text:list xml:id="list192256830201060" text:continue-numbering="true" text:style-name="L4">
        <text:list-item>
          <text:p text:style-name="P138"><text:span text:style-name="T48">allega</text:span><text:span text:style-name="T46">,</text:span><text:span text:style-name="T52"> </text:span><text:span text:style-name="T46">nei</text:span><text:span text:style-name="T52"> </text:span><text:span text:style-name="T46">casi</text:span><text:span text:style-name="T52"> </text:span><text:span text:style-name="T46">in</text:span><text:span text:style-name="T52"> </text:span><text:span text:style-name="T46">cui</text:span><text:span text:style-name="T52"> </text:span><text:span text:style-name="T46">la</text:span><text:span text:style-name="T52"> </text:span><text:span text:style-name="T46">dichiarazione</text:span><text:span text:style-name="T52"> </text:span><text:span text:style-name="T46">di</text:span><text:span text:style-name="T52"> </text:span><text:span text:style-name="T46">conformità</text:span><text:span text:style-name="T52"> </text:span><text:span text:style-name="T46">o</text:span><text:span text:style-name="T52"> </text:span><text:span text:style-name="T46">il</text:span><text:span text:style-name="T52"> </text:span><text:span text:style-name="T46">certificato</text:span><text:span text:style-name="T52"> </text:span><text:span text:style-name="T46">di</text:span><text:span text:style-name="T52"> </text:span><text:span text:style-name="T46">collaudo</text:span><text:span text:style-name="T52"> </text:span><text:span text:style-name="T46">degli</text:span><text:span text:style-name="T52"> </text:span><text:span text:style-name="T46">impianti</text:span><text:span text:style-name="T52"> </text:span><text:span text:style-name="T46">non</text:span><text:span text:style-name="T52"> </text:span><text:span text:style-name="T46">siano</text:span><text:span text:style-name="T52"> </text:span><text:span text:style-name="T46">più</text:span><text:span text:style-name="T52"> </text:span><text:span text:style-name="T46">reperibili, dichiarazione di rispondenza ai sensi dell'art. 7, comma 6, del D.M. 37/2008;</text:span></text:p>
        </text:list-item>
      </text:list>
      <text:p text:style-name="P53"/>
      <text:p text:style-name="P102"><text:span text:style-name="T73">» </text:span><text:span text:style-name="T81"><text:s/></text:span><text:span text:style-name="T73">per impianti realizzati dopo il 26 marzo 2008:</text:span></text:p>
      <text:list xml:id="list8321086338797252346" text:style-name="L5">
        <text:list-item>
          <text:p text:style-name="P139"><text:span text:style-name="T48">allega </text:span><text:span text:style-name="T46">la dichiarazione di conformità degli impianti installati ai sensi del D.M. 37/2008;</text:span></text:p>
        </text:list-item>
      </text:list>
      <text:p text:style-name="P54"/>
      <text:p text:style-name="P89"><text:span text:style-name="T73">»</text:span><text:span text:style-name="T81"> </text:span><text:span text:style-name="T73">per</text:span><text:span text:style-name="T84"> </text:span><text:span text:style-name="T73">gli</text:span><text:span text:style-name="T84"> </text:span><text:span text:style-name="T73">impianti</text:span><text:span text:style-name="T84"> </text:span><text:span text:style-name="T73">relativi</text:span><text:span text:style-name="T84"> </text:span><text:span text:style-name="T73">ad</text:span><text:span text:style-name="T84"> </text:span><text:span text:style-name="T73">ambienti</text:span><text:span text:style-name="T84"> </text:span><text:span text:style-name="T73">produttivi</text:span><text:span text:style-name="T84"> </text:span><text:span text:style-name="T73">e</text:span><text:span text:style-name="T84"> </text:span><text:span text:style-name="T73">luoghi</text:span><text:span text:style-name="T84"> </text:span><text:span text:style-name="T73">di</text:span><text:span text:style-name="T84"> </text:span><text:span text:style-name="T73">lavoro</text:span><text:span text:style-name="T84"> </text:span><text:span text:style-name="T75">allega</text:span><text:span text:style-name="T85"> </text:span><text:span text:style-name="T73">la</text:span><text:span text:style-name="T84"> </text:span><text:span text:style-name="T73">dichiarazione</text:span><text:span text:style-name="T84"> </text:span><text:span text:style-name="T73">di</text:span><text:span text:style-name="T84"> </text:span><text:span text:style-name="T73">conformità</text:span><text:span text:style-name="T84"> </text:span><text:span text:style-name="T73">con</text:span><text:span text:style-name="T84"> </text:span><text:span text:style-name="T73">riferimento alla normativa di settore;</text:span></text:p>
      <text:p text:style-name="P117"/>
      <text:p text:style-name="P117"/>
      <text:p text:style-name="P43"><draw:g text:anchor-type="char" draw:z-index="29" draw:style-name="gr8"><draw:polygon draw:style-name="gr9" draw:text-style-name="P154" svg:width="2.458cm" svg:height="0.705cm" draw:transform="rotate (-3.14159265358979) translate (4.04745833333332cm 0.60325cm)" svg:viewBox="0 0 2459 706" draw:points="2459,0 0,0 0,706 2459,706"><text:p/></draw:polygon></draw:g><text:span text:style-name="T17">S</text:span><text:span text:style-name="T18">TA</text:span><text:span text:style-name="T17">TICA:</text:span></text:p>
      <text:p text:style-name="P5"/>
      <text:list xml:id="list192257691157183" text:continue-numbering="true" text:style-name="L5">
        <text:list-item>
          <text:p text:style-name="P140"><text:span text:style-name="T40">allega </text:span><text:span text:style-name="T39">per gli interventi o edifici realizzati anteriormente al 19 aprile 1940, dichiarazione di idoneità statica;</text:span></text:p>
        </text:list-item>
        <text:list-item>
          <text:p text:style-name="P141"><text:span text:style-name="T48">allega</text:span><text:span text:style-name="T55"> </text:span><text:span text:style-name="T46">per</text:span><text:span text:style-name="T56"> </text:span><text:span text:style-name="T46">gli</text:span><text:span text:style-name="T56"> </text:span><text:span text:style-name="T46">interventi</text:span><text:span text:style-name="T56"> </text:span><text:span text:style-name="T46">realizzati</text:span><text:span text:style-name="T56"> </text:span><text:span text:style-name="T46">tra</text:span><text:span text:style-name="T56"> </text:span><text:span text:style-name="T46">il</text:span><text:span text:style-name="T56"> </text:span><text:span text:style-name="T46">19</text:span><text:span text:style-name="T56"> </text:span><text:span text:style-name="T46">aprile</text:span><text:span text:style-name="T56"> </text:span><text:span text:style-name="T46">1940</text:span><text:span text:style-name="T56"> </text:span><text:span text:style-name="T46">e</text:span><text:span text:style-name="T56"> </text:span><text:span text:style-name="T46">il</text:span><text:span text:style-name="T56"> </text:span><text:span text:style-name="T46">5</text:span><text:span text:style-name="T56"> </text:span><text:span text:style-name="T46">gennaio</text:span><text:span text:style-name="T56"> </text:span><text:span text:style-name="T46">1972</text:span><text:span text:style-name="T56"> </text:span><text:span text:style-name="T46">certificato</text:span><text:span text:style-name="T56"> </text:span><text:span text:style-name="T46">di</text:span><text:span text:style-name="T56"> </text:span><text:span text:style-name="T46">collaudo</text:span><text:span text:style-name="T56"> </text:span><text:span text:style-name="T46">ai</text:span><text:span text:style-name="T56"> </text:span><text:span text:style-name="T46">sensi</text:span><text:span text:style-name="T56"> </text:span><text:span text:style-name="T46">del</text:span><text:span text:style-name="T56"> </text:span><text:span text:style-name="T46">Regio Decreto 2229/1939 o in alternativa dichiarazione di idoneità statica;</text:span></text:p>
        </text:list-item>
        <text:list-item>
          <text:p text:style-name="P142"><text:span text:style-name="T48">allega</text:span><text:span text:style-name="T57"> </text:span><text:span text:style-name="T46">per</text:span><text:span text:style-name="T51"> </text:span><text:span text:style-name="T46">gli</text:span><text:span text:style-name="T51"> </text:span><text:span text:style-name="T46">interventi</text:span><text:span text:style-name="T51"> </text:span><text:span text:style-name="T46">realizzati</text:span><text:span text:style-name="T51"> </text:span><text:span text:style-name="T46">tra</text:span><text:span text:style-name="T51"> </text:span><text:span text:style-name="T46">il</text:span><text:span text:style-name="T51"> </text:span><text:span text:style-name="T46">5</text:span><text:span text:style-name="T51"> </text:span><text:span text:style-name="T46">gennaio</text:span><text:span text:style-name="T51"> </text:span><text:span text:style-name="T46">1972</text:span><text:span text:style-name="T51"> </text:span><text:span text:style-name="T46">e</text:span><text:span text:style-name="T51"> </text:span><text:span text:style-name="T46">il</text:span><text:span text:style-name="T51"> </text:span><text:span text:style-name="T46">5</text:span><text:span text:style-name="T51"> </text:span><text:span text:style-name="T46">marzo</text:span><text:span text:style-name="T51"> </text:span><text:span text:style-name="T46">2008</text:span><text:span text:style-name="T51"> </text:span><text:span text:style-name="T46">certificato</text:span><text:span text:style-name="T51"> </text:span><text:span text:style-name="T46">di</text:span><text:span text:style-name="T51"> </text:span><text:span text:style-name="T46">collaudo</text:span><text:span text:style-name="T51"> </text:span><text:span text:style-name="T46">ai</text:span><text:span text:style-name="T51"> </text:span><text:span text:style-name="T46">sensi</text:span><text:span text:style-name="T51"> </text:span><text:span text:style-name="T46">della</text:span><text:span text:style-name="T51"> </text:span><text:span text:style-name="T46">legge 1086/1971;</text:span></text:p>
        </text:list-item>
        <text:list-item>
          <text:p text:style-name="P141"><text:soft-page-break/><text:span text:style-name="T48">allega</text:span><text:span text:style-name="T58"> </text:span><text:span text:style-name="T46">per</text:span><text:span text:style-name="T59"> </text:span><text:span text:style-name="T46">gli</text:span><text:span text:style-name="T59"> </text:span><text:span text:style-name="T46">interventi</text:span><text:span text:style-name="T59"> </text:span><text:span text:style-name="T46">realizzati</text:span><text:span text:style-name="T59"> </text:span><text:span text:style-name="T46">dopo</text:span><text:span text:style-name="T59"> </text:span><text:span text:style-name="T46">il</text:span><text:span text:style-name="T59"> </text:span><text:span text:style-name="T46">5</text:span><text:span text:style-name="T59"> </text:span><text:span text:style-name="T46">marzo</text:span><text:span text:style-name="T59"> </text:span><text:span text:style-name="T46">2008</text:span><text:span text:style-name="T59"> </text:span><text:span text:style-name="T46">oppure</text:span><text:span text:style-name="T59"> </text:span><text:span text:style-name="T46">dal</text:span><text:span text:style-name="T59"> </text:span><text:span text:style-name="T46">1°</text:span><text:span text:style-name="T59"> </text:span><text:span text:style-name="T46">luglio</text:span><text:span text:style-name="T59"> </text:span><text:span text:style-name="T46">2009,</text:span><text:span text:style-name="T59"> </text:span><text:span text:style-name="T46">a</text:span><text:span text:style-name="T59"> </text:span><text:span text:style-name="T46">seconda</text:span><text:span text:style-name="T59"> </text:span><text:span text:style-name="T46">della</text:span><text:span text:style-name="T59"> </text:span><text:span text:style-name="T46">tipologia</text:span><text:span text:style-name="T59"> </text:span><text:span text:style-name="T46">di intervento, certificato di collaudo ai sensi del D.M. del 14 gennaio 2008;</text:span></text:p>
        </text:list-item>
      </text:list>
      <text:p text:style-name="P118">ovvero</text:p>
      <text:list xml:id="list192256682261887" text:continue-numbering="true" text:style-name="L5">
        <text:list-item>
          <text:p text:style-name="P141"><text:span text:style-name="T42">l'immobile/l'inte</text:span><text:span text:style-name="T43">r</text:span><text:span text:style-name="T42">vento </text:span><text:span text:style-name="T44">non necessita </text:span><text:span text:style-name="T42">del certificato di collaudo e del relativo deposito dei calcoli;</text:span></text:p>
        </text:list-item>
      </text:list>
      <text:p text:style-name="P52"/>
      <text:p text:style-name="P52"/>
      <text:p text:style-name="P44"><draw:g text:anchor-type="char" draw:z-index="25" draw:style-name="gr8"><draw:polygon draw:style-name="gr9" draw:text-style-name="P154" svg:width="14.604cm" svg:height="0.705cm" draw:transform="rotate (-3.14159265358979) translate (16.1928333333324cm 0.626180555555556cm)" svg:viewBox="0 0 14605 706" draw:points="14605,0 0,0 0,706 14605,706"><text:p/></draw:polygon></draw:g><text:span text:style-name="T93">ACCESSIBILITÀ E SUPERAMEN</text:span><text:span text:style-name="T95">T</text:span><text:span text:style-name="T93">O DELLE BARRIERE</text:span><text:span text:style-name="T96"> </text:span><text:span text:style-name="T93">ARCHITET</text:span><text:span text:style-name="T95">T</text:span><text:span text:style-name="T93">ONICHE:</text:span></text:p>
      <text:p text:style-name="P51"/>
      <text:p text:style-name="P103"><text:span text:style-name="T73">»</text:span><text:span text:style-name="T81"> </text:span><text:span text:style-name="T73">nel</text:span><text:span text:style-name="T86"> </text:span><text:span text:style-name="T73">caso</text:span><text:span text:style-name="T86"> </text:span><text:span text:style-name="T73">di</text:span><text:span text:style-name="T86"> </text:span><text:span text:style-name="T75">edifici</text:span><text:span text:style-name="T87"> </text:span><text:span text:style-name="T75">privati</text:span><text:span text:style-name="T87"> </text:span><text:span text:style-name="T73">la</text:span><text:span text:style-name="T86"> </text:span><text:span text:style-name="T73">conformità</text:span><text:span text:style-name="T86"> </text:span><text:span text:style-name="T73">delle</text:span><text:span text:style-name="T86"> </text:span><text:span text:style-name="T73">opere</text:span><text:span text:style-name="T86"> </text:span><text:span text:style-name="T73">in</text:span><text:span text:style-name="T86"> </text:span><text:span text:style-name="T73">relazione</text:span><text:span text:style-name="T86"> </text:span><text:span text:style-name="T73">alle</text:span><text:span text:style-name="T86"> </text:span><text:span text:style-name="T73">norme</text:span><text:span text:style-name="T86"> </text:span><text:span text:style-name="T73">sull'accessibilità</text:span><text:span text:style-name="T86"> </text:span><text:span text:style-name="T73">e</text:span><text:span text:style-name="T86"> </text:span><text:span text:style-name="T73">superamento</text:span><text:span text:style-name="T86"> </text:span><text:span text:style-name="T73">delle barriere architettoniche ai sensi dell'art. 77 del D.</text:span><text:span text:style-name="T88">P</text:span><text:span text:style-name="T73">.R. 380/2001:</text:span></text:p>
      <text:list xml:id="list3324787744421595947" text:style-name="L6">
        <text:list-item>
          <text:p text:style-name="P123">per le opere realizzate dal 5 agosto 1981 al 10 agosto 1989 secondo le prescrizioni dettate dalla l.p. 12/1981;</text:p>
        </text:list-item>
        <text:list-item>
          <text:p text:style-name="P127"><text:span text:style-name="T73">per le opere realizzate dall'</text:span><text:span text:style-name="T78">1</text:span><text:span text:style-name="T73">1 agosto 1989 al 30 gennaio 1991 secondo le prescrizioni di cui al D.M. 236/1989;</text:span></text:p>
        </text:list-item>
        <text:list-item>
          <text:p text:style-name="P132"><text:span text:style-name="T4">per</text:span><text:span text:style-name="T12"> </text:span><text:span text:style-name="T4">le</text:span><text:span text:style-name="T12"> </text:span><text:span text:style-name="T4">opere</text:span><text:span text:style-name="T12"> </text:span><text:span text:style-name="T4">realizzate</text:span><text:span text:style-name="T12"> </text:span><text:span text:style-name="T4">dopo</text:span><text:span text:style-name="T12"> </text:span><text:span text:style-name="T4">il</text:span><text:span text:style-name="T12"> </text:span><text:span text:style-name="T4">30</text:span><text:span text:style-name="T12"> </text:span><text:span text:style-name="T4">gennaio</text:span><text:span text:style-name="T12"> </text:span><text:span text:style-name="T4">1991</text:span><text:span text:style-name="T12"> </text:span><text:span text:style-name="T4">ai</text:span><text:span text:style-name="T12"> </text:span><text:span text:style-name="T4">sensi</text:span><text:span text:style-name="T12"> </text:span><text:span text:style-name="T4">della</text:span><text:span text:style-name="T12"> </text:span><text:span text:style-name="T4">l.p.</text:span><text:span text:style-name="T12"> </text:span><text:span text:style-name="T4">1/1991,</text:span><text:span text:style-name="T12"> </text:span><text:span text:style-name="T4">"Eliminazione</text:span><text:span text:style-name="T12"> </text:span><text:span text:style-name="T4">delle</text:span><text:span text:style-name="T12"> </text:span><text:span text:style-name="T4">barriere</text:span><text:span text:style-name="T12"> </text:span><text:span text:style-name="T4">architettoniche in Provincia di</text:span><text:span text:style-name="T6"> </text:span><text:span text:style-name="T7">T</text:span><text:span text:style-name="T4">rento";</text:span></text:p>
        </text:list-item>
      </text:list>
      <text:p text:style-name="P119">ovvero</text:p>
      <text:list xml:id="list192257161906407" text:continue-numbering="true" text:style-name="L6">
        <text:list-item>
          <text:p text:style-name="P134">non necessita della dichiarazione in quanto l'opera risale ad epoca antecedente all'obbligo previsto ex lege.</text:p>
        </text:list-item>
      </text:list>
      <text:p text:style-name="P55"/>
      <text:p text:style-name="P104"><text:span text:style-name="T4">»</text:span><text:span text:style-name="T11"> </text:span><text:span text:style-name="T4">nel</text:span><text:span text:style-name="T13"> </text:span><text:span text:style-name="T4">caso</text:span><text:span text:style-name="T13"> </text:span><text:span text:style-name="T4">di</text:span><text:span text:style-name="T13"> </text:span><text:span text:style-name="T3">edifici</text:span><text:span text:style-name="T14"> </text:span><text:span text:style-name="T3">privati</text:span><text:span text:style-name="T14"> </text:span><text:span text:style-name="T3">aperti</text:span><text:span text:style-name="T14"> </text:span><text:span text:style-name="T3">al</text:span><text:span text:style-name="T14"> </text:span><text:span text:style-name="T3">pubblico</text:span><text:span text:style-name="T14"> </text:span><text:span text:style-name="T4">la</text:span><text:span text:style-name="T13"> </text:span><text:span text:style-name="T4">conformità</text:span><text:span text:style-name="T13"> </text:span><text:span text:style-name="T4">delle</text:span><text:span text:style-name="T13"> </text:span><text:span text:style-name="T4">opere</text:span><text:span text:style-name="T13"> </text:span><text:span text:style-name="T4">in</text:span><text:span text:style-name="T13"> </text:span><text:span text:style-name="T4">relazione</text:span><text:span text:style-name="T13"> </text:span><text:span text:style-name="T4">alle</text:span><text:span text:style-name="T13"> </text:span><text:span text:style-name="T4">norme</text:span><text:span text:style-name="T13"> </text:span><text:span text:style-name="T4">sull'accessibilità</text:span><text:span text:style-name="T13"> </text:span><text:span text:style-name="T4">e superamento delle barriere architettoniche ai sensi dell'art. 82 del D.</text:span><text:span text:style-name="T8">P</text:span><text:span text:style-name="T4">.R. 380/2001:</text:span></text:p>
      <text:list xml:id="list8224446379254739562" text:style-name="L7">
        <text:list-item>
          <text:p text:style-name="P133"><text:span text:style-name="T4">per le opere realizzate dal 7 agosto 1978 al 10 agosto 1989 secondo le prescrizioni del D.</text:span><text:span text:style-name="T8">P</text:span><text:span text:style-name="T4">.R. 384/1978;</text:span></text:p>
        </text:list-item>
        <text:list-item>
          <text:p text:style-name="P133"><text:span text:style-name="T4">per</text:span><text:span text:style-name="T15"> </text:span><text:span text:style-name="T4">le</text:span><text:span text:style-name="T15"> </text:span><text:span text:style-name="T4">opere</text:span><text:span text:style-name="T15"> </text:span><text:span text:style-name="T4">realizzate</text:span><text:span text:style-name="T15"> </text:span><text:span text:style-name="T4">dall'</text:span><text:span text:style-name="T5">1</text:span><text:span text:style-name="T4">1</text:span><text:span text:style-name="T15"> </text:span><text:span text:style-name="T4">agosto</text:span><text:span text:style-name="T15"> </text:span><text:span text:style-name="T4">1989</text:span><text:span text:style-name="T15"> </text:span><text:span text:style-name="T4">al</text:span><text:span text:style-name="T15"> </text:span><text:span text:style-name="T4">30</text:span><text:span text:style-name="T15"> </text:span><text:span text:style-name="T4">gennaio</text:span><text:span text:style-name="T15"> </text:span><text:span text:style-name="T4">1991</text:span><text:span text:style-name="T15"> </text:span><text:span text:style-name="T4">secondo</text:span><text:span text:style-name="T15"> </text:span><text:span text:style-name="T4">le</text:span><text:span text:style-name="T15"> </text:span><text:span text:style-name="T4">prescrizioni</text:span><text:span text:style-name="T15"> </text:span><text:span text:style-name="T4">contenute</text:span><text:span text:style-name="T15"> </text:span><text:span text:style-name="T4">nel</text:span><text:span text:style-name="T15"> </text:span><text:span text:style-name="T4">D.M.</text:span><text:span text:style-name="T15"> </text:span><text:span text:style-name="T4">236/1989 congiuntamente al D.</text:span><text:span text:style-name="T8">P</text:span><text:span text:style-name="T4">.R. 384/1978;</text:span></text:p>
        </text:list-item>
        <text:list-item>
          <text:p text:style-name="P133"><text:span text:style-name="T4">per</text:span><text:span text:style-name="T12"> </text:span><text:span text:style-name="T4">le</text:span><text:span text:style-name="T12"> </text:span><text:span text:style-name="T4">opere</text:span><text:span text:style-name="T12"> </text:span><text:span text:style-name="T4">realizzate</text:span><text:span text:style-name="T12"> </text:span><text:span text:style-name="T4">dopo</text:span><text:span text:style-name="T12"> </text:span><text:span text:style-name="T4">il</text:span><text:span text:style-name="T12"> </text:span><text:span text:style-name="T4">30</text:span><text:span text:style-name="T12"> </text:span><text:span text:style-name="T4">gennaio</text:span><text:span text:style-name="T12"> </text:span><text:span text:style-name="T4">1991</text:span><text:span text:style-name="T12"> </text:span><text:span text:style-name="T4">ai</text:span><text:span text:style-name="T12"> </text:span><text:span text:style-name="T4">sensi</text:span><text:span text:style-name="T12"> </text:span><text:span text:style-name="T4">della</text:span><text:span text:style-name="T12"> </text:span><text:span text:style-name="T4">l.p.</text:span><text:span text:style-name="T12"> </text:span><text:span text:style-name="T4">1/1991,</text:span><text:span text:style-name="T12"> </text:span><text:span text:style-name="T4">"Eliminazione</text:span><text:span text:style-name="T12"> </text:span><text:span text:style-name="T4">delle</text:span><text:span text:style-name="T12"> </text:span><text:span text:style-name="T4">barriere</text:span><text:span text:style-name="T12"> </text:span><text:span text:style-name="T4">architettoniche in Provincia di</text:span><text:span text:style-name="T6"> </text:span><text:span text:style-name="T7">T</text:span><text:span text:style-name="T4">rento";</text:span></text:p>
        </text:list-item>
      </text:list>
      <text:p text:style-name="P119">ovvero</text:p>
      <text:list xml:id="list192257265916036" text:continue-numbering="true" text:style-name="L7">
        <text:list-item>
          <text:p text:style-name="P135">non necessita della dichiarazione in quanto l'opera risale ad epoca antecedente all'obbligo previsto ex lege.</text:p>
        </text:list-item>
      </text:list>
      <text:p text:style-name="P55"/>
      <text:p text:style-name="P104"><text:span text:style-name="T4">»</text:span><text:span text:style-name="T11"> </text:span><text:span text:style-name="T4">nel</text:span><text:span text:style-name="T9"> </text:span><text:span text:style-name="T4">caso</text:span><text:span text:style-name="T9"> </text:span><text:span text:style-name="T4">di</text:span><text:span text:style-name="T16"> </text:span><text:span text:style-name="T3">edifici</text:span><text:span text:style-name="T10"> </text:span><text:span text:style-name="T3">pubblici</text:span><text:span text:style-name="T10"> </text:span><text:span text:style-name="T4">la</text:span><text:span text:style-name="T9"> </text:span><text:span text:style-name="T4">conformità</text:span><text:span text:style-name="T9"> </text:span><text:span text:style-name="T4">delle</text:span><text:span text:style-name="T9"> </text:span><text:span text:style-name="T4">opere</text:span><text:span text:style-name="T9"> </text:span><text:span text:style-name="T4">in</text:span><text:span text:style-name="T9"> </text:span><text:span text:style-name="T4">relazione</text:span><text:span text:style-name="T9"> </text:span><text:span text:style-name="T4">alle</text:span><text:span text:style-name="T9"> </text:span><text:span text:style-name="T4">norme</text:span><text:span text:style-name="T9"> </text:span><text:span text:style-name="T4">sull'accessibilità</text:span><text:span text:style-name="T9"> </text:span><text:span text:style-name="T4">e</text:span><text:span text:style-name="T9"> </text:span><text:span text:style-name="T4">superamento</text:span><text:span text:style-name="T9"> </text:span><text:span text:style-name="T4">delle barriere architettoniche ai sensi dell'art. 82 del D.</text:span><text:span text:style-name="T8">P</text:span><text:span text:style-name="T4">.R. 380/2001:</text:span></text:p>
      <text:list xml:id="list192256940105018" text:continue-numbering="true" text:style-name="L7">
        <text:list-item>
          <text:p text:style-name="P133"><text:span text:style-name="T4">per le opere realizzate dal 7 agosto 1978 al 30 gennaio 1991 secondo le prescrizioni del D.</text:span><text:span text:style-name="T8">P</text:span><text:span text:style-name="T4">.R. 384/1978;</text:span></text:p>
        </text:list-item>
        <text:list-item>
          <text:p text:style-name="P133"><text:span text:style-name="T4">per</text:span><text:span text:style-name="T12"> </text:span><text:span text:style-name="T4">le</text:span><text:span text:style-name="T12"> </text:span><text:span text:style-name="T4">opere</text:span><text:span text:style-name="T12"> </text:span><text:span text:style-name="T4">realizzate</text:span><text:span text:style-name="T12"> </text:span><text:span text:style-name="T4">dopo</text:span><text:span text:style-name="T12"> </text:span><text:span text:style-name="T4">il</text:span><text:span text:style-name="T12"> </text:span><text:span text:style-name="T4">30</text:span><text:span text:style-name="T12"> </text:span><text:span text:style-name="T4">gennaio</text:span><text:span text:style-name="T12"> </text:span><text:span text:style-name="T4">1991</text:span><text:span text:style-name="T12"> </text:span><text:span text:style-name="T4">ai</text:span><text:span text:style-name="T12"> </text:span><text:span text:style-name="T4">sensi</text:span><text:span text:style-name="T12"> </text:span><text:span text:style-name="T4">della</text:span><text:span text:style-name="T12"> </text:span><text:span text:style-name="T4">l.p.</text:span><text:span text:style-name="T12"> </text:span><text:span text:style-name="T4">1/1991,</text:span><text:span text:style-name="T12"> </text:span><text:span text:style-name="T4">"Eliminazione</text:span><text:span text:style-name="T12"> </text:span><text:span text:style-name="T4">delle</text:span><text:span text:style-name="T12"> </text:span><text:span text:style-name="T4">barriere</text:span><text:span text:style-name="T12"> </text:span><text:span text:style-name="T4">architettoniche in Provincia di</text:span><text:span text:style-name="T6"> </text:span><text:span text:style-name="T7">T</text:span><text:span text:style-name="T4">rento";</text:span></text:p>
        </text:list-item>
      </text:list>
      <text:p text:style-name="P119">ovvero</text:p>
      <text:list xml:id="list192257576279475" text:continue-numbering="true" text:style-name="L7">
        <text:list-item>
          <text:p text:style-name="P135">non necessita della dichiarazione in quanto l'opera risale ad epoca antecedente all'obbligo previsto ex lege.</text:p>
        </text:list-item>
      </text:list>
      <text:p text:style-name="P90"/>
      <text:p text:style-name="P91"/>
      <text:p text:style-name="P105"><draw:g text:anchor-type="char" draw:z-index="30" draw:style-name="gr8"><draw:polygon draw:style-name="gr9" draw:text-style-name="P154" svg:width="5.299cm" svg:height="0.71cm" draw:transform="rotate (-3.14159265358979) translate (6.88780610071094cm 0.627944444444444cm)" svg:viewBox="0 0 5300 711" draw:points="5300,0 0,0 0,711 5300,711"><text:p/></draw:polygon></draw:g>PREVENZIONE INCENDI:</text:p>
      <text:p text:style-name="P106"/>
      <text:list xml:id="list666877253430123108" text:style-name="L8">
        <text:list-item>
          <text:p text:style-name="P129"><text:span text:style-name="T73">l'immobile/l'inte</text:span><text:span text:style-name="T74">r</text:span><text:span text:style-name="T73">vento </text:span><text:span text:style-name="T75">non rientra </text:span><text:span text:style-name="T73">tra i casi che necessitano del certificato di prevenzione incendi ai sensi del D. M. 16 febbraio</text:span><text:span text:style-name="T76"> 1982 </text:span><text:span text:style-name="T68">- D.P.R. n. 151/2011, allegato I;</text:span></text:p>
        </text:list-item>
        <text:list-item>
          <text:p text:style-name="P124"><text:span text:style-name="T65">I lavori realizzati hanno comportato</text:span><text:span text:style-name="T64"> variazioni alle condizioni di sicurezza antincendio dell'immobile ed è previsto lo svolgimento di attività soggette al controllo dei Vigili del Fuoco e pertanto si allega</text:span><text:span text:style-name="T69">:</text:span></text:p>
        </text:list-item>
        <text:list-item>
          <text:p text:style-name="P145">copia della ricevuta di segnalazione certificata di inizio attività <text:s/>(SCIA) che costituisce titolo autorizzativo ai sensi dell’art. 38, comma 3, lettere e) ed f), del DL 25 giugno 2008, n. 112, convertito, con modificazioni, dalla legge 6 agosto 2008, n. 113 (per attività A e B);</text:p>
        </text:list-item>
        <text:list-item>
          <text:p text:style-name="P146">copia del certificato di prevenzione incendi per le attività soggette alle visite di prevenzione incendi in corso di validità (per attività C); </text:p>
        </text:list-item>
        <text:list-item>
          <text:p text:style-name="P125"><text:span text:style-name="T64">I lavori realizzati </text:span><text:span text:style-name="T66">non <text:s/>hanno comportano attività soggette ai controlli di prevenzioni incendi dell’allegato I del regolamento di cui al DPR 1 agosto 2011, n. 151, ma rispettano normative antincendio specifiche:</text:span></text:p>
        </text:list-item>
        <text:list-item>
          <text:p text:style-name="P147">prescrizioni del <text:s/>DM 16 maggio 1987, n. 246 – edifici civili</text:p>
        </text:list-item>
        <text:list-item>
          <text:p text:style-name="P148">prescrizioni DM 12 aprile 1996, n. 74 – centrali termiche a gas</text:p>
        </text:list-item>
        <text:list-item>
          <text:p text:style-name="P148">prescrizioni del DM 1 febbraio 1986 – autorimesse;</text:p>
        </text:list-item>
        <text:list-item>
          <text:p text:style-name="P149"><text:span text:style-name="T66">____________________________________________</text:span><text:span text:style-name="T67"> </text:span><text:span text:style-name="T66">(altro)</text:span></text:p>
        </text:list-item>
        <text:list-item>
          <text:p text:style-name="P149"><text:soft-page-break/><text:span text:style-name="T66">____________________________________________</text:span><text:span text:style-name="T67"> </text:span><text:span text:style-name="T66">(altro)</text:span></text:p>
        </text:list-item>
      </text:list>
      <text:p text:style-name="P51"/>
      <text:p text:style-name="P51"/>
      <text:p text:style-name="P107"><draw:g text:anchor-type="char" draw:z-index="26" draw:style-name="gr8"><draw:polygon draw:style-name="gr9" draw:text-style-name="P154" svg:width="6.755cm" svg:height="0.705cm" draw:transform="rotate (-3.14159265358979) translate (8.34429166666665cm 0.626180555555556cm)" svg:viewBox="0 0 6756 706" draw:points="6756,0 0,0 0,706 6756,706"><text:p/></draw:polygon></draw:g><text:span text:style-name="T97">DOCUMEN</text:span><text:span text:style-name="T98">T</text:span><text:span text:style-name="T97">AZIONE C</text:span><text:span text:style-name="T98">AT</text:span><text:span text:style-name="T97">AS</text:span><text:span text:style-name="T98">T</text:span><text:span text:style-name="T97">ALE:</text:span></text:p>
      <text:list xml:id="list192257970442861" text:continue-numbering="true" text:style-name="L8">
        <text:list-item>
          <text:p text:style-name="P130"><text:span text:style-name="T75">allega </text:span><text:span text:style-name="T73">planimetrie e visure catastali;</text:span></text:p>
        </text:list-item>
      </text:list>
      <text:p text:style-name="P120">ovvero</text:p>
      <text:list xml:id="list192256365470999" text:continue-numbering="true" text:style-name="L8">
        <text:list-item>
          <text:p text:style-name="P128"><text:span text:style-name="T75">allega</text:span><text:span text:style-name="T83"> </text:span><text:span text:style-name="T73">planimetrie</text:span><text:span text:style-name="T81"> </text:span><text:span text:style-name="T73">catastali</text:span><text:span text:style-name="T81"> </text:span><text:span text:style-name="T73">firmate</text:span><text:span text:style-name="T81"> </text:span><text:span text:style-name="T73">dal</text:span><text:span text:style-name="T81"> </text:span><text:span text:style-name="T73">tecnico</text:span><text:span text:style-name="T81"> </text:span><text:span text:style-name="T73">abilitato</text:span><text:span text:style-name="T81"> </text:span><text:span text:style-name="T73">e</text:span><text:span text:style-name="T81"> </text:span><text:span text:style-name="T73">ricevuta</text:span><text:span text:style-name="T81"> </text:span><text:span text:style-name="T73">di</text:span><text:span text:style-name="T81"> </text:span><text:span text:style-name="T73">deposito</text:span><text:span text:style-name="T81"> </text:span><text:span text:style-name="T73">della</text:span><text:span text:style-name="T81"> </text:span><text:span text:style-name="T73">richiesta</text:span><text:span text:style-name="T81"> </text:span><text:span text:style-name="T73">di</text:span><text:span text:style-name="T81"> </text:span><text:span text:style-name="T82">a</text:span><text:span text:style-name="T73">ccatastamento dell'immobile;</text:span></text:p>
        </text:list-item>
      </text:list>
      <text:p text:style-name="P51"/>
      <text:p text:style-name="P96">pertanto, visto quanto sopra, attesta che</text:p>
      <text:p text:style-name="P97">i locali dell'edificio considerato sono agibili.</text:p>
      <text:p text:style-name="P98"/>
      <text:p text:style-name="P99"><draw:g text:anchor-type="char" draw:z-index="28" draw:style-name="gr13"><draw:custom-shape draw:style-name="gr14" draw:text-style-name="P155" svg:width="8cm" svg:height="0.041cm" svg:x="0cm" svg:y="0cm"><text:p/><draw:enhanced-geometry svg:viewBox="800 322 4600 0" draw:type="non-primitive" draw:enhanced-path="M 800 322 L 5400 322 N"/></draw:custom-shape></draw:g>Luogo e data</text:p>
      <text:p text:style-name="P100"/>
      <table:table table:name="Tabella9" table:style-name="Tabella9">
        <table:table-column table:style-name="Tabella9.A"/>
        <table:table-column table:style-name="Tabella9.B"/>
        <table:table-row table:style-name="Tabella9.1">
          <table:table-cell table:style-name="Tabella9.A1" office:value-type="string">
            <text:p text:style-name="P110"/>
            <text:p text:style-name="P110"/>
            <text:p text:style-name="P110"/>
            <text:p text:style-name="P110"/>
            <text:p text:style-name="P111">(timbro)</text:p>
          </table:table-cell>
          <table:table-cell table:style-name="Tabella9.A1" office:value-type="string">
            <text:p text:style-name="P113">IL <text:span text:style-name="T90">TECNICO ABILITATO</text:span></text:p>
            <text:p text:style-name="P113"/>
            <text:p text:style-name="P113"/>
            <text:p text:style-name="P113"/>
            <text:p text:style-name="P112"><draw:g text:anchor-type="char" draw:z-index="27" draw:style-name="gr11"><draw:custom-shape draw:style-name="gr12" draw:text-style-name="P155" svg:width="8cm" svg:height="0.041cm" svg:x="0.704cm" svg:y="0.03cm"><text:p/><draw:enhanced-geometry svg:viewBox="800 322 4600 0" draw:type="non-primitive" draw:enhanced-path="M 800 322 L 5400 322 N"/></draw:custom-shape></draw:g>(firma)</text:p>
          </table:table-cell>
        </table:table-row>
      </table:table>
      <text:p text:style-name="P85"/>
      <text:p text:style-name="P86"><text:span text:style-name="T91">Egregio Signore/Gentile Signora, La informiamo che sotto firmando il presente modulo Lei acconsente anche all'utilizzo, sia su base informatica che su base cartacea, dei dati riportati sullo stesso ai fini istruttori per il rilascio del titolo edilizio ai sensi del d.lgs. </text:span><text:span text:style-name="T92">n. </text:span><text:span text:style-name="T91">196/2003 (Codice in materia di protezione dei dati personali).</text:span></text:p>
      <text:p text:style-name="P87"/>
      <table:table table:name="Tabella3" table:style-name="Tabella3">
        <table:table-column table:style-name="Tabella3.A"/>
        <table:table-row>
          <table:table-cell table:style-name="Tabella3.A1" office:value-type="string">
            <text:p text:style-name="P92"/>
            <text:p text:style-name="P94">INFORMATIVA SULLA PRIVACY (Art. 13 del D. Lgs. n. 196/2003, <text:span text:style-name="T62">Regolamento UE 2016/679 in vigore dal 24.05.2016 e pienamente dal 25.05.2018</text:span>)</text:p>
            <text:p text:style-name="P95">Ai sensi dell'art. 13 del codice in materia di protezione dei dati personali si forniscono le seguenti informazioni:</text:p>
            <text:p text:style-name="P95"><text:span text:style-name="T61">Finalità del trattamento</text:span>: i dati personali dichiarati saranno utilizzati dagli uffici nell'ambito del procedimento per il quale la presente dichiarazione viene resa.</text:p>
            <text:p text:style-name="P95"><text:span text:style-name="T61">Modalità</text:span>: il trattamento avverrà sia con strumenti cartacei sia su supporti informatici a disposizione degli uffici.</text:p>
            <text:p text:style-name="P95"><text:span text:style-name="T61">Ambito di comunicazione</text:span>: i dati verranno comunicati a terzi ai sensi della <text:s/>L. n. 241/1990, ove applicabile, e in caso di verifiche ai sensi dell'art. 71 del D.P.R. n. 445/2000.</text:p>
            <text:p text:style-name="P95"><text:span text:style-name="T61">Diritti</text:span>: il sottoscrittore può in ogni momento esercitare i diritti di accesso, rettifica, aggiornamento e integrazione dei dati ai sensi dell'art. 7 del D.Lgs. <text:s/>n. 196/2003 rivolgendo le richieste <text:span text:style-name="T62">al</text:span> Titolare <text:span text:style-name="T62">del trattamento</text:span>: __________________ <text:span text:style-name="T62">(indicare il Comune)</text:span></text:p>
            <text:p text:style-name="P93"/>
          </table:table-cell>
        </table:table-row>
      </table:table>
      <text:p text:style-name="P10"/>
      <table:table table:name="Tabella2" table:style-name="Tabella2">
        <table:table-column table:style-name="Tabella2.A"/>
        <table:table-row>
          <table:table-cell table:style-name="Tabella2.A1" office:value-type="string">
            <text:p text:style-name="P109">Si attesta che la presente<text:span text:style-name="T71"> </text:span><text:span text:style-name="T72">Certificazione di conformità</text:span>, ai sensi dell'art. 38 del D.P.R. 445/2000, è stata:</text:p>
            <text:list xml:id="list4564343345698633168" text:style-name="L9">
              <text:list-item>
                <text:p text:style-name="P150">sottoscritta dal dichiarante in presenza del dipendente addetto;</text:p>
              </text:list-item>
              <text:list-item>
                <text:p text:style-name="P150">sottoscritta e presentata unitamente a copia fotostatica non autenticata di un documento di identità del dichiarante.</text:p>
              </text:list-item>
            </text:list>
            <text:p text:style-name="P108"><text:span text:style-name="T89"><text:tab/><text:tab/><text:tab/><text:tab/><text:tab/><text:tab/>Il dipendente addetto </text:span><text:tab/><text:tab/><text:tab/><text:tab/><text:tab/></text:p>
          </table:table-cell>
        </table:table-row>
      </table:table>
      <text:p text:style-name="P47"/>
      <text:p text:style-name="P47"/>
      <table:table table:name="Tabella33" table:style-name="Tabella33">
        <table:table-column table:style-name="Tabella33.A"/>
        <table:table-row table:style-name="Tabella33.1">
          <table:table-cell table:style-name="Tabella33.A1" office:value-type="string">
            <text:p text:style-name="P19"><text:span text:style-name="T63">Quad</text:span>ro<text:span text:style-name="T63"> Riepilogativo della documentazione</text:span></text:p>
          </table:table-cell>
        </table:table-row>
      </table:table>
      <table:table table:name="Tabella1" table:style-name="Tabella1">
        <table:table-column table:style-name="Tabella1.A"/>
        <table:table-column table:style-name="Tabella1.B"/>
        <table:table-column table:style-name="Tabella1.C"/>
        <table:table-row table:style-name="Tabella1.1">
          <table:table-cell table:style-name="Tabella1.A1" table:number-columns-spanned="3" office:value-type="string">
            <text:p text:style-name="P20">DOCUMENTAZIONE ALLEGATA ALLA SEGNALAZIONE CERTIFICATA PER L’AGIBILITA’</text:p>
          </table:table-cell>
          <table:covered-table-cell/>
          <table:covered-table-cell/>
        </table:table-row>
        <table:table-row table:style-name="Tabella1.2">
          <table:table-cell table:style-name="Tabella1.A2" office:value-type="string">
            <text:p text:style-name="P31">ATTI ALLEGATI</text:p>
          </table:table-cell>
          <table:table-cell table:style-name="Tabella1.B2" office:value-type="string">
            <text:p text:style-name="P32">DENOMINAZIONE ALLEGATO</text:p>
          </table:table-cell>
          <table:table-cell table:style-name="Tabella1.C2" office:value-type="string">
            <text:p text:style-name="P31">CASI IN CUI È PREVISTO L’ALLEGATO</text:p>
          </table:table-cell>
        </table:table-row>
        <table:table-row table:style-name="Tabella1.3">
          <table:table-cell table:style-name="Tabella1.A9" office:value-type="string">
            <text:p text:style-name="P36"></text:p>
          </table:table-cell>
          <table:table-cell table:style-name="Tabella1.B3" office:value-type="string">
            <text:p text:style-name="P23">Procura/delega</text:p>
          </table:table-cell>
          <table:table-cell table:style-name="Tabella1.C3" office:value-type="string">
            <text:p text:style-name="P24">Nel caso di procura/delega a presentare la segnalazione</text:p>
          </table:table-cell>
        </table:table-row>
        <table:table-row table:style-name="Tabella1.4">
          <table:table-cell table:style-name="Tabella1.A9" office:value-type="string">
            <text:p text:style-name="P37"></text:p>
          </table:table-cell>
          <table:table-cell table:style-name="Tabella1.B4" office:value-type="string">
            <text:p text:style-name="P23">Ricevuta di versamento dei diritti di segreteria</text:p>
          </table:table-cell>
          <table:table-cell table:style-name="Tabella1.C4" office:value-type="string">
            <text:p text:style-name="P24">Sempre obbligatorio</text:p>
          </table:table-cell>
        </table:table-row>
        <table:table-row table:style-name="Tabella1.5">
          <table:table-cell table:style-name="Tabella1.A9" office:value-type="string">
            <text:p text:style-name="P37"></text:p>
          </table:table-cell>
          <table:table-cell table:style-name="Tabella1.B5" office:value-type="string">
            <text:p text:style-name="P23">Copia del documento del tecnico</text:p>
          </table:table-cell>
          <table:table-cell table:style-name="Tabella1.C5" office:value-type="string">
            <text:p text:style-name="P25">Sempre obbligatorio</text:p>
          </table:table-cell>
        </table:table-row>
        <table:table-row table:style-name="Tabella1.6">
          <table:table-cell table:style-name="Tabella1.A9" office:value-type="string">
            <text:p text:style-name="P34"/>
          </table:table-cell>
          <table:table-cell table:style-name="Tabella1.B6" table:number-columns-spanned="2" office:value-type="string">
            <text:p text:style-name="P21">DOCUMENTAZIONE RELATIVA ALL’ATTESTAZIONE DEL PROFESSIONISTA ABILITATO</text:p>
          </table:table-cell>
          <table:covered-table-cell/>
        </table:table-row>
        <table:table-row table:style-name="Tabella1.7">
          <table:table-cell table:style-name="Tabella1.A9" office:value-type="string">
            <text:p text:style-name="P37"></text:p>
          </table:table-cell>
          <table:table-cell table:style-name="Tabella1.B7" office:value-type="string">
            <text:p text:style-name="P50">Stato di rilievo</text:p>
          </table:table-cell>
          <table:table-cell table:style-name="Tabella1.C7" office:value-type="string">
            <text:p text:style-name="P29">Nel caso di edifici dichiarati legittimamente esistenti privi di progetti depositati in comune</text:p>
          </table:table-cell>
        </table:table-row>
        <table:table-row table:style-name="Tabella1.7">
          <table:table-cell table:style-name="Tabella1.A8" office:value-type="string">
            <text:p text:style-name="P37"></text:p>
          </table:table-cell>
          <table:table-cell table:style-name="Tabella1.B8" office:value-type="string">
            <text:p text:style-name="P30">Dichiarazione di conformità degli impianti o dichiarazione di rispondenza, ex art. 7 d.m. <text:s/>n. 37/2008 o documento equivalente</text:p>
          </table:table-cell>
          <table:table-cell table:style-name="Tabella1.C8" office:value-type="string">
            <text:p text:style-name="P40">La dichiarazione di conformità degli impianti, o documentazione equivalente, è presentata anche in caso l'intervento non abbia interessato gli impianti esistenti.</text:p>
          </table:table-cell>
        </table:table-row>
        <table:table-row table:style-name="Tabella1.9">
          <table:table-cell table:style-name="Tabella1.A9" office:value-type="string">
            <text:p text:style-name="P37"></text:p>
          </table:table-cell>
          <table:table-cell table:style-name="Tabella1.B9" office:value-type="string">
            <text:p text:style-name="P23">Certificato di collaudo statico o dichiarazione di idoneità statica o documento equivalente</text:p>
          </table:table-cell>
          <table:table-cell table:style-name="Tabella1.C9" office:value-type="string">
            <text:p text:style-name="P40">Il Certificato di collaudo statico o dichiarazione di idoneità statica o documento equivalente, è presentato anche in caso l'intervento non abbia interessato le strutture esistenti.</text:p>
          </table:table-cell>
        </table:table-row>
        <table:table-row table:style-name="Tabella1.10">
          <table:table-cell table:style-name="Tabella1.A11" office:value-type="string">
            <text:p text:style-name="P38"></text:p>
          </table:table-cell>
          <table:table-cell table:style-name="Tabella1.B10" office:value-type="string">
            <text:p text:style-name="P28">Norme di prevenzione incendi</text:p>
          </table:table-cell>
          <table:table-cell table:style-name="Tabella1.C10" office:value-type="string">
            <text:p text:style-name="P48"><text:span text:style-name="T70">SCIA antincendio ovvero CPI ovvero, nel caso di attività non soggette a controllo da parte dei VVF, dichiarazione che </text:span><text:span text:style-name="T45">l’immobile in parola risponde alle eventuali disposizioni normative antincendio vigenti (ad es. DM 16 maggio 1987, n. 246 – edifici civili, DM 12 aprile 1996, n. 74 – centrali termiche a gas, DM 1 febbraio 1986 – autorimesse, ecc.).</text:span></text:p>
          </table:table-cell>
        </table:table-row>
        <table:table-row table:style-name="Tabella1.10">
          <table:table-cell table:style-name="Tabella1.A11" office:value-type="string">
            <text:p text:style-name="P37"></text:p>
          </table:table-cell>
          <table:table-cell table:style-name="Tabella1.B11" office:value-type="string">
            <text:p text:style-name="P28">Documentazione catastale</text:p>
          </table:table-cell>
          <table:table-cell table:style-name="Tabella1.C11" office:value-type="string">
            <text:p text:style-name="P49">Planimetrie e visure catastali</text:p>
          </table:table-cell>
        </table:table-row>
      </table:table>
      <text:p text:style-name="P46"/>
      <text:p text:style-name="P46"/>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22"><text:span text:style-name="T60">ULTERIORE DOCUMENTAZIONE</text:span> </text:p>
          </table:table-cell>
          <table:covered-table-cell/>
          <table:covered-table-cell/>
        </table:table-row>
        <table:table-row table:style-name="Tabella4.2">
          <table:table-cell table:style-name="Tabella4.A2" office:value-type="string">
            <text:p text:style-name="P33">ATTI ALLEGATI</text:p>
          </table:table-cell>
          <table:table-cell table:style-name="Tabella4.B2" office:value-type="string">
            <text:p text:style-name="P33">DENOMINAZIONE ALLEGATO</text:p>
          </table:table-cell>
          <table:table-cell table:style-name="Tabella4.C2" office:value-type="string">
            <text:p text:style-name="P33">CASI IN CUI È PREVISTO L’ALLEGATO</text:p>
          </table:table-cell>
        </table:table-row>
        <table:table-row table:style-name="Tabella4.2">
          <table:table-cell table:style-name="Tabella4.A3" office:value-type="string">
            <text:p text:style-name="P39"></text:p>
          </table:table-cell>
          <table:table-cell table:style-name="Tabella4.B3" office:value-type="string">
            <text:p text:style-name="P26">Documentazione necessaria per l’assegnazione o aggiornamento di numerazione civica</text:p>
          </table:table-cell>
          <table:table-cell table:style-name="Tabella4.C3" office:value-type="string">
            <text:p text:style-name="P27">Qualora necessaria</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adornments="Normale" style:font-charset="x-symbol"/>
    <style:font-face style:name="Wingdings1" svg:font-family="Wingdings" style:font-adornments="Normale" style:font-charset="x-symbol"/>
    <style:font-face style:name="Wingdings" svg:font-family="Wingdings"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aragrafo_20_elenco2" style:display-name="Paragrafo elenco2" style:family="paragraph" style:parent-style-name="Standard">
      <style:paragraph-properties fo:margin-left="1.249cm" fo:margin-right="0cm" fo:margin-top="0cm" fo:margin-bottom="0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style:style style:name="Rimando_20_commento" style:display-name="Rimando commento" style:family="text" style:parent-style-name="Car._20_predefinito_20_paragrafo">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1" fo:font-size="8pt" fo:language="it" fo:country="IT" officeooo:rsid="004b9834" officeooo:paragraph-rsid="004d0a62" fo:background-color="transparent" style:font-size-asian="8pt" style:language-asian="it" style:country-asian="IT" style:font-size-complex="8pt"/>
    </style:style>
    <style:style style:name="MP2" style:family="paragraph" style:parent-style-name="Standard">
      <style:paragraph-properties fo:margin-top="0cm" fo:margin-bottom="0cm" loext:contextual-spacing="false" fo:line-height="0.353cm" fo:text-align="start" style:justify-single-word="false"/>
      <style:text-properties fo:font-size="10pt" style:font-size-asian="10pt" style:font-size-complex="10pt"/>
    </style:style>
    <style:style style:name="MP3" style:family="paragraph">
      <loext:graphic-properties draw:fill="none"/>
      <style:paragraph-properties fo:text-align="center"/>
    </style:style>
    <style:style style:name="MP4" style:family="paragraph" style:parent-style-name="Frame_20_contents">
      <style:paragraph-properties fo:margin-left="0.035cm" fo:margin-right="-0.088cm" fo:margin-top="0cm" fo:margin-bottom="0cm" loext:contextual-spacing="false" fo:line-height="0.395cm" fo:text-align="start" style:justify-single-word="false" fo:text-indent="0cm" style:auto-text-indent="false"/>
      <style:text-properties style:font-name="Arial" fo:font-size="10pt" fo:letter-spacing="normal" fo:font-weight="bold" style:font-name-asian="Arial2" style:font-size-asian="10pt" style:font-weight-asian="bold" style:font-name-complex="Arial2" style:font-size-complex="10pt" style:font-weight-complex="bold" style:text-scale="100%"/>
    </style:style>
    <style:style style:name="MT1" style:family="text">
      <style:text-properties officeooo:rsid="004e6b76"/>
    </style:style>
    <style:style style:name="MT2" style:family="text">
      <style:text-properties officeooo:rsid="004b47cf"/>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85b4a3" draw:stroke-linejoin="round" draw:fill="none" draw:textarea-horizontal-align="center" draw:textarea-vertical-align="top" fo:padding-top="0.014cm" fo:padding-bottom="0.014cm" fo:padding-left="0.014cm" fo:padding-right="0.014cm" style:run-through="background"/>
    </style:style>
    <style:page-layout style:name="Mpm1">
      <style:page-layout-properties fo:page-width="21.001cm" fo:page-height="29.7cm" style:num-format="1" style:print-orientation="portrait" fo:margin-top="0.776cm" fo:margin-bottom="1.979cm" fo:margin-left="0.847cm" fo:margin-right="0.95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938cm" fo:margin-bottom="2.328cm" fo:margin-left="0.847cm" fo:margin-right="1.023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43cm" fo:margin-left="0cm" fo:margin-right="0cm" fo:margin-bottom="0.445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82cm" fo:margin-bottom="2.328cm" fo:margin-left="0.847cm" fo:margin-right="1.023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776cm" fo:margin-bottom="2.328cm" fo:margin-left="0.847cm" fo:margin-right="1.023cm" style:writing-mode="lr-tb" style:layout-grid-color="#c0c0c0" style:layout-grid-lines="2659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10</text:span> – <text:span text:style-name="MT2">Certificato di conformità edifici esistenti.</text:span></text:p>
      </style:header>
    </style:master-page>
    <style:master-page style:name="Converted1" style:page-layout-name="Mpm2">
      <style:header>
        <text:p text:style-name="MP2"><draw:g text:anchor-type="char" draw:z-index="32" draw:style-name="Mgr1"><draw:polygon draw:style-name="Mgr2" draw:text-style-name="MP3" svg:width="18.696cm" svg:height="0.528cm" draw:transform="rotate (-3.14159265358979) translate (19.7548888888889cm 1.48227777777778cm)" svg:viewBox="0 0 18697 529" draw:points="18697,0 0,0 0,529 18697,529"><text:p/></draw:polygon></draw:g><draw:frame draw:style-name="Mfr1" draw:name="1" text:anchor-type="char" svg:x="8.371cm" svg:y="1.02cm" svg:width="4.069cm" svg:height="0.423cm" draw:z-index="0"><draw:text-box><text:p text:style-name="MP4">Comune di POMAROLO</text:p></draw:text-box></draw:frame></text:p>
      </style:header>
    </style:master-page>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6"/>
    <style:master-page style:name="Converted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Informatica di G.Sonna</meta:initial-creator>
    <dc:title>Certificato di conformita' per edifici esistenti</dc:title>
    <meta:creation-date>2016-01-04T18:52:20</meta:creation-date>
    <dc:date>2018-05-30T19:22:47.442000000</dc:date>
    <meta:editing-duration>PT3H23M13S</meta:editing-duration>
    <meta:generator>LibreOffice/5.1.5.2$Windows_x86 LibreOffice_project/7a864d8825610a8c07cfc3bc01dd4fce6a9447e5</meta:generator>
    <meta:editing-cycles>49</meta:editing-cycles>
    <meta:print-date>2018-02-27T15:45:10.699000000</meta:print-date>
    <meta:keyword>modelli per attività edilizia</meta:keyword>
    <dc:subject>versione approvata con deliberazione G.P. n. 892 del 25 maggio 2018</dc:subject>
    <meta:document-statistic meta:table-count="7" meta:image-count="0" meta:object-count="0" meta:page-count="5" meta:paragraph-count="154" meta:word-count="1765" meta:character-count="12466" meta:non-whitespace-character-count="10271"/>
    <meta:user-defined meta:name="AppVersion">12.0000</meta:user-defined>
    <meta:user-defined meta:name="Created" meta:value-type="date">2015-04-17T00:00:00</meta:user-defined>
    <meta:user-defined meta:name="DocSecurity" meta:value-type="float">0</meta:user-defined>
    <meta:user-defined meta:name="HyperlinksChanged" meta:value-type="boolean">false</meta:user-defined>
    <meta:user-defined meta:name="LastSaved" meta:value-type="date">2016-01-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